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35.14mm"/>
    </style:style>
    <style:style style:name="co4" style:family="table-column">
      <style:table-column-properties fo:break-before="auto" style:column-width="111.16mm"/>
    </style:style>
    <style:style style:name="co5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106.63mm"/>
    </style:style>
    <style:style style:name="co7" style:family="table-column">
      <style:table-column-properties fo:break-before="auto" style:column-width="14.02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181.54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100">
      <style:table-cell-properties fo:border-bottom="0.06pt solid #000000" fo:background-color="#bfbfbf" style:cell-protect="protected" style:print-content="true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" style:family="table-cell" style:parent-style-name="Excel_20_Built-in_20_Normal" style:data-style-name="N10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4" style:family="table-cell" style:parent-style-name="Default" style:data-style-name="N0"/>
    <style:style style:name="ce5" style:family="table-cell" style:parent-style-name="Excel_20_Built-in_20_Normal" style:data-style-name="N100">
      <style:table-cell-properties fo:background-color="#bfbfb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" style:family="table-cell" style:parent-style-name="Excel_20_Built-in_20_Normal" style:data-style-name="N100">
      <style:table-cell-properties fo:border-bottom="0.06pt solid #000000" style:cell-protect="protected" style:print-content="true" fo:background-color="transparent" fo:border-left="2.01pt solid #000000" fo:border-right="2.01pt solid #000000" fo:border-top="2.01pt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100">
      <style:table-cell-properties fo:border-bottom="0.06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1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9" style:family="table-cell" style:parent-style-name="Excel_20_Built-in_20_Normal" style:data-style-name="N1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10" style:family="table-cell" style:parent-style-name="Excel_20_Built-in_20_Normal" style:data-style-name="N100">
      <style:table-cell-properties fo:border-bottom="2.01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Excel_20_Built-in_20_Normal" style:data-style-name="N0">
      <style:table-cell-properties fo:border-bottom="2.01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14" style:family="table-cell" style:parent-style-name="Excel_20_Built-in_20_Normal" style:data-style-name="N10000">
      <style:table-cell-properties fo:border-bottom="2.01pt solid #000000" fo:background-color="#bfbfb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2.01pt solid #000000" style:vertical-align="automatic"/>
      <style:text-properties style:font-name="Calibri" style:font-name-asian="Calibri1" style:font-name-complex="Calibri1"/>
    </style:style>
    <style:style style:name="ce1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Calibri" style:font-name-asian="Calibri1" style:font-name-complex="Calibri1"/>
    </style:style>
    <style:style style:name="ce1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18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style:font-name-asian="Calibri1" style:font-name-complex="Calibri1"/>
    </style:style>
    <style:style style:name="ce19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20" style:family="table-cell" style:parent-style-name="Excel_20_Built-in_20_Normal" style:data-style-name="N10000">
      <style:table-cell-properties fo:border-bottom="2.01pt solid #000000" style:cell-protect="protected" style:print-content="true" fo:background-color="transparent" fo:border-left="none" fo:border-right="none" fo:border-top="0.06pt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10000">
      <style:table-cell-properties fo:background-color="#bfbfb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2.01pt solid #000000" fo:border-right="2.01pt solid #000000" fo:border-top="2.01pt solid #000000" style:vertical-align="automatic"/>
      <style:text-properties style:font-name="Calibri" style:font-name-asian="Calibri1" style:font-name-complex="Calibri1"/>
    </style:style>
    <style:style style:name="ce23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start" fo:margin-left="0mm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25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26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27" style:family="table-cell" style:parent-style-name="Excel_20_Built-in_20_Normal" style:data-style-name="N10000">
      <style:table-cell-properties fo:border-bottom="2.01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28" style:family="table-cell" style:parent-style-name="Excel_20_Built-in_20_Normal" style:data-style-name="N10036">
      <style:table-cell-properties fo:background-color="#bfbfb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36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0" style:family="table-cell" style:parent-style-name="Excel_20_Built-in_20_Normal" style:data-style-name="N10036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fo:font-weight="normal" style:font-name-asian="Calibri1" style:font-weight-asian="normal" style:font-name-complex="Calibri1" style:font-weight-complex="normal"/>
    </style:style>
    <style:style style:name="ce31" style:family="table-cell" style:parent-style-name="Excel_20_Built-in_20_Normal" style:data-style-name="N10036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2" style:family="table-cell" style:parent-style-name="Excel_20_Built-in_20_Normal" style:data-style-name="N10036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fo:font-weight="normal" style:font-name-asian="Calibri1" style:font-weight-asian="normal" style:font-name-complex="Calibri1" style:font-weight-complex="normal"/>
    </style:style>
    <style:style style:name="ce33" style:family="table-cell" style:parent-style-name="Excel_20_Built-in_20_Normal" style:data-style-name="N10036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4" style:family="table-cell" style:parent-style-name="Excel_20_Built-in_20_Normal" style:data-style-name="N10036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35" style:family="table-cell" style:parent-style-name="Excel_20_Built-in_20_Normal" style:data-style-name="N10000">
      <style:table-cell-properties fo:border-bottom="2.01pt solid #000000" fo:background-color="#bfbfbf" style:cell-protect="protected" style:print-content="true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2.01pt solid #000000" fo:border-top="2.01pt solid #000000" style:vertical-align="automatic"/>
      <style:text-properties style:font-name="Calibri" style:font-name-asian="Calibri1" style:font-name-complex="Calibri1"/>
    </style:style>
    <style:style style:name="ce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39" style:family="table-cell" style:parent-style-name="Excel_20_Built-in_20_Normal" style:data-style-name="N10000">
      <style:table-cell-properties fo:border-bottom="2.01pt solid #000000" style:cell-protect="protected" style:print-content="true" fo:background-color="transparent" fo:border-left="none" fo:border-right="2.01pt solid #000000" fo:border-top="0.06pt solid #000000" style:vertical-align="automatic"/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r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37" table:default-cell-style-name="ce4"/>
        <table:table-column table:style-name="co12" table:number-columns-repeated="766" table:default-cell-style-name="ce4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eq.</text:p>
          </table:table-cell>
          <table:table-cell table:style-name="ce5" office:value-type="string" calcext:value-type="string">
            <text:p>Protocolo ATI</text:p>
          </table:table-cell>
          <table:table-cell table:style-name="ce1" office:value-type="string" calcext:value-type="string">
            <text:p>CNPJ/CPF</text:p>
          </table:table-cell>
          <table:table-cell table:style-name="ce14" office:value-type="string" calcext:value-type="string">
            <text:p>Órgão</text:p>
          </table:table-cell>
          <table:table-cell table:style-name="ce1" office:value-type="string" calcext:value-type="string">
            <text:p>CNPJ/CPF</text:p>
          </table:table-cell>
          <table:table-cell table:style-name="ce21" office:value-type="string" calcext:value-type="string">
            <text:p>Titular</text:p>
          </table:table-cell>
          <table:table-cell table:style-name="ce21" office:value-type="string" calcext:value-type="string">
            <text:p>INFRA</text:p>
          </table:table-cell>
          <table:table-cell table:style-name="ce28" office:value-type="string" calcext:value-type="string">
            <text:p>Aprovação</text:p>
          </table:table-cell>
          <table:table-cell table:style-name="ce35" office:value-type="string" calcext:value-type="string">
            <text:p>Situação</text:p>
          </table:table-cell>
          <table:table-cell table:style-name="ce21" office:value-type="string" calcext:value-type="string">
            <text:p>Obs.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I.GAB.DGE.N.061/2011</text:p>
          </table:table-cell>
          <table:table-cell table:style-name="ce12"/>
          <table:table-cell table:style-name="ce15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22" office:value-type="string" calcext:value-type="string">
            <text:p>AGENCIA DE TECNOLOGIA DA INFORMACAO DO ESTADO DO PIAUI</text:p>
          </table:table-cell>
          <table:table-cell table:style-name="ce22" office:value-type="string" calcext:value-type="string">
            <text:p>PJ-A3</text:p>
          </table:table-cell>
          <table:table-cell table:style-name="ce29" office:value-type="date" office:date-value="2011-12-02" calcext:value-type="date">
            <text:p>02/12/2011</text:p>
          </table:table-cell>
          <table:table-cell table:style-name="ce36" office:value-type="string" calcext:value-type="string">
            <text:p>ARQUIVADO EM PDF</text:p>
          </table:table-cell>
          <table:table-cell table:style-name="ce22" office:value-type="string" calcext:value-type="string">
            <text:p>DEFERIDO – 01/01 (DIRETOR GERAL DECLINOU DO E-CPF A3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AA.117.1.001222/11-04</text:p>
          </table:table-cell>
          <table:table-cell table:style-name="ce12"/>
          <table:table-cell table:style-name="ce16" office:value-type="string" calcext:value-type="string">
            <text:p>GAMIL – GABINETE MILITAR</text:p>
          </table:table-cell>
          <table:table-cell table:style-name="ce12"/>
          <table:table-cell table:style-name="ce17" office:value-type="string" calcext:value-type="string">
            <text:p>EDSON MENESES DE CARVA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05" calcext:value-type="date">
            <text:p>0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EMITIDO E-CPF A3 E NAO E-CNPJ A3 POIS A AC RFB NAO EMITE E-CNPJ PARA FILIA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I-DUAF/CGP N003/2011</text:p>
          </table:table-cell>
          <table:table-cell table:style-name="ce12"/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17" office:value-type="string" calcext:value-type="string">
            <text:p>MARIA DO ROSARIO DA SILVA CHAV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05" calcext:value-type="date">
            <text:p>0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AA.117.1.000732/12-09</text:p>
          </table:table-cell>
          <table:table-cell table:style-name="ce12"/>
          <table:table-cell table:style-name="ce16" office:value-type="string" calcext:value-type="string">
            <text:p>KARNAK – PALACIO DE KARNAK</text:p>
          </table:table-cell>
          <table:table-cell table:style-name="ce12"/>
          <table:table-cell table:style-name="ce17" office:value-type="string" calcext:value-type="string">
            <text:p>GOVERN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1-12-09" calcext:value-type="date">
            <text:p>09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A.117.1.001263/11-13</text:p>
          </table:table-cell>
          <table:table-cell table:style-name="ce12"/>
          <table:table-cell table:style-name="ce16" office:value-type="string" calcext:value-type="string">
            <text:p>SESAPI – SECRETARIA DE ESTADO DA SAUDE DO PIAUI</text:p>
          </table:table-cell>
          <table:table-cell table:style-name="ce12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1-12-15" calcext:value-type="date">
            <text:p>1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AA.117.1.001263/11-13</text:p>
          </table:table-cell>
          <table:table-cell table:style-name="ce12"/>
          <table:table-cell table:style-name="ce16" office:value-type="string" calcext:value-type="string">
            <text:p>FUNSAUDE - FUNDO DE SAUDE DO ESTADO DO PIAUI</text:p>
          </table:table-cell>
          <table:table-cell table:style-name="ce12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1-12-15" calcext:value-type="date">
            <text:p>1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A.117.1.001263/11-13</text:p>
          </table:table-cell>
          <table:table-cell table:style-name="ce12"/>
          <table:table-cell table:style-name="ce16" office:value-type="string" calcext:value-type="string">
            <text:p>SESAPI – SECRETARIA DE ESTADO DA SAUDE DO PIAUI</text:p>
          </table:table-cell>
          <table:table-cell table:style-name="ce12"/>
          <table:table-cell table:style-name="ce23" office:value-type="string" calcext:value-type="string">
            <text:p>MARIA SOLANDES BRITO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16" calcext:value-type="date">
            <text:p>16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AA.117.1.001263/11-13</text:p>
          </table:table-cell>
          <table:table-cell table:style-name="ce12"/>
          <table:table-cell table:style-name="ce16" office:value-type="string" calcext:value-type="string">
            <text:p>SESAPI – SECRETARIA DE ESTADO DA SAUDE DO PIAUI</text:p>
          </table:table-cell>
          <table:table-cell table:style-name="ce12"/>
          <table:table-cell table:style-name="ce17" office:value-type="string" calcext:value-type="string">
            <text:p>KATIANE LEAL ALENCA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0" calcext:value-type="date">
            <text:p>20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0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AA.117.1.001198/11-79</text:p>
          </table:table-cell>
          <table:table-cell table:style-name="ce12"/>
          <table:table-cell table:style-name="ce16" office:value-type="string" calcext:value-type="string">
            <text:p>IDTNP – INSTITUTO DE DOENCAS TROPICAIS NATAN PORTELA</text:p>
          </table:table-cell>
          <table:table-cell table:style-name="ce12"/>
          <table:table-cell table:style-name="ce17" office:value-type="string" calcext:value-type="string">
            <text:p>MARCELO CHAVES DE MIRAND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0" calcext:value-type="date">
            <text:p>20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EMITIDO E-CPF A3 E NAO E-CNPJ A3 POIS A AC RFB NAO EMITE E-CNPJ PARA FILIA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AA.117.1.001203/11-19</text:p>
          </table:table-cell>
          <table:table-cell table:style-name="ce12"/>
          <table:table-cell table:style-name="ce16" office:value-type="string" calcext:value-type="string">
            <text:p>COJUV – COORDENADORIA DA JUVENTUDE DO ESTADO DO PIAUI</text:p>
          </table:table-cell>
          <table:table-cell table:style-name="ce12"/>
          <table:table-cell table:style-name="ce17" office:value-type="string" calcext:value-type="string">
            <text:p>COORDENADORIA DA JUVENT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1-12-21" calcext:value-type="date">
            <text:p>21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AA.117.1.001163/11-28</text:p>
          </table:table-cell>
          <table:table-cell table:style-name="ce12"/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12"/>
          <table:table-cell table:style-name="ce17" office:value-type="string" calcext:value-type="string">
            <text:p>IANA PEREIR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1" calcext:value-type="date">
            <text:p>21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A.117.1.001185/11-41</text:p>
          </table:table-cell>
          <table:table-cell table:style-name="ce12"/>
          <table:table-cell table:style-name="ce16" office:value-type="string" calcext:value-type="string">
            <text:p>SEAD – SECRETARIA DE ESTADO DA ADMINISTRACAO DO PIAUI</text:p>
          </table:table-cell>
          <table:table-cell table:style-name="ce12"/>
          <table:table-cell table:style-name="ce17" office:value-type="string" calcext:value-type="string">
            <text:p>ELISA DEUSIRENE MESSIAS DA COST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6" calcext:value-type="date">
            <text:p>26/12/2011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 PARCIALMENTE – 01/03 (03/03 – A AC RFB NAO EMITE E-CNPJ PARA FILIAL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AA.117.1.001308/11-58</text:p>
          </table:table-cell>
          <table:table-cell table:style-name="ce12"/>
          <table:table-cell table:style-name="ce16" office:value-type="string" calcext:value-type="string">
            <text:p>CCOM – COORDENADORIA DE COMUNICAÇÃO SOCIAL</text:p>
          </table:table-cell>
          <table:table-cell table:style-name="ce12"/>
          <table:table-cell table:style-name="ce17" office:value-type="string" calcext:value-type="string">
            <text:p>ROSANA MARIA PEREIR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6" calcext:value-type="date">
            <text:p>26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AA.117.1.001307/11-45</text:p>
          </table:table-cell>
          <table:table-cell table:style-name="ce12"/>
          <table:table-cell table:style-name="ce16" office:value-type="string" calcext:value-type="string">
            <text:p>ADAPI – AGENCIA DE DEFESA AGROPECUARIA DO PIAUI</text:p>
          </table:table-cell>
          <table:table-cell table:style-name="ce12"/>
          <table:table-cell table:style-name="ce17" office:value-type="string" calcext:value-type="string">
            <text:p>JOSENILDA FERNANDES DE 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7" calcext:value-type="date">
            <text:p>27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A.117.1.001307/11-45</text:p>
          </table:table-cell>
          <table:table-cell table:style-name="ce12"/>
          <table:table-cell table:style-name="ce16" office:value-type="string" calcext:value-type="string">
            <text:p>ADAPI – AGENCIA DE DEFESA AGROPECUARIA DO PIAUI</text:p>
          </table:table-cell>
          <table:table-cell table:style-name="ce12"/>
          <table:table-cell table:style-name="ce17" office:value-type="string" calcext:value-type="string">
            <text:p>TERESA DALVA MONTEIRO BEZERRA ULISS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1-12-28" calcext:value-type="date">
            <text:p>28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AA.117.1.001120/11-06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RAIMUNDO NONATO DA SILVA ROCHA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05" calcext:value-type="date">
            <text:p>05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AA.117.1.001177/11-68</text:p>
          </table:table-cell>
          <table:table-cell table:style-name="ce12"/>
          <table:table-cell table:style-name="ce16" office:value-type="string" calcext:value-type="string">
            <text:p>DER – DEPARTAMENTO DE ESTRADAS DE RODAGEM DO PIAUI</text:p>
          </table:table-cell>
          <table:table-cell table:style-name="ce12"/>
          <table:table-cell table:style-name="ce17" office:value-type="string" calcext:value-type="string">
            <text:p>ANA LUCIA LUCAS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11" calcext:value-type="date">
            <text:p>11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A.117.1.001316/11-31</text:p>
          </table:table-cell>
          <table:table-cell table:style-name="ce12"/>
          <table:table-cell table:style-name="ce16" office:value-type="string" calcext:value-type="string">
            <text:p>VG – VICE-GOVERNADORIA DO ESTADO DO PIAUI</text:p>
          </table:table-cell>
          <table:table-cell table:style-name="ce12"/>
          <table:table-cell table:style-name="ce17" office:value-type="string" calcext:value-type="string">
            <text:p>ANA PAULA DE SOUS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10" calcext:value-type="date">
            <text:p>10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PARCIALMENTE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AA.117.1.001140/11-04</text:p>
          </table:table-cell>
          <table:table-cell table:style-name="ce12"/>
          <table:table-cell table:style-name="ce16" office:value-type="string" calcext:value-type="string">
            <text:p>SETRE – SECRETARIA DO TRABALHO E EMPREENDEDORISMO</text:p>
          </table:table-cell>
          <table:table-cell table:style-name="ce12"/>
          <table:table-cell table:style-name="ce17" office:value-type="string" calcext:value-type="string">
            <text:p>JOSE EMELSON FEITOS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10" calcext:value-type="date">
            <text:p>10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AA.117.1.001128/11-75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FUNDACAO UNIVERSIDADE ESTADUAL DO PIAUI FUESP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1-05" calcext:value-type="date">
            <text:p>05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AA.117.1.001228/11-60</text:p>
          </table:table-cell>
          <table:table-cell table:style-name="ce12"/>
          <table:table-cell table:style-name="ce16" office:value-type="string" calcext:value-type="string">
            <text:p>CEPRO – FUNDACAO CENTRO DE PESQUISAS ECONOMICAS E SOCIAIS DO ESTADO DO PIAUI</text:p>
          </table:table-cell>
          <table:table-cell table:style-name="ce12"/>
          <table:table-cell table:style-name="ce17" office:value-type="string" calcext:value-type="string">
            <text:p>FUNDACAO CENTRO DE PESQUISAS ECONOMICAS E SOCIAIS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1-12" calcext:value-type="date">
            <text:p>12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AA.117.1.001305/11-20</text:p>
          </table:table-cell>
          <table:table-cell table:style-name="ce12"/>
          <table:table-cell table:style-name="ce16" office:value-type="string" calcext:value-type="string">
            <text:p>SETRE – SECRETARIA DO TRABALHO E EMPREENDEDORISMO</text:p>
          </table:table-cell>
          <table:table-cell table:style-name="ce12"/>
          <table:table-cell table:style-name="ce17" office:value-type="string" calcext:value-type="string">
            <text:p>SECRETARIA DO TRABALHO E EMPREENDEDORISMO SETRE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1-16" calcext:value-type="date">
            <text:p>16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AA.117.1.001177/11-68</text:p>
          </table:table-cell>
          <table:table-cell table:style-name="ce12"/>
          <table:table-cell table:style-name="ce16" office:value-type="string" calcext:value-type="string">
            <text:p>DER – DEPARTAMENTO DE ESTRADAS DE RODAGEM DO PIAUI</text:p>
          </table:table-cell>
          <table:table-cell table:style-name="ce12"/>
          <table:table-cell table:style-name="ce17" office:value-type="string" calcext:value-type="string">
            <text:p>DEPARTAMENTO DE ESTRADAS DE RODAGEM DO PAI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1-17" calcext:value-type="date">
            <text:p>17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AA.117.1.001359/11-66</text:p>
          </table:table-cell>
          <table:table-cell table:style-name="ce12"/>
          <table:table-cell table:style-name="ce16" office:value-type="string" calcext:value-type="string">
            <text:p>CCOM – COORDENADORIA DE COMUNICACAO SOCIAL</text:p>
          </table:table-cell>
          <table:table-cell table:style-name="ce12"/>
          <table:table-cell table:style-name="ce24" office:value-type="string" calcext:value-type="string">
            <text:p>XXXXXXXXXXXXXXXXXXXXXXXXXXXXXXXXXXXXXXXXXXXXXXXXXX</text:p>
          </table:table-cell>
          <table:table-cell table:style-name="ce24" office:value-type="string" calcext:value-type="string">
            <text:p>XXXXXX</text:p>
          </table:table-cell>
          <table:table-cell table:style-name="ce30" office:value-type="string" calcext:value-type="string">
            <text:p>XXXXXXXXX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ARQUIVADO PELA DIRETORIA EM 20/12/201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AA.117.1.000034/12-96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LUIZ ANTONIO BAPTISTA DA COSTA LEITE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17" calcext:value-type="date">
            <text:p>17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AA.117.1.001307/11-45</text:p>
          </table:table-cell>
          <table:table-cell table:style-name="ce12"/>
          <table:table-cell table:style-name="ce16" office:value-type="string" calcext:value-type="string">
            <text:p>ADAPI – AGENCIA DE DEFESA AGROPECUARIA DO PIAUI</text:p>
          </table:table-cell>
          <table:table-cell table:style-name="ce12"/>
          <table:table-cell table:style-name="ce17" office:value-type="string" calcext:value-type="string">
            <text:p>AGENCIA DE DEFESA AGROPECUARIA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1-18" calcext:value-type="date">
            <text:p>18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AA.117.1.001309/11-60</text:p>
          </table:table-cell>
          <table:table-cell table:style-name="ce12"/>
          <table:table-cell table:style-name="ce16" office:value-type="string" calcext:value-type="string">
            <text:p>SETRANS – SECRETARIA DE ESTADO DOS TRANSPORTES</text:p>
          </table:table-cell>
          <table:table-cell table:style-name="ce12"/>
          <table:table-cell table:style-name="ce17" office:value-type="string" calcext:value-type="string">
            <text:p>FRANCISCO ALVES DA COST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23" calcext:value-type="date">
            <text:p>23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AA.117.1.000046/12-00</text:p>
          </table:table-cell>
          <table:table-cell table:style-name="ce12"/>
          <table:table-cell table:style-name="ce16" office:value-type="string" calcext:value-type="string">
            <text:p>SETUR – SECRETARIA DO TURISMO DO ESTADO DO PIAUI</text:p>
          </table:table-cell>
          <table:table-cell table:style-name="ce12"/>
          <table:table-cell table:style-name="ce17" office:value-type="string" calcext:value-type="string">
            <text:p>CARLOS HELDER MENESES MONTEIR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1-24" calcext:value-type="date">
            <text:p>24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AA.117.1.000128/12-13</text:p>
          </table:table-cell>
          <table:table-cell table:style-name="ce12"/>
          <table:table-cell table:style-name="ce16" office:value-type="string" calcext:value-type="string">
            <text:p>FUNDACAO ANTARES – FUNDAÇÃO RADIO E TELEVISÃO EDUCATIVA DO PIAUI</text:p>
          </table:table-cell>
          <table:table-cell table:style-name="ce12"/>
          <table:table-cell table:style-name="ce17" office:value-type="string" calcext:value-type="string">
            <text:p>FUNDACAO RADIO E TELEVISAO EDUCATIVA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1-31" calcext:value-type="date">
            <text:p>31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– APENAS A PESSOA JURÍDICA COMPARECEU, OFÍCIO DEVOLVIDO.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AA.117.1.001220/11-99</text:p>
          </table:table-cell>
          <table:table-cell table:style-name="ce12"/>
          <table:table-cell table:style-name="ce16" office:value-type="string" calcext:value-type="string">
            <text:p>SEDUC – SECRETARIA DE ESTADO DA EDUCAÇÃO</text:p>
          </table:table-cell>
          <table:table-cell table:style-name="ce12"/>
          <table:table-cell table:style-name="ce17" office:value-type="string" calcext:value-type="string">
            <text:p>JOSE MARIA ALVES DOS REI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06" calcext:value-type="date">
            <text:p>0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AA.117.1.000155/12-92</text:p>
          </table:table-cell>
          <table:table-cell table:style-name="ce12"/>
          <table:table-cell table:style-name="ce16" office:value-type="string" calcext:value-type="string">
            <text:p>FUNDACAO ANTARES – FUNDACAO RADIO E TELEVISAO EDUCATIVA DO PIAUI</text:p>
          </table:table-cell>
          <table:table-cell table:style-name="ce12"/>
          <table:table-cell table:style-name="ce17" office:value-type="string" calcext:value-type="string">
            <text:p>JOSE EUDES DE OLIVEIRA PER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07" calcext:value-type="date">
            <text:p>0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CI-DUAF/CGP Nº001/2012</text:p>
          </table:table-cell>
          <table:table-cell table:style-name="ce12"/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17" office:value-type="string" calcext:value-type="string">
            <text:p>ANA MARIA RIBEIRO DA ROCH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08" calcext:value-type="date">
            <text:p>08/02/2012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AA.117.1.000202/12-54</text:p>
          </table:table-cell>
          <table:table-cell table:style-name="ce12"/>
          <table:table-cell table:style-name="ce16" office:value-type="string" calcext:value-type="string">
            <text:p>SASC – SECRETARIA DE ASSISTENCIA SOCIAL E CIDADANIA</text:p>
          </table:table-cell>
          <table:table-cell table:style-name="ce12"/>
          <table:table-cell table:style-name="ce17" office:value-type="string" calcext:value-type="string">
            <text:p>SECRETARIA DA ASSISTENCIA SOCIAL E CIDADANI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24" calcext:value-type="date">
            <text:p>2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AA.117.1.001379/11-64</text:p>
          </table:table-cell>
          <table:table-cell table:style-name="ce12"/>
          <table:table-cell table:style-name="ce16" office:value-type="string" calcext:value-type="string">
            <text:p>SASC – SECRETARIA DE ASSISTENCIA SOCIAL E CIDADANIA</text:p>
          </table:table-cell>
          <table:table-cell table:style-name="ce12"/>
          <table:table-cell table:style-name="ce17" office:value-type="string" calcext:value-type="string">
            <text:p>FUNDO ESTADUAL DE ASSISTENCIA SOCIA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24" calcext:value-type="date">
            <text:p>2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AA.117.1.001309/11-60</text:p>
          </table:table-cell>
          <table:table-cell table:style-name="ce12"/>
          <table:table-cell table:style-name="ce16" office:value-type="string" calcext:value-type="string">
            <text:p>SETRANS – SECRETARIA DE ESTADO DOS TRANSPORTES</text:p>
          </table:table-cell>
          <table:table-cell table:style-name="ce12"/>
          <table:table-cell table:style-name="ce17" office:value-type="string" calcext:value-type="string">
            <text:p>SECRETARIA ESTADUAL DE TRANSPORTE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14" calcext:value-type="date">
            <text:p>1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AA.117.1.001145/11-45</text:p>
          </table:table-cell>
          <table:table-cell table:style-name="ce12"/>
          <table:table-cell table:style-name="ce16" office:value-type="string" calcext:value-type="string">
            <text:p>JUCEPI – JUNTA COMERCIAL DO ESTADO</text:p>
          </table:table-cell>
          <table:table-cell table:style-name="ce12"/>
          <table:table-cell table:style-name="ce17" office:value-type="string" calcext:value-type="string">
            <text:p>JUNTA COMERCIAL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14" calcext:value-type="date">
            <text:p>1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AA.117.1.000046/12-00</text:p>
          </table:table-cell>
          <table:table-cell table:style-name="ce12"/>
          <table:table-cell table:style-name="ce16" office:value-type="string" calcext:value-type="string">
            <text:p>SETUR – SECRETARIA DO TURISMO DO ESTADO DO PIAUI</text:p>
          </table:table-cell>
          <table:table-cell table:style-name="ce12"/>
          <table:table-cell table:style-name="ce17" office:value-type="string" calcext:value-type="string">
            <text:p>SECRETARIA DO TURISM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AA.117.1.001374/11-10</text:p>
          </table:table-cell>
          <table:table-cell table:style-name="ce12"/>
          <table:table-cell table:style-name="ce16" office:value-type="string" calcext:value-type="string">
            <text:p>SDR – SECRETARIA DO DESENVOLVIMENTO RURAL</text:p>
          </table:table-cell>
          <table:table-cell table:style-name="ce12"/>
          <table:table-cell table:style-name="ce17" office:value-type="string" calcext:value-type="string">
            <text:p>JOSE DE ARAUJO VERA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AA.117.1.000068/12-24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CELESTINO DA FONSECA MIRAND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4" calcext:value-type="date">
            <text:p>1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IRIDO PARCIALMENTE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AA.117.1.001374/11-10</text:p>
          </table:table-cell>
          <table:table-cell table:style-name="ce12"/>
          <table:table-cell table:style-name="ce16" office:value-type="string" calcext:value-type="string">
            <text:p>SDR – SECRETARIA DO DESENVOLVIMENTO RURAL</text:p>
          </table:table-cell>
          <table:table-cell table:style-name="ce12"/>
          <table:table-cell table:style-name="ce17" office:value-type="string" calcext:value-type="string">
            <text:p>JOAO BATISTA DA SILV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CI-CGP Nº004/212</text:p>
          </table:table-cell>
          <table:table-cell table:style-name="ce12"/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17" office:value-type="string" calcext:value-type="string">
            <text:p>ANA MARIA RIBEIRO DA ROCH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AA.117.1.001374/11-10</text:p>
          </table:table-cell>
          <table:table-cell table:style-name="ce12"/>
          <table:table-cell table:style-name="ce16" office:value-type="string" calcext:value-type="string">
            <text:p>SDR – SECRETARIA DO DESENVOLVIMENTO RURAL</text:p>
          </table:table-cell>
          <table:table-cell table:style-name="ce12"/>
          <table:table-cell table:style-name="ce17" office:value-type="string" calcext:value-type="string">
            <text:p>SECRETARIA DO DESENVOLVIMENTO RURA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16" calcext:value-type="date">
            <text:p>1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SOLICITADA REVOGACAO VIA OFÍCIO Nº15.101-810/2014-GS DA SDR DE 29/05/201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AA.117.1.000138/12-12</text:p>
          </table:table-cell>
          <table:table-cell table:style-name="ce12"/>
          <table:table-cell table:style-name="ce16" office:value-type="string" calcext:value-type="string">
            <text:p>HEMOPI – CENTRO DE HEMATOLOGIA E HEMOTERAPIA DO PIAUI</text:p>
          </table:table-cell>
          <table:table-cell table:style-name="ce12"/>
          <table:table-cell table:style-name="ce17" office:value-type="string" calcext:value-type="string">
            <text:p>JOSINO MARQU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6" calcext:value-type="date">
            <text:p>1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AA.117.1.001319/11-60</text:p>
          </table:table-cell>
          <table:table-cell table:style-name="ce12"/>
          <table:table-cell table:style-name="ce16" office:value-type="string" calcext:value-type="string">
            <text:p>DEFESA CIVIL – SECRETARIA DE ESTADO DA DEFESA CIVIL</text:p>
          </table:table-cell>
          <table:table-cell table:style-name="ce12"/>
          <table:table-cell table:style-name="ce17" office:value-type="string" calcext:value-type="string">
            <text:p>SECRETARIA ESTADUAL DE DEFESA CIVI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16" calcext:value-type="date">
            <text:p>1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PESSOA FISICA NAO COMPARECEU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AA.117.1.001356/11-38</text:p>
          </table:table-cell>
          <table:table-cell table:style-name="ce12"/>
          <table:table-cell table:style-name="ce16" office:value-type="string" calcext:value-type="string">
            <text:p>ADH – AGENCIA DE DESENVOLVIMENTO HABITACIONAL DO PIAUI</text:p>
          </table:table-cell>
          <table:table-cell table:style-name="ce12"/>
          <table:table-cell table:style-name="ce17" office:value-type="string" calcext:value-type="string">
            <text:p>FRANCISCO ALVARENG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7" calcext:value-type="date">
            <text:p>1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AA.117.1.000138/12-12</text:p>
          </table:table-cell>
          <table:table-cell table:style-name="ce12"/>
          <table:table-cell table:style-name="ce16" office:value-type="string" calcext:value-type="string">
            <text:p>HEMOPI – CENTRO DE HEMATOLOGIA E HEMOTERAPIA DO PAIUI</text:p>
          </table:table-cell>
          <table:table-cell table:style-name="ce12"/>
          <table:table-cell table:style-name="ce17" office:value-type="string" calcext:value-type="string">
            <text:p>ANDREA FERNANDA ARAUJO TORRES BARR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17" calcext:value-type="date">
            <text:p>1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AA.117.1.000260/12-33</text:p>
          </table:table-cell>
          <table:table-cell table:style-name="ce12"/>
          <table:table-cell table:style-name="ce16" office:value-type="string" calcext:value-type="string">
            <text:p>DIRETORIA REGIONAL DE SAÚDE DE PARNAÍBA</text:p>
          </table:table-cell>
          <table:table-cell table:style-name="ce12"/>
          <table:table-cell table:style-name="ce17" office:value-type="string" calcext:value-type="string">
            <text:p>VALTER FERREIRA FORT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25" calcext:value-type="date">
            <text:p>2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AA.117.1.000247/12-07</text:p>
          </table:table-cell>
          <table:table-cell table:style-name="ce12"/>
          <table:table-cell table:style-name="ce16" office:value-type="string" calcext:value-type="string">
            <text:p>LACEN – LABORATORIO CENTRAL DE SAUDE PUBLICA</text:p>
          </table:table-cell>
          <table:table-cell table:style-name="ce12"/>
          <table:table-cell table:style-name="ce17" office:value-type="string" calcext:value-type="string">
            <text:p>JOSE ALVES DA SILV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 (EMITIDO E-CPF A3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AA.117.1.000179/12-21</text:p>
          </table:table-cell>
          <table:table-cell table:style-name="ce12"/>
          <table:table-cell table:style-name="ce16" office:value-type="string" calcext:value-type="string">
            <text:p>FUNDAC – FUNDACAO CULTURAL DO PIAUI</text:p>
          </table:table-cell>
          <table:table-cell table:style-name="ce12"/>
          <table:table-cell table:style-name="ce17" office:value-type="string" calcext:value-type="string">
            <text:p>FUNDACAO CULTURAL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4 (A SRA. MALENILDES LIMA DA SILVA NAO COMPARECEU P\ EMISSAO DO E-CPF A3 – 04/04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AA.117.1.001241/11-02</text:p>
          </table:table-cell>
          <table:table-cell table:style-name="ce12"/>
          <table:table-cell table:style-name="ce16" office:value-type="string" calcext:value-type="string">
            <text:p>SEDET – SECRETARIA DO DESENVOLVIMENTO ECONOMICO E TECNOLOGICO</text:p>
          </table:table-cell>
          <table:table-cell table:style-name="ce12"/>
          <table:table-cell table:style-name="ce17" office:value-type="string" calcext:value-type="string">
            <text:p>SECRETARIA DO DESENVOLVIMENTO ECONOMICO E TECNOLOGIC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AA.117.1.000179/12-21</text:p>
          </table:table-cell>
          <table:table-cell table:style-name="ce12"/>
          <table:table-cell table:style-name="ce16" office:value-type="string" calcext:value-type="string">
            <text:p>FUNDAC – FUNDACAO CULTURAL DO PIAUI</text:p>
          </table:table-cell>
          <table:table-cell table:style-name="ce12"/>
          <table:table-cell table:style-name="ce17" office:value-type="string" calcext:value-type="string">
            <text:p>CHYARELLA MAARA LEMOS TORR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AA.117.1.000179/12-21</text:p>
          </table:table-cell>
          <table:table-cell table:style-name="ce12"/>
          <table:table-cell table:style-name="ce16" office:value-type="string" calcext:value-type="string">
            <text:p>FUNDAC – FUNDACAO CULTURAL DO PIAUI</text:p>
          </table:table-cell>
          <table:table-cell table:style-name="ce12"/>
          <table:table-cell table:style-name="ce17" office:value-type="string" calcext:value-type="string">
            <text:p>ADSANDRO DE SOUSA CAMP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4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AA.117.1.001185/11-41</text:p>
          </table:table-cell>
          <table:table-cell table:style-name="ce12"/>
          <table:table-cell table:style-name="ce16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17" office:value-type="string" calcext:value-type="string">
            <text:p>IVAN DA SILVA BARBO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 PARCIALMENTE – 02/03 (03/03 – A AC RFB NAO EMITE E-CNPJ PARA FILIAL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AA.117.1.000277/12-04</text:p>
          </table:table-cell>
          <table:table-cell table:style-name="ce12"/>
          <table:table-cell table:style-name="ce16" office:value-type="string" calcext:value-type="string">
            <text:p>MDER – MATERNIDADE DONA EVANGELINA ROSA</text:p>
          </table:table-cell>
          <table:table-cell table:style-name="ce12"/>
          <table:table-cell table:style-name="ce17" office:value-type="string" calcext:value-type="string">
            <text:p>VERA LUCIA DA SILVA SOU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AA.117.1.000282/12-57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AA.117.1.000282/12-57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AA.117.1.001336/11-30</text:p>
          </table:table-cell>
          <table:table-cell table:style-name="ce12"/>
          <table:table-cell table:style-name="ce16" office:value-type="string" calcext:value-type="string">
            <text:p>EMATER – INSTITUTO DE ASSISTENCIA TECNICA E EXTENSAO RURAL DO ESTADO DO PIAUI</text:p>
          </table:table-cell>
          <table:table-cell table:style-name="ce12"/>
          <table:table-cell table:style-name="ce17" office:value-type="string" calcext:value-type="string">
            <text:p>FRANCISCO DAS CHAGAS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01" calcext:value-type="date">
            <text:p>0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4 (ALEM DESTE E DO E-CNPJ A3 OS DEMAIS CONTEMPLADOS NO OFÍCIO NAO COMPARECERAM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AA.117.1.000226/12-93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MANOEL VICENTE OLIVEIR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01" calcext:value-type="date">
            <text:p>0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AA.117.1.001336/11-30</text:p>
          </table:table-cell>
          <table:table-cell table:style-name="ce12"/>
          <table:table-cell table:style-name="ce16" office:value-type="string" calcext:value-type="string">
            <text:p>EMATER – INSTITUTO DE ASSISTENCIA TECNICA E EXTENSAO RURAL DO ESTADO DO PIAUI</text:p>
          </table:table-cell>
          <table:table-cell table:style-name="ce12"/>
          <table:table-cell table:style-name="ce17" office:value-type="string" calcext:value-type="string">
            <text:p>INSTITUTO DE ASSISTENCIA TECNICA E EXTENSAO RURA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3-01" calcext:value-type="date">
            <text:p>0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4 (EMITIDO E-CNPJ A3 AO INVES DE E-CPF A3 PARA O GESTOR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AA.117.1.001163/11-28</text:p>
          </table:table-cell>
          <table:table-cell table:style-name="ce12"/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12"/>
          <table:table-cell table:style-name="ce17" office:value-type="string" calcext:value-type="string">
            <text:p>FUNDACAO DOS ESPORTES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3-02" calcext:value-type="date">
            <text:p>02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AA.117.1.000270/12-32</text:p>
          </table:table-cell>
          <table:table-cell table:style-name="ce12"/>
          <table:table-cell table:style-name="ce16" office:value-type="string" calcext:value-type="string">
            <text:p>SEINFRA – SECRETARIA DA INFRAESTRUTURA</text:p>
          </table:table-cell>
          <table:table-cell table:style-name="ce12"/>
          <table:table-cell table:style-name="ce17" office:value-type="string" calcext:value-type="string">
            <text:p>SECRETARIA DA INFRAESTRUTUR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3-09" calcext:value-type="date">
            <text:p>09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AA.117.1.001358/11-53</text:p>
          </table:table-cell>
          <table:table-cell table:style-name="ce12"/>
          <table:table-cell table:style-name="ce16" office:value-type="string" calcext:value-type="string">
            <text:p>HAA – HOSPITAL AREOLINO DE ABREU</text:p>
          </table:table-cell>
          <table:table-cell table:style-name="ce12"/>
          <table:table-cell table:style-name="ce17" office:value-type="string" calcext:value-type="string">
            <text:p>IVEGNA REGINA CABRAL MORA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16" calcext:value-type="date">
            <text:p>16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NAO FOI EMITIDO E-CNPJ A3 POIS A AC RFB NAO EMITE E-CNPJ PARA FILIAL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A.117.1.001365/11-24</text:p>
          </table:table-cell>
          <table:table-cell table:style-name="ce12"/>
          <table:table-cell table:style-name="ce16" office:value-type="string" calcext:value-type="string">
            <text:p>SEFAZ – SECRETARIA DE ESTADO DA FAZENDA DO PIAUÍ</text:p>
          </table:table-cell>
          <table:table-cell table:style-name="ce12"/>
          <table:table-cell table:style-name="ce17" office:value-type="string" calcext:value-type="string">
            <text:p>MARIA DAS MERCES LEAL DA COSTA PÁDU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23" calcext:value-type="date">
            <text:p>23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1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AA.117.1.001365/11-24</text:p>
          </table:table-cell>
          <table:table-cell table:style-name="ce12"/>
          <table:table-cell table:style-name="ce16" office:value-type="string" calcext:value-type="string">
            <text:p>SEFAZ – SECRETARIA DE ESTADO DA FAZENDA DO PIAUÍ</text:p>
          </table:table-cell>
          <table:table-cell table:style-name="ce12"/>
          <table:table-cell table:style-name="ce17" office:value-type="string" calcext:value-type="string">
            <text:p>LUIZ CARLOS SOUZA SIPAUB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30" calcext:value-type="date">
            <text:p>30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1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AA.117.1.001356/11-38</text:p>
          </table:table-cell>
          <table:table-cell table:style-name="ce12"/>
          <table:table-cell table:style-name="ce16" office:value-type="string" calcext:value-type="string">
            <text:p>ADH – AGENCIA DE DESENVOLVIMENTO HABITACIONAL DO PIAUI</text:p>
          </table:table-cell>
          <table:table-cell table:style-name="ce12"/>
          <table:table-cell table:style-name="ce17" office:value-type="string" calcext:value-type="string">
            <text:p>AGENCIA DE DESENVOLVIMENTO HABITACIONAL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4-02" calcext:value-type="date">
            <text:p>02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AA.117.1.000391/12-39</text:p>
          </table:table-cell>
          <table:table-cell table:style-name="ce12"/>
          <table:table-cell table:style-name="ce16" office:value-type="string" calcext:value-type="string">
            <text:p>ADAPI – AGENCIA DE DEFESA AGROPECUARIA DO PIAUI</text:p>
          </table:table-cell>
          <table:table-cell table:style-name="ce12"/>
          <table:table-cell table:style-name="ce17" office:value-type="string" calcext:value-type="string">
            <text:p>JOSENILDA FERNANDES DE 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4-02" calcext:value-type="date">
            <text:p>02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EMITIDO APENAS O E-CPF A3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AA.117.1.001365/11-24</text:p>
          </table:table-cell>
          <table:table-cell table:style-name="ce12"/>
          <table:table-cell table:style-name="ce16" office:value-type="string" calcext:value-type="string">
            <text:p>SEFAZ – SECRETARIA DE ESTADO DA FAZENDA DO PIAUÍ</text:p>
          </table:table-cell>
          <table:table-cell table:style-name="ce12"/>
          <table:table-cell table:style-name="ce17" office:value-type="string" calcext:value-type="string">
            <text:p>LUIZ DOMINGOS PEREIRA NE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4-04" calcext:value-type="date">
            <text:p>04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1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AA.117.1.000232/12-51</text:p>
          </table:table-cell>
          <table:table-cell table:style-name="ce12"/>
          <table:table-cell table:style-name="ce16" office:value-type="string" calcext:value-type="string">
            <text:p>CGE – CONTROLADORIA-GERAL DO ESTADO</text:p>
          </table:table-cell>
          <table:table-cell table:style-name="ce12"/>
          <table:table-cell table:style-name="ce17" office:value-type="string" calcext:value-type="string">
            <text:p>FRANCISCO GUEDES DE SOUS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21" calcext:value-type="date">
            <text:p>2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A.117.1.000516/12-60</text:p>
          </table:table-cell>
          <table:table-cell table:style-name="ce12"/>
          <table:table-cell table:style-name="ce16" office:value-type="string" calcext:value-type="string">
            <text:p>DETRAN – DEPARTAMENTO ESTADUAL DE TRANSITO DO PIAUI</text:p>
          </table:table-cell>
          <table:table-cell table:style-name="ce12"/>
          <table:table-cell table:style-name="ce17" office:value-type="string" calcext:value-type="string">
            <text:p>DEPARTAMENTO ESTADUAL DE TRÂNSIT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4-23" calcext:value-type="date">
            <text:p>23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AA.117.1.000610/12-02</text:p>
          </table:table-cell>
          <table:table-cell table:style-name="ce12"/>
          <table:table-cell table:style-name="ce16" office:value-type="string" calcext:value-type="string">
            <text:p>DETRAN – DEPARTAMENTO ESTADUAL DE TRANSITO DO PIAUI</text:p>
          </table:table-cell>
          <table:table-cell table:style-name="ce12"/>
          <table:table-cell table:style-name="ce17" office:value-type="string" calcext:value-type="string">
            <text:p>DEPARTAMENTO ESTADUAL DE TRÂNSIT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5-11" calcext:value-type="date">
            <text:p>11/05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AA.117.1.000229/12-11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MARCIA PERCILIA MOURA PARENTE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3-20" calcext:value-type="date">
            <text:p>20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AA.117.1.000685/12-47</text:p>
          </table:table-cell>
          <table:table-cell table:style-name="ce12"/>
          <table:table-cell table:style-name="ce16" office:value-type="string" calcext:value-type="string">
            <text:p>INTERPI - INSTITUTO DE TERRAS DO PIAUI</text:p>
          </table:table-cell>
          <table:table-cell table:style-name="ce12"/>
          <table:table-cell table:style-name="ce17" office:value-type="string" calcext:value-type="string">
            <text:p>INSTITUTO DE TERRAS DO PIAUI INTERP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5-28" calcext:value-type="date">
            <text:p>28/05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O E-CPF A3 NAO FOI EMITIDO DEVIDO AO NAO COMPARECIMENTO DA PESSOA CITADA 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AA.117.1.000703/12-14</text:p>
          </table:table-cell>
          <table:table-cell table:style-name="ce12"/>
          <table:table-cell table:style-name="ce16" office:value-type="string" calcext:value-type="string">
            <text:p>SEMAR – SECRETARIA DO MEIO AMBIENTE</text:p>
          </table:table-cell>
          <table:table-cell table:style-name="ce12"/>
          <table:table-cell table:style-name="ce17" office:value-type="string" calcext:value-type="string">
            <text:p>GILBERTO DA SILVA DOURAD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06" calcext:value-type="date">
            <text:p>06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AA.117.1.000607/12-60</text:p>
          </table:table-cell>
          <table:table-cell table:style-name="ce12"/>
          <table:table-cell table:style-name="ce16" office:value-type="string" calcext:value-type="string">
            <text:p>PMPI – POLICIA MILITAR DO PIAUI</text:p>
          </table:table-cell>
          <table:table-cell table:style-name="ce12"/>
          <table:table-cell table:style-name="ce17" office:value-type="string" calcext:value-type="string">
            <text:p>POLICIA MILITAR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6-05" calcext:value-type="date">
            <text:p>05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AA.117.1.000802/12-00</text:p>
          </table:table-cell>
          <table:table-cell table:style-name="ce12"/>
          <table:table-cell table:style-name="ce16" office:value-type="string" calcext:value-type="string">
            <text:p>SEJU – SECRETARIA DA JUSTICA</text:p>
          </table:table-cell>
          <table:table-cell table:style-name="ce12"/>
          <table:table-cell table:style-name="ce17" office:value-type="string" calcext:value-type="string">
            <text:p>FRANCISCO MIGUEL SOARES DE ARAUJO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1" calcext:value-type="date">
            <text:p>21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AA.117.1.000707/12-55</text:p>
          </table:table-cell>
          <table:table-cell table:style-name="ce12"/>
          <table:table-cell table:style-name="ce16" office:value-type="string" calcext:value-type="string">
            <text:p>HEGCB – HOSPITAL ESTADUAL GERSON CASTELO BRANCO</text:p>
          </table:table-cell>
          <table:table-cell table:style-name="ce12"/>
          <table:table-cell table:style-name="ce17" office:value-type="string" calcext:value-type="string">
            <text:p>EVERARDO PEREIRA PASS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1" calcext:value-type="date">
            <text:p>21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AA.117.1.000802/12-00</text:p>
          </table:table-cell>
          <table:table-cell table:style-name="ce12"/>
          <table:table-cell table:style-name="ce16" office:value-type="string" calcext:value-type="string">
            <text:p>SEJU – SECRETARIA DA JUSTICA</text:p>
          </table:table-cell>
          <table:table-cell table:style-name="ce12"/>
          <table:table-cell table:style-name="ce17" office:value-type="string" calcext:value-type="string">
            <text:p>JOSE AIRTON BATIST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1" calcext:value-type="date">
            <text:p>21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AA.117.1.000853/12-05</text:p>
          </table:table-cell>
          <table:table-cell table:style-name="ce12"/>
          <table:table-cell table:style-name="ce16" office:value-type="string" calcext:value-type="string">
            <text:p>HETNB – HOSPITAL ESTADUAL TERESINHA NUNES DE BARROS</text:p>
          </table:table-cell>
          <table:table-cell table:style-name="ce12"/>
          <table:table-cell table:style-name="ce17" office:value-type="string" calcext:value-type="string">
            <text:p>ADAO DE SOU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2" calcext:value-type="date">
            <text:p>22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AA.117.1.001361/11-93</text:p>
          </table:table-cell>
          <table:table-cell table:style-name="ce12"/>
          <table:table-cell table:style-name="ce16" office:value-type="string" calcext:value-type="string">
            <text:p>CBMEPI – CORPO DE BOMBEIROS MILITAR DO ESTADO DO PIAUI</text:p>
          </table:table-cell>
          <table:table-cell table:style-name="ce12"/>
          <table:table-cell table:style-name="ce17" office:value-type="string" calcext:value-type="string">
            <text:p>CORPO DE BOMBEIROS MILITAR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6-25" calcext:value-type="date">
            <text:p>25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O E-CPF A3 NAO FOI EMITIDO DEVIDO AO NAO COMPARECIMENTO DA PESSOA CITADA 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AA.117.1.000826/12-36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ODIMIRTES ARAUJO COSTA REIS NEV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6" calcext:value-type="date">
            <text:p>26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AA.117.1.000861/12-99</text:p>
          </table:table-cell>
          <table:table-cell table:style-name="ce12"/>
          <table:table-cell table:style-name="ce16" office:value-type="string" calcext:value-type="string">
            <text:p>HCC – HOSPITAL COLONIA DO CARPINA</text:p>
          </table:table-cell>
          <table:table-cell table:style-name="ce12"/>
          <table:table-cell table:style-name="ce17" office:value-type="string" calcext:value-type="string">
            <text:p>JONAS GUIMARAES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AA.117.1.000871/12-98</text:p>
          </table:table-cell>
          <table:table-cell table:style-name="ce12"/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12"/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AA.117.1.000871/12-98</text:p>
          </table:table-cell>
          <table:table-cell table:style-name="ce12"/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12"/>
          <table:table-cell table:style-name="ce17" office:value-type="string" calcext:value-type="string">
            <text:p>EILANE RODRIGUES DA ROCH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AA.117.1.000805/12-25</text:p>
          </table:table-cell>
          <table:table-cell table:style-name="ce12"/>
          <table:table-cell table:style-name="ce16" office:value-type="string" calcext:value-type="string">
            <text:p>SEPLAN – SECRETARIA DO PLANEJAMENTO</text:p>
          </table:table-cell>
          <table:table-cell table:style-name="ce12"/>
          <table:table-cell table:style-name="ce17" office:value-type="string" calcext:value-type="string">
            <text:p>PIAUI SECRETARIA DO PLANEJAMENTO SEPLAN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AA.117.1.000873/12-03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ORLANDO BARBOSA PAZ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8" calcext:value-type="date">
            <text:p>28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N.OF’s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AA.117.1.000862/12-04</text:p>
          </table:table-cell>
          <table:table-cell table:style-name="ce12"/>
          <table:table-cell table:style-name="ce16" office:value-type="string" calcext:value-type="string">
            <text:p>EMGERPI – EMPRESA DE GESTAO DE RECURSOS DO ESTADO DO PIAUI</text:p>
          </table:table-cell>
          <table:table-cell table:style-name="ce12"/>
          <table:table-cell table:style-name="ce17" office:value-type="string" calcext:value-type="string">
            <text:p>SILVANA SARAIVA DAS NEV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8" calcext:value-type="date">
            <text:p>28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AA.117.1.001177/11-68</text:p>
          </table:table-cell>
          <table:table-cell table:style-name="ce12"/>
          <table:table-cell table:style-name="ce16" office:value-type="string" calcext:value-type="string">
            <text:p>DER – DEPARTAMENTO DE ESTRADAS DE RODAGEM DO PIAUI</text:p>
          </table:table-cell>
          <table:table-cell table:style-name="ce12"/>
          <table:table-cell table:style-name="ce17" office:value-type="string" calcext:value-type="string">
            <text:p>TAISY RIVANY SALMITO MARTINS NUN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8" calcext:value-type="date">
            <text:p>28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AA.117.1.000061/12-55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JOAO RODRIGUES DE CARVALHO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9" calcext:value-type="date">
            <text:p>29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8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AA.117.1.000873/12-03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RUDA TUPINAMBA RODRIGUES CALAND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9" calcext:value-type="date">
            <text:p>29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N.OF’s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AA.117.1.001380/11-89</text:p>
          </table:table-cell>
          <table:table-cell table:style-name="ce12"/>
          <table:table-cell table:style-name="ce16" office:value-type="string" calcext:value-type="string">
            <text:p>HILP – HOSPITAL INFANTIL LUCIDIO PORTELA</text:p>
          </table:table-cell>
          <table:table-cell table:style-name="ce12"/>
          <table:table-cell table:style-name="ce17" office:value-type="string" calcext:value-type="string">
            <text:p>MARLENE RODRIGUES DOS SANTOS SOU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6-29" calcext:value-type="date">
            <text:p>29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; INDEFERIDO – PJ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AA.117.1.000873/12-03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FRANCISCO EDSON MARQU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7-02" calcext:value-type="date">
            <text:p>02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N.OF’s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AA.117.1.000887/12-43</text:p>
          </table:table-cell>
          <table:table-cell table:style-name="ce12"/>
          <table:table-cell table:style-name="ce16" office:value-type="string" calcext:value-type="string">
            <text:p>CBMEPI – CORPO DE BOMBEIROS MILITAR DO ESTADO DO PIAUI</text:p>
          </table:table-cell>
          <table:table-cell table:style-name="ce12"/>
          <table:table-cell table:style-name="ce17" office:value-type="string" calcext:value-type="string">
            <text:p>CORPO DE BOMBEIROS MILITAR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04" calcext:value-type="date">
            <text:p>04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AA.117.1.000862/12-04</text:p>
          </table:table-cell>
          <table:table-cell table:style-name="ce12"/>
          <table:table-cell table:style-name="ce16" office:value-type="string" calcext:value-type="string">
            <text:p>EMGERPI – EMPRESA DE GESTAO DE RECURSOS DO ESTADO DO PIAUI</text:p>
          </table:table-cell>
          <table:table-cell table:style-name="ce12"/>
          <table:table-cell table:style-name="ce17" office:value-type="string" calcext:value-type="string">
            <text:p>MARIA HELENA FORTES DE OLIVEIRA PASS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7-05" calcext:value-type="date">
            <text:p>05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AA.117.1.000797/12-57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LUCELIA MARIA LAGES PEDROS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7-06" calcext:value-type="date">
            <text:p>06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O E-CPF A3 NÃO FOI EMITIDO DEVIDO AO NÃO COMPARECIMENTO DA PESSOA CITADA 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AA.117.1.000619/12-84</text:p>
          </table:table-cell>
          <table:table-cell table:style-name="ce12"/>
          <table:table-cell table:style-name="ce17" office:value-type="string" calcext:value-type="string">
            <text:p>CODOGRAS – COORDENADORIA DE ENFRETAMENTO AS DROGAS</text:p>
          </table:table-cell>
          <table:table-cell table:style-name="ce12"/>
          <table:table-cell table:style-name="ce17" office:value-type="string" calcext:value-type="string">
            <text:p>COORDENADORIA DE ENFRENTAMENTO AS DROGA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06" calcext:value-type="date">
            <text:p>06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REVOGADO: )(O E-CPF A3 NÃO FOI EMITIDO DEVIDO AO NÃO COMPARECIMENTO DA PESSOA CITADA 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AA.117.1.000873/12-03</text:p>
          </table:table-cell>
          <table:table-cell table:style-name="ce12"/>
          <table:table-cell table:style-name="ce16" office:value-type="string" calcext:value-type="string">
            <text:p>SEFAZ-SECRETARIA DA FAZENDA</text:p>
          </table:table-cell>
          <table:table-cell table:style-name="ce12"/>
          <table:table-cell table:style-name="ce17" office:value-type="string" calcext:value-type="string">
            <text:p>GILBERTO DE HOLANDA BARBO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7-09" calcext:value-type="date">
            <text:p>09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N.OF’s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AA.117.1.000816/12-37</text:p>
          </table:table-cell>
          <table:table-cell table:style-name="ce12"/>
          <table:table-cell table:style-name="ce16" office:value-type="string" calcext:value-type="string">
            <text:p>CEAPI – CENTRAL DE ABASTECIMENTO DO PIAUI</text:p>
          </table:table-cell>
          <table:table-cell table:style-name="ce12"/>
          <table:table-cell table:style-name="ce17" office:value-type="string" calcext:value-type="string">
            <text:p>CENTRAL DE ABASTECIMENT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10" calcext:value-type="date">
            <text:p>10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AA.117.1.000635/12-41</text:p>
          </table:table-cell>
          <table:table-cell table:style-name="ce12"/>
          <table:table-cell table:style-name="ce16" office:value-type="string" calcext:value-type="string">
            <text:p>FAPEPI - FUNDAÇAO DE AMPARO A PESQUISA DO ESTADO DO PIAUI</text:p>
          </table:table-cell>
          <table:table-cell table:style-name="ce12"/>
          <table:table-cell table:style-name="ce17" office:value-type="string" calcext:value-type="string">
            <text:p>JOSIANE MARIA DOS SANTOS SOU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7-12" calcext:value-type="date">
            <text:p>12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AA.117.1.000812/12-09</text:p>
          </table:table-cell>
          <table:table-cell table:style-name="ce12"/>
          <table:table-cell table:style-name="ce16" office:value-type="string" calcext:value-type="string">
            <text:p>SESAPI – SECRETARIA DE ESTADO DA SAUDE DO PIAUI</text:p>
          </table:table-cell>
          <table:table-cell table:style-name="ce12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13" calcext:value-type="date">
            <text:p>13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AA.117.1.000812/12-09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13" calcext:value-type="date">
            <text:p>13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AA.117.1.000934/12-05</text:p>
          </table:table-cell>
          <table:table-cell table:style-name="ce12"/>
          <table:table-cell table:style-name="ce16" office:value-type="string" calcext:value-type="string">
            <text:p>SEID – SECRETARIA ESTADUAL PARA INCLUSAO DA PESSOA COM DEFICIENCIA</text:p>
          </table:table-cell>
          <table:table-cell table:style-name="ce12"/>
          <table:table-cell table:style-name="ce17" office:value-type="string" calcext:value-type="string">
            <text:p>SECRETARIA ESTADUAL PARA INCLUSAO DA PESSOA COM DEFICIENCI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16" calcext:value-type="date">
            <text:p>16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AA.117.1.000322/12-48</text:p>
          </table:table-cell>
          <table:table-cell table:style-name="ce12"/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12"/>
          <table:table-cell table:style-name="ce17" office:value-type="string" calcext:value-type="string">
            <text:p>FUNDACAO DOS ESPORTES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3-14" calcext:value-type="date">
            <text:p>14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AA.117.1.000962/12-97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19" calcext:value-type="date">
            <text:p>19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AA.117.1.000580/12-08</text:p>
          </table:table-cell>
          <table:table-cell table:style-name="ce12"/>
          <table:table-cell table:style-name="ce16" office:value-type="string" calcext:value-type="string">
            <text:p>CGE – CONTROLADORIA-GERAL DO ESTADO</text:p>
          </table:table-cell>
          <table:table-cell table:style-name="ce12"/>
          <table:table-cell table:style-name="ce17" office:value-type="string" calcext:value-type="string">
            <text:p>FRANCISCO GUEDES DE SOUS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5-07" calcext:value-type="date">
            <text:p>07/05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MARIA DO SOCORRO VIEIR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01" calcext:value-type="date">
            <text:p>0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AA.117.1.000863/12-04</text:p>
          </table:table-cell>
          <table:table-cell table:style-name="ce12"/>
          <table:table-cell table:style-name="ce16" office:value-type="string" calcext:value-type="string">
            <text:p>IAPEP – INSTITUTO DE ASSISTENCIA E PREVIDENCIA DO ESTADO DO PIAUI</text:p>
          </table:table-cell>
          <table:table-cell table:style-name="ce12"/>
          <table:table-cell table:style-name="ce17" office:value-type="string" calcext:value-type="string">
            <text:p>INSTITUTO <text:s/>DE ASSIST E PREVID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31" calcext:value-type="date">
            <text:p>31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AA.117.1.000944/12-04</text:p>
          </table:table-cell>
          <table:table-cell table:style-name="ce12"/>
          <table:table-cell table:style-name="ce16" office:value-type="string" calcext:value-type="string">
            <text:p>CODROGAS – COORDENADORIA DE ENFRENTAMENTO AS DROGAS</text:p>
          </table:table-cell>
          <table:table-cell table:style-name="ce12"/>
          <table:table-cell table:style-name="ce17" office:value-type="string" calcext:value-type="string">
            <text:p>COORDENADORIA DE ENFRENTAMENTO AS DROGA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20" calcext:value-type="date">
            <text:p>20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DEFERIDO – 02/02 : REVOGADO AA.117.1.000619/12-84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AA.117.1.001308/11-58</text:p>
          </table:table-cell>
          <table:table-cell table:style-name="ce12"/>
          <table:table-cell table:style-name="ce16" office:value-type="string" calcext:value-type="string">
            <text:p>CCOM – COORDENADORIA DE COMUNICACAO SOCIAL</text:p>
          </table:table-cell>
          <table:table-cell table:style-name="ce12"/>
          <table:table-cell table:style-name="ce17" office:value-type="string" calcext:value-type="string">
            <text:p>COORDENADORIA DE COMUNICACAO SOCIA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19" calcext:value-type="date">
            <text:p>19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7" office:value-type="string" calcext:value-type="string">
            <text:p>AA.117.1.000703/12-14</text:p>
          </table:table-cell>
          <table:table-cell table:style-name="ce12"/>
          <table:table-cell table:style-name="ce16" office:value-type="string" calcext:value-type="string">
            <text:p>SEMAR – SECRETARIA DO MEIO AMBIENTE E RECURSOS HIDRICOS</text:p>
          </table:table-cell>
          <table:table-cell table:style-name="ce12"/>
          <table:table-cell table:style-name="ce17" office:value-type="string" calcext:value-type="string">
            <text:p>SECRETARIA DO MEIO AMBIENTE E RECURSOS HIDIRICO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23" calcext:value-type="date">
            <text:p>23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AA.117.1.000895/12-27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DEFENSORIA PUBLICA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30" calcext:value-type="date">
            <text:p>30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EMITIDO APENAS O E-CNPJ, AS DEMAIS NÃO COMPARECERAM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PIAUI SECRETARIA DE GOVERNO</text:p>
          </table:table-cell>
          <table:table-cell table:style-name="ce12"/>
          <table:table-cell table:style-name="ce17" office:value-type="string" calcext:value-type="string">
            <text:p>PIAUI SECRETARIA DE GOVERN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7-27" calcext:value-type="date">
            <text:p>27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AA.117.1.001018/12-00</text:p>
          </table:table-cell>
          <table:table-cell table:style-name="ce12"/>
          <table:table-cell table:style-name="ce16" office:value-type="string" calcext:value-type="string">
            <text:p>INTERPI - INSTITUTO DE TERRAS DO PIAUI</text:p>
          </table:table-cell>
          <table:table-cell table:style-name="ce12"/>
          <table:table-cell table:style-name="ce17" office:value-type="string" calcext:value-type="string">
            <text:p>INSTITUTO DE TERRA DO PIAUI – INTERP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8-01" calcext:value-type="date">
            <text:p>0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CI-CD N 013/12</text:p>
          </table:table-cell>
          <table:table-cell table:style-name="ce12"/>
          <table:table-cell table:style-name="ce16" office:value-type="string" calcext:value-type="string">
            <text:p>ATI-AGENCIA DE TECNOLOGIA DA INFORMAÇAO</text:p>
          </table:table-cell>
          <table:table-cell table:style-name="ce12"/>
          <table:table-cell table:style-name="ce17" office:value-type="string" calcext:value-type="string">
            <text:p>AURINO CALLAND DE SOUSA LEITE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17" calcext:value-type="date">
            <text:p>17/08/2012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AA.117.1.001091/12-44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ANA MARIA SOARES BARROS DE CASTR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22" calcext:value-type="date">
            <text:p>22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AA.117.1.001010/12-39</text:p>
          </table:table-cell>
          <table:table-cell table:style-name="ce12"/>
          <table:table-cell table:style-name="ce16" office:value-type="string" calcext:value-type="string">
            <text:p>SETUR – SECRETARIA DO TURISMO DO ESTADO DO PIAUI</text:p>
          </table:table-cell>
          <table:table-cell table:style-name="ce12"/>
          <table:table-cell table:style-name="ce17" office:value-type="string" calcext:value-type="string">
            <text:p>SECRETARIA DO TURISM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8-28" calcext:value-type="date">
            <text:p>28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7" office:value-type="string" calcext:value-type="string">
            <text:p>AA.117.1.000873/12-03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FABIO RODOLFO DA LUZ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31" calcext:value-type="date">
            <text:p>3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5/N.OF’s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FRANCISCO LUCAS COSTA VELOS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7" calcext:value-type="date">
            <text:p>17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AA.117.1.001041/12-49</text:p>
          </table:table-cell>
          <table:table-cell table:style-name="ce12"/>
          <table:table-cell table:style-name="ce16" office:value-type="string" calcext:value-type="string">
            <text:p>SSP – SECRETARIA DE SEGURANCA PUBLICA</text:p>
          </table:table-cell>
          <table:table-cell table:style-name="ce12"/>
          <table:table-cell table:style-name="ce17" office:value-type="string" calcext:value-type="string">
            <text:p>MARCIANO MACHADO DE OLIV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3" calcext:value-type="date">
            <text:p>13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8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LUIS SOARES DE AMORIM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8" calcext:value-type="date">
            <text:p>18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7" office:value-type="string" calcext:value-type="string">
            <text:p>AA.117.1.001121/12-36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ANA MARIA BEZERRA DO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8" calcext:value-type="date">
            <text:p>18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ANTONIO LINCOLN ANDRADE NOGU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7" office:value-type="string" calcext:value-type="string">
            <text:p>AA.117.1.001220/11-99</text:p>
          </table:table-cell>
          <table:table-cell table:style-name="ce12"/>
          <table:table-cell table:style-name="ce16" office:value-type="string" calcext:value-type="string">
            <text:p>SEDUC – SECRETARIA DE EDUCAÇÃO DO PIAUI</text:p>
          </table:table-cell>
          <table:table-cell table:style-name="ce12"/>
          <table:table-cell table:style-name="ce17" office:value-type="string" calcext:value-type="string">
            <text:p>PIAUI SECRETARIA DE EDUCACA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LORENA PORTELA TEIX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MIRNA GRACE CASTELO BRANCO DE LIM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5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AA.117.1.001170/12-29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FRANCISCO SOARES SANTOS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12-28" calcext:value-type="date">
            <text:p>28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AA.117.1.001041/12-49</text:p>
          </table:table-cell>
          <table:table-cell table:style-name="ce12"/>
          <table:table-cell table:style-name="ce16" office:value-type="string" calcext:value-type="string">
            <text:p>SSP – SECRETARIA DE SEGURANCA PUBLICA</text:p>
          </table:table-cell>
          <table:table-cell table:style-name="ce12"/>
          <table:table-cell table:style-name="ce17" office:value-type="string" calcext:value-type="string">
            <text:p>FRANCISCO DAS CHAGAS RIBEIRO MAGALHAES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15" calcext:value-type="date">
            <text:p>15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8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AA.117.1.001026/12-94</text:p>
          </table:table-cell>
          <table:table-cell table:style-name="ce12"/>
          <table:table-cell table:style-name="ce16" office:value-type="string" calcext:value-type="string">
            <text:p>SDR – SECRETARIA DE DESENVOLVIMENTO RURAL</text:p>
          </table:table-cell>
          <table:table-cell table:style-name="ce12"/>
          <table:table-cell table:style-name="ce17" office:value-type="string" calcext:value-type="string">
            <text:p>JOAO BATISTA DA SILV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15" calcext:value-type="date">
            <text:p>15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PAULO CESAR MORAES PINHEIR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29" calcext:value-type="date">
            <text:p>29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6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LUIZ GONZAGA SOARES VIAN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12-29" calcext:value-type="date">
            <text:p>29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7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FRANCISCO DIEGO MOREIRA BATIST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12-29" calcext:value-type="date">
            <text:p>29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8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TARSO RODRIGUES PROENC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30" calcext:value-type="date">
            <text:p>30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9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7" office:value-type="string" calcext:value-type="string">
            <text:p>AA.117.1.000294/12-71</text:p>
          </table:table-cell>
          <table:table-cell table:style-name="ce12"/>
          <table:table-cell table:style-name="ce16" office:value-type="string" calcext:value-type="string">
            <text:p>SEINFRA – SECRETARIA DE INFRA-INSTRUTURA DO ESTADO DO PIAUI</text:p>
          </table:table-cell>
          <table:table-cell table:style-name="ce12"/>
          <table:table-cell table:style-name="ce17" office:value-type="string" calcext:value-type="string">
            <text:p>CLIDENOR MARTINS BORG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08-30" calcext:value-type="date">
            <text:p>30/08/2012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LUCIMEIRE SOUSA DOS ANJ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12-30" calcext:value-type="date">
            <text:p>30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10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YURI RUFINO QUEIROZ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2-12-30" calcext:value-type="date">
            <text:p>30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11/23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AA.117.1.001299/12-00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ERIMAR DE BRITO VIEIR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10-16" calcext:value-type="date">
            <text:p>16/10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DEMAIS INTERESSADOS NÃO COMPARECERAM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AA.117.1.001124/12-64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ANA LINA BRITO CAVALCANTE E MENESE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2-08-21" calcext:value-type="date">
            <text:p>2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12/23</text:p>
          </table:table-cell>
          <table:table-cell table:style-name="ce3" table:number-columns-repeated="1003"/>
          <table:table-cell table:number-columns-repeated="11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3-12-17" calcext:value-type="date">
            <text:p>17/12/2013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 – REVOGADO PELO USUARIO FINAL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10" calcext:value-type="date">
            <text:p>10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 – REVOGADO PELO USUARIO FINAL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10" calcext:value-type="date">
            <text:p>10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14" calcext:value-type="date">
            <text:p>14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21" calcext:value-type="date">
            <text:p>21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 – REVOGADO PELO USUARIO FINAL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AA.117.1.000923/12-06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21" calcext:value-type="date">
            <text:p>21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</text:p>
          </table:table-cell>
          <table:table-cell table:style-name="ce3" table:number-columns-repeated="1003"/>
          <table:table-cell table:number-columns-repeated="11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string" calcext:value-type="string">
            <text:p>CI-CSI COORDENAÇÃO DE SISTEMAS DE INFORMAÇÃO Nº004/2014</text:p>
          </table:table-cell>
          <table:table-cell table:style-name="ce12"/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17" office:value-type="string" calcext:value-type="string">
            <text:p>JAMES CLEYTON RIBEIRO DO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27" calcext:value-type="date">
            <text:p>27/0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 – FALHA NA BAIXA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CI-CSI COORDENAÇÃO DE SISTEMAS DE INFORMAÇÃO Nº004/2014</text:p>
          </table:table-cell>
          <table:table-cell table:style-name="ce12"/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17" office:value-type="string" calcext:value-type="string">
            <text:p>JAMES CLEYTON RIBEIRO DO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30" calcext:value-type="date">
            <text:p>30/0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CI-CSI COORDENAÇÃO DE SISTEMAS DE INFORMAÇÃO Nº004/2014</text:p>
          </table:table-cell>
          <table:table-cell table:style-name="ce12"/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12"/>
          <table:table-cell table:style-name="ce17" office:value-type="string" calcext:value-type="string">
            <text:p>JAMES CLEYTON RIBEIRO DO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1-29" calcext:value-type="date">
            <text:p>29/0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 – FALHA NA BAIXA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AA.117.1.000069/14-97</text:p>
          </table:table-cell>
          <table:table-cell table:style-name="ce12"/>
          <table:table-cell table:style-name="ce16" office:value-type="string" calcext:value-type="string">
            <text:p>FUNDAC – FUNDACAO CULTURAL DO PIAUI</text:p>
          </table:table-cell>
          <table:table-cell table:style-name="ce12"/>
          <table:table-cell table:style-name="ce17" office:value-type="string" calcext:value-type="string">
            <text:p>FUNDACAO CULTURAL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1-30" calcext:value-type="date">
            <text:p>30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7" office:value-type="string" calcext:value-type="string">
            <text:p>AA.117.1.000604/13-61</text:p>
          </table:table-cell>
          <table:table-cell table:style-name="ce12"/>
          <table:table-cell table:style-name="ce16" office:value-type="string" calcext:value-type="string">
            <text:p>PGE – PROCURADORIA GERAL DO ESTADO DO PIAUI</text:p>
          </table:table-cell>
          <table:table-cell table:style-name="ce12"/>
          <table:table-cell table:style-name="ce17" office:value-type="string" calcext:value-type="string">
            <text:p>CLAUDIA ELITA NOGUEIRA MARQUES ALV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2-05" calcext:value-type="date">
            <text:p>05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AA.117.1.000133/14-29</text:p>
          </table:table-cell>
          <table:table-cell table:style-name="ce12"/>
          <table:table-cell table:style-name="ce16" office:value-type="string" calcext:value-type="string">
            <text:p>FUNDAC – FUNDACAO CULTURAL DO PIAUI</text:p>
          </table:table-cell>
          <table:table-cell table:style-name="ce12"/>
          <table:table-cell table:style-name="ce17" office:value-type="string" calcext:value-type="string">
            <text:p>FUNDACAO CULTURAL DO PIAUI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02-18" calcext:value-type="date">
            <text:p>18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7" office:value-type="string" calcext:value-type="string">
            <text:p>AA.117.1.000150/14-01</text:p>
          </table:table-cell>
          <table:table-cell table:style-name="ce12"/>
          <table:table-cell table:style-name="ce16" office:value-type="string" calcext:value-type="string">
            <text:p>JUCEPI – JUNTA COMERCIAL DO ESTADO</text:p>
          </table:table-cell>
          <table:table-cell table:style-name="ce12"/>
          <table:table-cell table:style-name="ce17" office:value-type="string" calcext:value-type="string">
            <text:p>JACQUELINE DE OLIVEIRA REZENDE MACIEL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2-21" calcext:value-type="date">
            <text:p>21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AA.117.1.000150/14-01</text:p>
          </table:table-cell>
          <table:table-cell table:style-name="ce12"/>
          <table:table-cell table:style-name="ce16" office:value-type="string" calcext:value-type="string">
            <text:p>JUCEPI – JUNTA COMERCIAL DO ESTADO</text:p>
          </table:table-cell>
          <table:table-cell table:style-name="ce12"/>
          <table:table-cell table:style-name="ce17" office:value-type="string" calcext:value-type="string">
            <text:p>DIOMEDES JOSE GONDIM GALVA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2-24" calcext:value-type="date">
            <text:p>24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7" office:value-type="string" calcext:value-type="string">
            <text:p>AA.117.1.000034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NA PATRICIA PAES LANDIM SALH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3-07" calcext:value-type="date">
            <text:p>07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AA.117.1.000207/14-58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RAIMUNDO DUTRA DE ARAUJ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3-11" calcext:value-type="date">
            <text:p>11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7" office:value-type="string" calcext:value-type="string">
            <text:p>AA.117.1.001041/12-49</text:p>
          </table:table-cell>
          <table:table-cell table:style-name="ce12"/>
          <table:table-cell table:style-name="ce16" office:value-type="string" calcext:value-type="string">
            <text:p>SSP – SECRETARIA DE SEGURANCA PUBLICA</text:p>
          </table:table-cell>
          <table:table-cell table:style-name="ce12"/>
          <table:table-cell table:style-name="ce17" office:value-type="string" calcext:value-type="string">
            <text:p>LUIS CARLOS MARTINS ALV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3-18" calcext:value-type="date">
            <text:p>18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8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7" office:value-type="string" calcext:value-type="string">
            <text:p>AA.117.1.001041/12-49</text:p>
          </table:table-cell>
          <table:table-cell table:style-name="ce12"/>
          <table:table-cell table:style-name="ce16" office:value-type="string" calcext:value-type="string">
            <text:p>SSP – SECRETARIA DE SEGURANCA PUBLICA</text:p>
          </table:table-cell>
          <table:table-cell table:style-name="ce12"/>
          <table:table-cell table:style-name="ce17" office:value-type="string" calcext:value-type="string">
            <text:p>SAULO JOSE SOARES VARA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3-18" calcext:value-type="date">
            <text:p>18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08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AA.117.1.000377/14-47</text:p>
          </table:table-cell>
          <table:table-cell table:style-name="ce12"/>
          <table:table-cell table:style-name="ce16" office:value-type="string" calcext:value-type="string">
            <text:p>IAPEP – INSTITUTO DE ASSISTENCIA E PREVIDENCIA DO ESTADO DO PIAUI</text:p>
          </table:table-cell>
          <table:table-cell table:style-name="ce12"/>
          <table:table-cell table:style-name="ce17" office:value-type="string" calcext:value-type="string">
            <text:p>INSTITUTO DE ASSIST E PREVID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4-30" calcext:value-type="date">
            <text:p>30/04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7" office:value-type="string" calcext:value-type="string">
            <text:p>AA.117.1.000401/14-82</text:p>
          </table:table-cell>
          <table:table-cell table:style-name="ce12"/>
          <table:table-cell table:style-name="ce16" office:value-type="string" calcext:value-type="string">
            <text:p>SEPLAN – SECRETARIA DO PLANEJAMENTO</text:p>
          </table:table-cell>
          <table:table-cell table:style-name="ce12"/>
          <table:table-cell table:style-name="ce17" office:value-type="string" calcext:value-type="string">
            <text:p>PIAUI SECRETARIA DO PLANEJAMENTO SEPLAN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05" calcext:value-type="date">
            <text:p>05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7" office:value-type="string" calcext:value-type="string">
            <text:p>AA.117.1.000346/14-37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09" calcext:value-type="date">
            <text:p>09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AA.117.1.000346/14-37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09" calcext:value-type="date">
            <text:p>09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AA.117.1.000353/14-08</text:p>
          </table:table-cell>
          <table:table-cell table:style-name="ce12"/>
          <table:table-cell table:style-name="ce16" office:value-type="string" calcext:value-type="string">
            <text:p>SEGOV – PIAUI SECRETARIA DE GOVERNO</text:p>
          </table:table-cell>
          <table:table-cell table:style-name="ce12"/>
          <table:table-cell table:style-name="ce17" office:value-type="string" calcext:value-type="string">
            <text:p>PIAUI SECRETARIA DE GOVERN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16" calcext:value-type="date">
            <text:p>16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AA.117.1.000506/14-11</text:p>
          </table:table-cell>
          <table:table-cell table:style-name="ce12"/>
          <table:table-cell table:style-name="ce16" office:value-type="string" calcext:value-type="string">
            <text:p>DEFESA CIVIL – SECRETARIA DE ESTADO DA DEFESA CIVIL</text:p>
          </table:table-cell>
          <table:table-cell table:style-name="ce12"/>
          <table:table-cell table:style-name="ce17" office:value-type="string" calcext:value-type="string">
            <text:p>SECRETARIA ESTADUAL DE DEFESA CIVI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7" office:value-type="string" calcext:value-type="string">
            <text:p>AA.117.1.000441/14-89</text:p>
          </table:table-cell>
          <table:table-cell table:style-name="ce12"/>
          <table:table-cell table:style-name="ce16" office:value-type="string" calcext:value-type="string">
            <text:p>GAMIL – GABINETE MILITAR</text:p>
          </table:table-cell>
          <table:table-cell table:style-name="ce12"/>
          <table:table-cell table:style-name="ce17" office:value-type="string" calcext:value-type="string">
            <text:p>SCHEIWANN SCHELEIDEN LOPES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AA.117.1.000408/14-41</text:p>
          </table:table-cell>
          <table:table-cell table:style-name="ce12"/>
          <table:table-cell table:style-name="ce16" office:value-type="string" calcext:value-type="string">
            <text:p>DETRAN – DEPARTAMENTO ESTADUAL DE TRANSITO DO PIAUI</text:p>
          </table:table-cell>
          <table:table-cell table:style-name="ce12"/>
          <table:table-cell table:style-name="ce17" office:value-type="string" calcext:value-type="string">
            <text:p>DEPARTAMENTO ESTADUAL DE TRANSIT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1" calcext:value-type="date">
            <text:p>21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AA.117.1.000357/14-49</text:p>
          </table:table-cell>
          <table:table-cell table:style-name="ce12"/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12"/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AA.117.1.000352/14-08</text:p>
          </table:table-cell>
          <table:table-cell table:style-name="ce12"/>
          <table:table-cell table:style-name="ce16" office:value-type="string" calcext:value-type="string">
            <text:p>UESPI – UNIVERSIDADE ESTADUAL DO PIAUI</text:p>
          </table:table-cell>
          <table:table-cell table:style-name="ce12"/>
          <table:table-cell table:style-name="ce17" office:value-type="string" calcext:value-type="string">
            <text:p>AILMA DO NASCIMENTO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AA.117.1.000453/14-06</text:p>
          </table:table-cell>
          <table:table-cell table:style-name="ce12"/>
          <table:table-cell table:style-name="ce16" office:value-type="string" calcext:value-type="string">
            <text:p>SECCID – SECRETARIA DAS CIDADES</text:p>
          </table:table-cell>
          <table:table-cell table:style-name="ce12"/>
          <table:table-cell table:style-name="ce17" office:value-type="string" calcext:value-type="string">
            <text:p>SECRETARIA DAS CIDADE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3" calcext:value-type="date">
            <text:p>23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7" office:value-type="string" calcext:value-type="string">
            <text:p>AA.117.1.000444/14-07</text:p>
          </table:table-cell>
          <table:table-cell table:style-name="ce12"/>
          <table:table-cell table:style-name="ce16" office:value-type="string" calcext:value-type="string">
            <text:p>SEDUC – SECRETARIA DE EDUCAÇÃO DO PIAUI</text:p>
          </table:table-cell>
          <table:table-cell table:style-name="ce12"/>
          <table:table-cell table:style-name="ce17" office:value-type="string" calcext:value-type="string">
            <text:p>PIAUI SECRETARIA DE EDUCACA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7" calcext:value-type="date">
            <text:p>27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AA.117.1.000421/14-80</text:p>
          </table:table-cell>
          <table:table-cell table:style-name="ce12"/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12"/>
          <table:table-cell table:style-name="ce17" office:value-type="string" calcext:value-type="string">
            <text:p>FUNDAÇÃO DOS ESPORTES DO PIAUÍ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7" calcext:value-type="date">
            <text:p>27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AA.117.1.000456/14-21</text:p>
          </table:table-cell>
          <table:table-cell table:style-name="ce12"/>
          <table:table-cell table:style-name="ce16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17" office:value-type="string" calcext:value-type="string">
            <text:p>NICACIA IZABEL CARVALHO NUNES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05-27" calcext:value-type="date">
            <text:p>27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AA.117.1.000488/14-44</text:p>
          </table:table-cell>
          <table:table-cell table:style-name="ce12"/>
          <table:table-cell table:style-name="ce16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17" office:value-type="string" calcext:value-type="string">
            <text:p>JOSÉ ALVES FERREIRA JUNIOR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05-28" calcext:value-type="date">
            <text:p>28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AA.117.1.000458/14-47</text:p>
          </table:table-cell>
          <table:table-cell table:style-name="ce12"/>
          <table:table-cell table:style-name="ce16" office:value-type="string" calcext:value-type="string">
            <text:p>IDEPI – INSTITUTO DE DESENVOLVIMENTO DO PIAUÍ IDEPI</text:p>
          </table:table-cell>
          <table:table-cell table:style-name="ce12"/>
          <table:table-cell table:style-name="ce17" office:value-type="string" calcext:value-type="string">
            <text:p>INSTITUTO DE DESENVOLVIMENTO DO PIAUÍ IDEPI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05" calcext:value-type="date">
            <text:p>05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7" office:value-type="string" calcext:value-type="string">
            <text:p>AA.117.1.000687/14-12</text:p>
          </table:table-cell>
          <table:table-cell table:style-name="ce12"/>
          <table:table-cell table:style-name="ce16" office:value-type="string" calcext:value-type="string">
            <text:p>ESTADO DO PIAUI</text:p>
          </table:table-cell>
          <table:table-cell table:style-name="ce12"/>
          <table:table-cell table:style-name="ce17" office:value-type="string" calcext:value-type="string">
            <text:p>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5-29" calcext:value-type="date">
            <text:p>29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AA.117.1.000507/14-24</text:p>
          </table:table-cell>
          <table:table-cell table:style-name="ce12"/>
          <table:table-cell table:style-name="ce16" office:value-type="string" calcext:value-type="string">
            <text:p>EMATER – INSTITUTO DE ASSISTENCIA TÉCNICA E EXTENSÃO RURAL</text:p>
          </table:table-cell>
          <table:table-cell table:style-name="ce12"/>
          <table:table-cell table:style-name="ce17" office:value-type="string" calcext:value-type="string">
            <text:p>INSTITUTO DE ASSISTENCIA TÉCNICA E EXTENSÃO RURAL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06" calcext:value-type="date">
            <text:p>06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AA.117.1.000621/14-61</text:p>
          </table:table-cell>
          <table:table-cell table:style-name="ce12"/>
          <table:table-cell table:style-name="ce16" office:value-type="string" calcext:value-type="string">
            <text:p>SETUR – SECRETARIA DO TURISMO DO ESTADO DO PIAUI</text:p>
          </table:table-cell>
          <table:table-cell table:style-name="ce12"/>
          <table:table-cell table:style-name="ce17" office:value-type="string" calcext:value-type="string">
            <text:p>SECRETARIA DO TURISMO DO ESTADO DO PAIUÍ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6-17" calcext:value-type="date">
            <text:p>17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AA.117.1.000578/14-30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JAQUELINE RODRIGUES DE OLIV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18" calcext:value-type="date">
            <text:p>18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AA.117.1.000456/14-21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ANGELA MARIA MOURA BUENOS AIRES COE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18" calcext:value-type="date">
            <text:p>18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AA.117.1.000578/14-30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ANISIO SOARES BARBOSA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18" calcext:value-type="date">
            <text:p>18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AA.117.1.000687/14-12</text:p>
          </table:table-cell>
          <table:table-cell table:style-name="ce12"/>
          <table:table-cell table:style-name="ce16" office:value-type="string" calcext:value-type="string">
            <text:p>GOVERNO DO ESTADO</text:p>
          </table:table-cell>
          <table:table-cell table:style-name="ce12"/>
          <table:table-cell table:style-name="ce17" office:value-type="string" calcext:value-type="string">
            <text:p>ANTONIO JOSE DE MORAES SOUZ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19" calcext:value-type="date">
            <text:p>19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AA.117.1.000595/14-00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NEUSA MARIA DUARTE PINHEIR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23" calcext:value-type="date">
            <text:p>23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AA.117.1.000638/14-20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MARIA DO SOCORRO ADAD DE ALENCAR OLIV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25" calcext:value-type="date">
            <text:p>25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AA.117.1.000586/14-14</text:p>
          </table:table-cell>
          <table:table-cell table:style-name="ce12"/>
          <table:table-cell table:style-name="ce16" office:value-type="string" calcext:value-type="string">
            <text:p>SDR – SECRETARIA DE DESENVOLVIMENTO RURAL</text:p>
          </table:table-cell>
          <table:table-cell table:style-name="ce12"/>
          <table:table-cell table:style-name="ce17" office:value-type="string" calcext:value-type="string">
            <text:p>SECRETARIA DO DESENVOLVIMENTO RURAL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6-26" calcext:value-type="date">
            <text:p>26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AA.117.1.000646/14-03</text:p>
          </table:table-cell>
          <table:table-cell table:style-name="ce12"/>
          <table:table-cell table:style-name="ce16" office:value-type="string" calcext:value-type="string">
            <text:p>SETRE – SECRETARIA DO TRABALHO E EMPREENDEDORISMO</text:p>
          </table:table-cell>
          <table:table-cell table:style-name="ce12"/>
          <table:table-cell table:style-name="ce17" office:value-type="string" calcext:value-type="string">
            <text:p>SECRETARIA DO TRABALHO E EMPREENDEDORISM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6-25" calcext:value-type="date">
            <text:p>25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AA.117.1.000594/14-08</text:p>
          </table:table-cell>
          <table:table-cell table:style-name="ce12"/>
          <table:table-cell table:style-name="ce16" office:value-type="string" calcext:value-type="string">
            <text:p>SEMAR – SECRETARIA DO MEIO AMBIENTE E RECURSOS HIDRICOS</text:p>
          </table:table-cell>
          <table:table-cell table:style-name="ce12"/>
          <table:table-cell table:style-name="ce17" office:value-type="string" calcext:value-type="string">
            <text:p>SECRETARIA DO MEIO AMBIENTE E RECURSOS HIDIRICO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6-27" calcext:value-type="date">
            <text:p>27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AA.117.1.000704/14-87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LUCIDIO BESERRA PRIM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30" calcext:value-type="date">
            <text:p>30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AA.117.1.000651/13-39</text:p>
          </table:table-cell>
          <table:table-cell table:style-name="ce12"/>
          <table:table-cell table:style-name="ce16" office:value-type="string" calcext:value-type="string">
            <text:p>SECSEG – SECRETARIA DE SEGURANÇA PUBLICA</text:p>
          </table:table-cell>
          <table:table-cell table:style-name="ce12"/>
          <table:table-cell table:style-name="ce17" office:value-type="string" calcext:value-type="string">
            <text:p>ANTONIO MARCOS ALVES PESSO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6-30" calcext:value-type="date">
            <text:p>30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AA.117.1.000454/14-08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LANA GILMARA MEIRELES DE CARVA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7-01" calcext:value-type="date">
            <text:p>01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AA.117.1.000601/14-63</text:p>
          </table:table-cell>
          <table:table-cell table:style-name="ce12"/>
          <table:table-cell table:style-name="ce16" office:value-type="string" calcext:value-type="string">
            <text:p>CEPMPI – COORDENACAO ESTADUAL DE POLÍTICAS PÚBLICAS PARA AS MULHERES</text:p>
          </table:table-cell>
          <table:table-cell table:style-name="ce12"/>
          <table:table-cell table:style-name="ce17" office:value-type="string" calcext:value-type="string">
            <text:p>COORD ESTADUAL DE POLITICAS PUBLICAS PARA AS MULHERE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7-04" calcext:value-type="date">
            <text:p>04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AA.117.1.000595/14-00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SECRETARIA DE FAZENDA DO ESTADO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07-09" calcext:value-type="date">
            <text:p>09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AA.117.1.000653/14-84</text:p>
          </table:table-cell>
          <table:table-cell table:style-name="ce12"/>
          <table:table-cell table:style-name="ce16" office:value-type="string" calcext:value-type="string">
            <text:p>SEFAZ – SECRETARIA DE FAZENDA DO ESTADO DO PIAUI</text:p>
          </table:table-cell>
          <table:table-cell table:style-name="ce12"/>
          <table:table-cell table:style-name="ce17" office:value-type="string" calcext:value-type="string">
            <text:p>KARLA MARIA MAGALHAES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7-10" calcext:value-type="date">
            <text:p>10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CI.GAB.DG.ATI Nº005/14</text:p>
          </table:table-cell>
          <table:table-cell table:style-name="ce12"/>
          <table:table-cell table:style-name="ce16" office:value-type="string" calcext:value-type="string">
            <text:p>ATI – AGENCIA DE TECNOLOGIA DA INFORMACAO DO ESTADO</text:p>
          </table:table-cell>
          <table:table-cell table:style-name="ce12"/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7-11" calcext:value-type="date">
            <text:p>11/07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AA.117.1.000686/14-00</text:p>
          </table:table-cell>
          <table:table-cell table:style-name="ce12"/>
          <table:table-cell table:style-name="ce16" office:value-type="string" calcext:value-type="string">
            <text:p>FAPEPI – FUND DE AMPARO <text:s/>A PESQ DO ESTADO DO PIAUI PROF AFO</text:p>
          </table:table-cell>
          <table:table-cell table:style-name="ce12"/>
          <table:table-cell table:style-name="ce17" office:value-type="string" calcext:value-type="string">
            <text:p>FUND DE AMPARO A PESQ DO ESTADO DO PIAUI PROF AF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7-11" calcext:value-type="date">
            <text:p>11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AA.117.1.000714/14-86</text:p>
          </table:table-cell>
          <table:table-cell table:style-name="ce12"/>
          <table:table-cell table:style-name="ce16" office:value-type="string" calcext:value-type="string">
            <text:p>FUNDACAO ANTARES – FUNDACAO RADIO E TELEVISAO EDUCATIVA DO PIAUI</text:p>
          </table:table-cell>
          <table:table-cell table:style-name="ce12"/>
          <table:table-cell table:style-name="ce17" office:value-type="string" calcext:value-type="string">
            <text:p>FUNDACAO RADIO E TELEVISAO EDUCATIVA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7-16" calcext:value-type="date">
            <text:p>16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AA.117.1.000714/14-86</text:p>
          </table:table-cell>
          <table:table-cell table:style-name="ce12"/>
          <table:table-cell table:style-name="ce16" office:value-type="string" calcext:value-type="string">
            <text:p>FUNDACAO ANTARES – FUNDACAO RADIO E TELEVISAO EDUCATIVA DO PIAUI</text:p>
          </table:table-cell>
          <table:table-cell table:style-name="ce12"/>
          <table:table-cell table:style-name="ce17" office:value-type="string" calcext:value-type="string">
            <text:p>IGOR CARVALHO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7-16" calcext:value-type="date">
            <text:p>16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AA.117.1.000948/14-08</text:p>
          </table:table-cell>
          <table:table-cell table:style-name="ce12"/>
          <table:table-cell table:style-name="ce16" office:value-type="string" calcext:value-type="string">
            <text:p>SEPLAN – SECRETARIA DO PLANEJAMENTO</text:p>
          </table:table-cell>
          <table:table-cell table:style-name="ce12"/>
          <table:table-cell table:style-name="ce17" office:value-type="string" calcext:value-type="string">
            <text:p>SECRETARIA DE PLANEJAMENT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8-25" calcext:value-type="date">
            <text:p>25/08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AA.117.1.000881/14-47</text:p>
          </table:table-cell>
          <table:table-cell table:style-name="ce12"/>
          <table:table-cell table:style-name="ce16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17" office:value-type="string" calcext:value-type="string">
            <text:p>RAIMUNDO AUGUSTO LIMA NE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8-25" calcext:value-type="date">
            <text:p>25/08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AA.117.1.000574/14-02</text:p>
          </table:table-cell>
          <table:table-cell table:style-name="ce12"/>
          <table:table-cell table:style-name="ce16" office:value-type="string" calcext:value-type="string">
            <text:p>SEID – SECRETARIA ESTADUAL PARA INCLUSAO DA PESSOA COM DEFICENCIA</text:p>
          </table:table-cell>
          <table:table-cell table:style-name="ce12"/>
          <table:table-cell table:style-name="ce17" office:value-type="string" calcext:value-type="string">
            <text:p>SECRETARIA ESTADUAL PARA INCLUSAO DA PESSOA COM DEFICIENCI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9-04" calcext:value-type="date">
            <text:p>04/09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AA.117.1.000417/14-36</text:p>
          </table:table-cell>
          <table:table-cell table:style-name="ce12"/>
          <table:table-cell table:style-name="ce16" office:value-type="string" calcext:value-type="string">
            <text:p>JUCEPI – JUNTA COMERCIAL DO ESTADO DO PIAUI</text:p>
          </table:table-cell>
          <table:table-cell table:style-name="ce12"/>
          <table:table-cell table:style-name="ce17" office:value-type="string" calcext:value-type="string">
            <text:p>JUNTA COMERCIAL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08-08" calcext:value-type="date">
            <text:p>08/08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AA.117.1.001065/14-38</text:p>
          </table:table-cell>
          <table:table-cell table:style-name="ce12"/>
          <table:table-cell table:style-name="ce16" office:value-type="string" calcext:value-type="string">
            <text:p>SESAPI – SECRETARIA DE SAUDE DO ESTADO DO PIAUI</text:p>
          </table:table-cell>
          <table:table-cell table:style-name="ce12"/>
          <table:table-cell table:style-name="ce17" office:value-type="string" calcext:value-type="string">
            <text:p>MIROCLES CAMPOS VERAS NE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09-09" calcext:value-type="date">
            <text:p>09/09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AA.117.1.001147/14-40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CHARLES PORTO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0-17" calcext:value-type="date">
            <text:p>17/10/2014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AA.117.1.001147/14-40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LOURDES STELA DE ALENCAR MOT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0-28" calcext:value-type="date">
            <text:p>28/10/2014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AA.117.1.001210/14-70</text:p>
          </table:table-cell>
          <table:table-cell table:style-name="ce12"/>
          <table:table-cell table:style-name="ce16" office:value-type="string" calcext:value-type="string">
            <text:p>IMEPI – INSTITUTO DE METROLOGIA DO ESTADO DO PIAUI</text:p>
          </table:table-cell>
          <table:table-cell table:style-name="ce12"/>
          <table:table-cell table:style-name="ce17" office:value-type="string" calcext:value-type="string">
            <text:p>RANILSON DA CUNHA CONRAD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0-31" calcext:value-type="date">
            <text:p>31/10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AA.117.1.001205/14-14</text:p>
          </table:table-cell>
          <table:table-cell table:style-name="ce12"/>
          <table:table-cell table:style-name="ce16" office:value-type="string" calcext:value-type="string">
            <text:p>FUNDACAO CEPRO – FUND CENTRO DE PESQUISAS ECONOMICAS E SOCIAIS DO PIAUI</text:p>
          </table:table-cell>
          <table:table-cell table:style-name="ce12"/>
          <table:table-cell table:style-name="ce17" office:value-type="string" calcext:value-type="string">
            <text:p>FUND CENTRO DE PESQUISAS ECONOMICAS E SOCIAIS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10-30" calcext:value-type="date">
            <text:p>30/10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AA.117.1.001210/14-70</text:p>
          </table:table-cell>
          <table:table-cell table:style-name="ce12"/>
          <table:table-cell table:style-name="ce16" office:value-type="string" calcext:value-type="string">
            <text:p>IMEPI – INSTITUTO DE METROLOGIA DO ESTADO DO PIAUI</text:p>
          </table:table-cell>
          <table:table-cell table:style-name="ce12"/>
          <table:table-cell table:style-name="ce17" office:value-type="string" calcext:value-type="string">
            <text:p>ESPEDITO RODRIGUES DE OLIV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0-31" calcext:value-type="date">
            <text:p>31/10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AA.117.1.001036/14-43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11-03" calcext:value-type="date">
            <text:p>03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AA.117.1.001210/14-70</text:p>
          </table:table-cell>
          <table:table-cell table:style-name="ce12"/>
          <table:table-cell table:style-name="ce16" office:value-type="string" calcext:value-type="string">
            <text:p>INMEPI – INSTITUTO DE METROLOGIA DO ESTADO DO PIAUI</text:p>
          </table:table-cell>
          <table:table-cell table:style-name="ce12"/>
          <table:table-cell table:style-name="ce17" office:value-type="string" calcext:value-type="string">
            <text:p>INSTITUTO DE METROLOGI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11-04" calcext:value-type="date">
            <text:p>04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CI-CRSI – 21/2014</text:p>
          </table:table-cell>
          <table:table-cell table:style-name="ce12"/>
          <table:table-cell table:style-name="ce16" office:value-type="string" calcext:value-type="string">
            <text:p>ATI – AGENCIA DE TECNOLOGIA DA INFORMACAO DO ESTADO</text:p>
          </table:table-cell>
          <table:table-cell table:style-name="ce12"/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string" calcext:value-type="string">
            <text:p>EQP-A1</text:p>
          </table:table-cell>
          <table:table-cell table:style-name="ce29" office:value-type="date" office:date-value="2014-11-03" calcext:value-type="date">
            <text:p>03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AA.117.1.001092/14-07</text:p>
          </table:table-cell>
          <table:table-cell table:style-name="ce12"/>
          <table:table-cell table:style-name="ce16" office:value-type="string" calcext:value-type="string">
            <text:p>SEJU – SECRETARIA DA JUSTICA</text:p>
          </table:table-cell>
          <table:table-cell table:style-name="ce12"/>
          <table:table-cell table:style-name="ce17" office:value-type="string" calcext:value-type="string">
            <text:p>PIAUI – SECRETARIA DE JUSTIÇ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11-05" calcext:value-type="date">
            <text:p>05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CI.009/2014-Certificação Digital</text:p>
          </table:table-cell>
          <table:table-cell table:style-name="ce12"/>
          <table:table-cell table:style-name="ce16" office:value-type="string" calcext:value-type="string">
            <text:p>ATI – AGENCIA DE TECNOLOGIA DA INFORMACAO DO ESTADO</text:p>
          </table:table-cell>
          <table:table-cell table:style-name="ce12"/>
          <table:table-cell table:style-name="ce17" office:value-type="string" calcext:value-type="string">
            <text:p>SERGIO VENITIUS CAMPOS RAM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18" calcext:value-type="date">
            <text:p>18/1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OACY VANDRO MIRANDA E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1" calcext:value-type="date">
            <text:p>21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RILSON PEREIRA MALAQUIA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6" calcext:value-type="date">
            <text:p>26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EONARDO FONSECA BARBO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RMANO CARVALHO BARBO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VALTEMBERG DE BRITO FIRMEZ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MANOEL MESQUITA DE ARAUJO NE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EIKO LEAL MELO HOHMANN BRI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ROBERT RIOS MAGALHAES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NDREA DE JESUS CARVA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ULIO CESAR DUAILIBE SALEM FI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ILMARA GUIMARAES BEZERRA PESSO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EDVALDA REGINA XAVIER ALMEID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CARLA SAMARA MARTINS FERNAND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EANDRO FERRAZ DAMASCENO RIBEIR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MARCEL JOFFILY DE SOUZ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ERSON HENRIQUE SILVA SOU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WENDEL DAMASCENO SOU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ELEEN CARLA GOMES BRANDA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DAYANA SAMPAIO MEND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FONSO LIMA DA CRUZ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NA CAROLINA DE FREITAS TAPETY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NDREA MELO DE CARVALH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FRANCISCA HILDETH LEAL EVANGELISTA NUN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PAULA BATISTA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DANIELA NEVES BON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NGELA MARTINS SOARES BARR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ERISVALDO MARQUES DOS REI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2" calcext:value-type="date">
            <text:p>0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LICIA RODRIGUES BATISTA MARTIN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2" calcext:value-type="date">
            <text:p>0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DAYSE DOS SANTOS MARQU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4" calcext:value-type="date">
            <text:p>04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UIS ALVINO MARQUES PER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5" calcext:value-type="date">
            <text:p>0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KARLA CIBELE TELES DE MESQUITA ANDRADE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0" calcext:value-type="date">
            <text:p>10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SARAH VIEIRA MIRAND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WENIA DA SILVA MOU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KLESIA PAIVA MELO DE MORA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MARCELO MOITA PIEROT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ROSA MENDES VIANA FORMIG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OSE WELIGTON DE ANDRADE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IGO CASTELO BRANCO DE SAMPAI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ULIETA SAMPAIO NEVES AIR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SARA MARIA ARAUJO MEL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OSITA MARIA MACHADO RIBEIRO COST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2" calcext:value-type="date">
            <text:p>1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OSE CARLOS SOARES DE OLIV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6" calcext:value-type="date">
            <text:p>16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LYNNE PATRICIO DE ALMEIDA SANT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AA.117.1.001437/14-18</text:p>
          </table:table-cell>
          <table:table-cell table:style-name="ce12"/>
          <table:table-cell table:style-name="ce16" office:value-type="string" calcext:value-type="string">
            <text:p>SESAPI – SECRETARIA DE ESTADO DA SAUDE DO PIAUÍ</text:p>
          </table:table-cell>
          <table:table-cell table:style-name="ce12"/>
          <table:table-cell table:style-name="ce17" office:value-type="string" calcext:value-type="string">
            <text:p>JOSE FORT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23" calcext:value-type="date">
            <text:p>23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AA.117.1.001294/14-03</text:p>
          </table:table-cell>
          <table:table-cell table:style-name="ce12"/>
          <table:table-cell table:style-name="ce16" office:value-type="string" calcext:value-type="string">
            <text:p>DETRAN – DEPARTAMENTO ESTADUAL DE TRANSITO DO PIAUI</text:p>
          </table:table-cell>
          <table:table-cell table:style-name="ce12"/>
          <table:table-cell table:style-name="ce17" office:value-type="string" calcext:value-type="string">
            <text:p>DEPARTAMENTO ESTADUAL DE TRANSIT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11-26" calcext:value-type="date">
            <text:p>26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ERVASIO PIMENTEL FERNAND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VERONICA ACIOLY DE VASCONCELO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IA MEDEIROS DE CARMO IV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CARLA YASCAR BENTO FEITOSA BELCH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ISELA MENDES LOP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JULIANO DE OLIVEIRA LEONEL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PRISCILA GIMENES DO NASCIMEN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PRISCILA POEGERE RODRIGUES DA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GERMANA MELO BEZERRA DIOGENES PESSO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5" calcext:value-type="date">
            <text:p>0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IVIA DE OLIVEIRA REVORED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05" calcext:value-type="date">
            <text:p>0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AA.117.1.001146/14-38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4-11-21" calcext:value-type="date">
            <text:p>21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(APROVADO APENAS A URL TEDDIST.SEFAZ.PI.GOV.BR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HARADJA MICHELLINY DE FIGUEIREDO FREITAS FREITAG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LESSANDRO ANDRADE SPINDOL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FABRICIO MARCIO DE CASTRO ARAUJ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2" calcext:value-type="date">
            <text:p>1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FRANCISCO DE JESUS BARBOS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MYRTES MARIA DE FREITAS E SILV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ALZIRA MOTTA E BONA SOAR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VIVIANE PINHEIRO PIRES SETUBAL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IRANI ALBUQUERQUE BRI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DILENE BRANDAO LIM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UCIANA MOREIRA RAMOS DE ARAUJ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ELIZABETH MARIA MEMORIA AGUIA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LUDMILLA MARIA REIS PAES LANDIM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9" calcext:value-type="date">
            <text:p>19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FRANCISCO CARDOSO JAL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4-12-19" calcext:value-type="date">
            <text:p>19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AA.117.1000023/15-64</text:p>
          </table:table-cell>
          <table:table-cell table:style-name="ce12"/>
          <table:table-cell table:style-name="ce16" office:value-type="string" calcext:value-type="string">
            <text:p>SEINFRA – SECRETARIA DA INFRAESTRUTURA</text:p>
          </table:table-cell>
          <table:table-cell table:style-name="ce12"/>
          <table:table-cell table:style-name="ce17" office:value-type="string" calcext:value-type="string">
            <text:p>SECRETARIA DA INFRAESTRUTUR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4-12-29" calcext:value-type="date">
            <text:p>29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AA.117.1.000007/15-00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LUIZ ANTONIO BAPTISTA DA COSTA LEITE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07" calcext:value-type="date">
            <text:p>07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AA.117.1.001416/14-07</text:p>
          </table:table-cell>
          <table:table-cell table:style-name="ce12"/>
          <table:table-cell table:style-name="ce16" office:value-type="string" calcext:value-type="string">
            <text:p>IDTNP – INSTITUTO DE DOENCAS TROPICAIS NATAN PORTELA</text:p>
          </table:table-cell>
          <table:table-cell table:style-name="ce12"/>
          <table:table-cell table:style-name="ce17" office:value-type="string" calcext:value-type="string">
            <text:p>MARCELO CHAVES DE MIRAND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21" calcext:value-type="date">
            <text:p>21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AA.117.1.000093/15-68</text:p>
          </table:table-cell>
          <table:table-cell table:style-name="ce12"/>
          <table:table-cell table:style-name="ce16" office:value-type="string" calcext:value-type="string">
            <text:p>SEGOV – SECRETARIA DE GOVERNO</text:p>
          </table:table-cell>
          <table:table-cell table:style-name="ce12"/>
          <table:table-cell table:style-name="ce17" office:value-type="string" calcext:value-type="string">
            <text:p>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2" calcext:value-type="date">
            <text:p>22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(E-CNPJ C\ RESP. LEGAL ANTONIO JOSÉ DE MORAES SOUZA FILHO NO SISTEMA ANTIGO – SEM ACESSO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AA.117.1.000129/15-06</text:p>
          </table:table-cell>
          <table:table-cell table:style-name="ce12"/>
          <table:table-cell table:style-name="ce16" office:value-type="string" calcext:value-type="string">
            <text:p>GAMIL – GABINETE MILITAR</text:p>
          </table:table-cell>
          <table:table-cell table:style-name="ce12"/>
          <table:table-cell table:style-name="ce17" office:value-type="string" calcext:value-type="string">
            <text:p>JOSE WELLINGTON BARROSO DE ARAUJO DIA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22" calcext:value-type="date">
            <text:p>22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AA.117.1.000096/15-96</text:p>
          </table:table-cell>
          <table:table-cell table:style-name="ce12"/>
          <table:table-cell table:style-name="ce16" office:value-type="string" calcext:value-type="string">
            <text:p>GAMIL – GABINETE MILITAR</text:p>
          </table:table-cell>
          <table:table-cell table:style-name="ce12"/>
          <table:table-cell table:style-name="ce17" office:value-type="string" calcext:value-type="string">
            <text:p>CLAUDIO DE SOUZA BRITO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22" calcext:value-type="date">
            <text:p>22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AA.117.1.000107/15-92</text:p>
          </table:table-cell>
          <table:table-cell table:style-name="ce12"/>
          <table:table-cell table:style-name="ce16" office:value-type="string" calcext:value-type="string">
            <text:p>DETRAN – DEPARTAMENTO ESTADUAL DE TRANSITO DO PIAUI</text:p>
          </table:table-cell>
          <table:table-cell table:style-name="ce12"/>
          <table:table-cell table:style-name="ce17" office:value-type="string" calcext:value-type="string">
            <text:p>ARAO MARTINS DO REGO LOBA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3" calcext:value-type="date">
            <text:p>23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NÃO HOUVE COMPARECIMENTO PARA CONFERENCIA DE DOCUMENTOS E EMISSÃO DO TERMO DE TITULARIDADE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7" office:value-type="string" calcext:value-type="string">
            <text:p>AA.117.1.000086/15-97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EMILIO JOAQUIM DE OLIVEIRA JUNIOR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23" calcext:value-type="date">
            <text:p>23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AA.117.1.000086/15-97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CRISTIANO NATALICIO NEVES DE OLIVEI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23" calcext:value-type="date">
            <text:p>23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AA.117.1.000054/15-74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29" office:value-type="date" office:date-value="2015-01-26" calcext:value-type="date">
            <text:p>26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AA.117.1.000040/15-34</text:p>
          </table:table-cell>
          <table:table-cell table:style-name="ce12"/>
          <table:table-cell table:style-name="ce16" office:value-type="string" calcext:value-type="string">
            <text:p>SEFAZ – SECRETARIA DE ESTADO DA FAZENDA DO PIAUI</text:p>
          </table:table-cell>
          <table:table-cell table:style-name="ce12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6" calcext:value-type="date">
            <text:p>26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AA.117.1.000064/15-73</text:p>
          </table:table-cell>
          <table:table-cell table:style-name="ce12"/>
          <table:table-cell table:style-name="ce16" office:value-type="string" calcext:value-type="string">
            <text:p>SEPLAN – SECRETARIA DO PLANEJAMENTO</text:p>
          </table:table-cell>
          <table:table-cell table:style-name="ce12"/>
          <table:table-cell table:style-name="ce17" office:value-type="string" calcext:value-type="string">
            <text:p>SECRETARIA DO PLANEJAMENT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7" calcext:value-type="date">
            <text:p>27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CI.GAB.DG.ATI Nº001/14</text:p>
          </table:table-cell>
          <table:table-cell table:style-name="ce12"/>
          <table:table-cell table:style-name="ce16" office:value-type="string" calcext:value-type="string">
            <text:p>ATI – AGENCIA DE TECNOLOGIA DA INFORMACAO DO ESTADO</text:p>
          </table:table-cell>
          <table:table-cell table:style-name="ce12"/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9" calcext:value-type="date">
            <text:p>29/01/2015</text:p>
          </table:table-cell>
          <table:table-cell table:style-name="ce37"/>
          <table:table-cell table:style-name="ce17" office:value-type="string" calcext:value-type="string">
            <text:p>A CI VEIO COM A DATA ERRADA, DE 2014 QUANDO DEVERIA SER 2015.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AA.117.1.000139/15-00</text:p>
          </table:table-cell>
          <table:table-cell table:style-name="ce12"/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12"/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8" calcext:value-type="date">
            <text:p>28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AA.117.1.000187/15-95</text:p>
          </table:table-cell>
          <table:table-cell table:style-name="ce12"/>
          <table:table-cell table:style-name="ce16" office:value-type="string" calcext:value-type="string">
            <text:p>SEGOV – PIAUI SECRETARIA DE GOVERNO</text:p>
          </table:table-cell>
          <table:table-cell table:style-name="ce12"/>
          <table:table-cell table:style-name="ce17" office:value-type="string" calcext:value-type="string">
            <text:p>SECRETARIA DE GOVERNO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1-29" calcext:value-type="date">
            <text:p>29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AA.117.1.000100/15-23</text:p>
          </table:table-cell>
          <table:table-cell table:style-name="ce12"/>
          <table:table-cell table:style-name="ce16" office:value-type="string" calcext:value-type="string">
            <text:p>ADAPI – AGENCIA DE DEFESA AGROPECUARIA DO PIAUI</text:p>
          </table:table-cell>
          <table:table-cell table:style-name="ce12"/>
          <table:table-cell table:style-name="ce17" office:value-type="string" calcext:value-type="string">
            <text:p>MATEUS FARIAS MOURA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1-30" calcext:value-type="date">
            <text:p>30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AA.117.1.000097/15-01</text:p>
          </table:table-cell>
          <table:table-cell table:style-name="ce12"/>
          <table:table-cell table:style-name="ce16" office:value-type="string" calcext:value-type="string">
            <text:p>FUNSAUDE - FUNDO DE SAUDE DO ESTADO DO PIAUI</text:p>
          </table:table-cell>
          <table:table-cell table:style-name="ce12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2-02" calcext:value-type="date">
            <text:p>02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AA.117.1.000100/15-23</text:p>
          </table:table-cell>
          <table:table-cell table:style-name="ce12"/>
          <table:table-cell table:style-name="ce16" office:value-type="string" calcext:value-type="string">
            <text:p>ADAPI – AGENCIA DE DEFESA AGROPECUARIA DO PIAUI</text:p>
          </table:table-cell>
          <table:table-cell table:style-name="ce12"/>
          <table:table-cell table:style-name="ce17" office:value-type="string" calcext:value-type="string">
            <text:p>LENA MARIA ROCHA PATRICIO RODRIGUE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2-02" calcext:value-type="date">
            <text:p>02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AA.117.1.000097/15-01</text:p>
          </table:table-cell>
          <table:table-cell table:style-name="ce12"/>
          <table:table-cell table:style-name="ce16" office:value-type="string" calcext:value-type="string">
            <text:p>SESAPI – SECRETARIA DE ESTADO DA SAUDE</text:p>
          </table:table-cell>
          <table:table-cell table:style-name="ce12"/>
          <table:table-cell table:style-name="ce17" office:value-type="string" calcext:value-type="string">
            <text:p>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2-02" calcext:value-type="date">
            <text:p>02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AA.117.1.000077/15-03</text:p>
          </table:table-cell>
          <table:table-cell table:style-name="ce12"/>
          <table:table-cell table:style-name="ce16" office:value-type="string" calcext:value-type="string">
            <text:p>SETUR – SECRETARIA DO TURISMO DO ESTADO DO PIAUI</text:p>
          </table:table-cell>
          <table:table-cell table:style-name="ce12"/>
          <table:table-cell table:style-name="ce17" office:value-type="string" calcext:value-type="string">
            <text:p>SECRETARIA DE TURISM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2-03" calcext:value-type="date">
            <text:p>03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AA.117.1.000177/15-96</text:p>
          </table:table-cell>
          <table:table-cell table:style-name="ce12"/>
          <table:table-cell table:style-name="ce16" office:value-type="string" calcext:value-type="string">
            <text:p>VG – VICE-GOVERNADORIA DO ESTADO DO PIAUI</text:p>
          </table:table-cell>
          <table:table-cell table:style-name="ce12"/>
          <table:table-cell table:style-name="ce17" office:value-type="string" calcext:value-type="string">
            <text:p>MARIA DE LOURDES DESIDERIO FREITA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2-03" calcext:value-type="date">
            <text:p>03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/>
          <table:table-cell table:style-name="ce16" office:value-type="string" calcext:value-type="string">
            <text:p>DPG – DEFENSORIA PUBLICA DO ESTADO DO PIAUI</text:p>
          </table:table-cell>
          <table:table-cell table:style-name="ce12"/>
          <table:table-cell table:style-name="ce17" office:value-type="string" calcext:value-type="string">
            <text:p>DANIEL GAZE FABRIS</text:p>
          </table:table-cell>
          <table:table-cell table:style-name="ce17" office:value-type="string" calcext:value-type="string">
            <text:p>PF-A3</text:p>
          </table:table-cell>
          <table:table-cell table:style-name="ce29" office:value-type="date" office:date-value="2015-02-06" calcext:value-type="date">
            <text:p>06/02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AA.117.1.000053/15-61</text:p>
          </table:table-cell>
          <table:table-cell table:style-name="ce12"/>
          <table:table-cell table:style-name="ce16" office:value-type="string" calcext:value-type="string">
            <text:p>SECSEG <text:s/>– SECRETARIA DE SEGURANÇA PUBLICA</text:p>
          </table:table-cell>
          <table:table-cell table:style-name="ce12"/>
          <table:table-cell table:style-name="ce17" office:value-type="string" calcext:value-type="string">
            <text:p>SECRETARIA DE SEGURANÇA</text:p>
          </table:table-cell>
          <table:table-cell table:style-name="ce17" office:value-type="string" calcext:value-type="string">
            <text:p>PJ-A3</text:p>
          </table:table-cell>
          <table:table-cell table:style-name="ce29" office:value-type="date" office:date-value="2015-02-13" calcext:value-type="date">
            <text:p>13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AA.117.1.000178/15-01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8" office:value-type="string" calcext:value-type="string">
            <text:p>AA.117.1.000178/15-01</text:p>
          </table:table-cell>
          <table:table-cell table:style-name="ce12"/>
          <table:table-cell table:style-name="ce18" office:value-type="string" calcext:value-type="string">
            <text:p>SEFAZ – SECRETARIA DE ESTADO DA FAZENDA DO PIAUI</text:p>
          </table:table-cell>
          <table:table-cell table:style-name="ce12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8" office:value-type="string" calcext:value-type="string">
            <text:p>AA.117.1.000178/15-01</text:p>
          </table:table-cell>
          <table:table-cell table:style-name="ce12"/>
          <table:table-cell table:style-name="ce18" office:value-type="string" calcext:value-type="string">
            <text:p>SEFAZ – SECRETARIA DE ESTADO DA FAZENDA DO PIAUI</text:p>
          </table:table-cell>
          <table:table-cell table:style-name="ce12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8" office:value-type="string" calcext:value-type="string">
            <text:p>AA.117.1.000178/15-01</text:p>
          </table:table-cell>
          <table:table-cell table:style-name="ce12"/>
          <table:table-cell table:style-name="ce18" office:value-type="string" calcext:value-type="string">
            <text:p>SEFAZ – SECRETARIA DE ESTADO DA FAZENDA DO PIAUI</text:p>
          </table:table-cell>
          <table:table-cell table:style-name="ce12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8" office:value-type="string" calcext:value-type="string">
            <text:p>AA.117.1.000178/15-01</text:p>
          </table:table-cell>
          <table:table-cell table:style-name="ce12"/>
          <table:table-cell table:style-name="ce18" office:value-type="string" calcext:value-type="string">
            <text:p>SEFAZ – SECRETARIA DE ESTADO DA FAZENDA DO PIAUI</text:p>
          </table:table-cell>
          <table:table-cell table:style-name="ce12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8" office:value-type="string" calcext:value-type="string">
            <text:p>AA.117.1.000102/15-49</text:p>
          </table:table-cell>
          <table:table-cell table:style-name="ce12"/>
          <table:table-cell table:style-name="ce18" office:value-type="string" calcext:value-type="string">
            <text:p>IAPEP – INSTITUTO DE ASSIST E PREVID DO ESTADO DO PIAUI</text:p>
          </table:table-cell>
          <table:table-cell table:style-name="ce12"/>
          <table:table-cell table:style-name="ce25" office:value-type="string" calcext:value-type="string">
            <text:p>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8" office:value-type="string" calcext:value-type="string">
            <text:p>AA.117.1.000343/15-39</text:p>
          </table:table-cell>
          <table:table-cell table:style-name="ce12"/>
          <table:table-cell table:style-name="ce18" office:value-type="string" calcext:value-type="string">
            <text:p>IDP – INSTITUTO DE DESENVOLVIMENTO DO PIAUI</text:p>
          </table:table-cell>
          <table:table-cell table:style-name="ce12"/>
          <table:table-cell table:style-name="ce25" office:value-type="string" calcext:value-type="string">
            <text:p>INSTITUTO DE DESENVOLVIMENTO DO PIAUÍ IDEP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8" office:value-type="string" calcext:value-type="string">
            <text:p>AA.117.1.000079/15-16</text:p>
          </table:table-cell>
          <table:table-cell table:style-name="ce12"/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12"/>
          <table:table-cell table:style-name="ce25" office:value-type="string" calcext:value-type="string">
            <text:p>FUND CENTRO DE PESQUISAS ECONOMICAS E SOCIAIS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12" calcext:value-type="date">
            <text:p>12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8" office:value-type="string" calcext:value-type="string">
            <text:p>AA.117.1.000297/15-80</text:p>
          </table:table-cell>
          <table:table-cell table:style-name="ce12"/>
          <table:table-cell table:style-name="ce18" office:value-type="string" calcext:value-type="string">
            <text:p>EMATER – INSTITUTO DE ASSISTENCIA TECNICA E EXTENÇAO RURAL</text:p>
          </table:table-cell>
          <table:table-cell table:style-name="ce12"/>
          <table:table-cell table:style-name="ce25" office:value-type="string" calcext:value-type="string">
            <text:p>INSTITUTO DE ASSISTENCIA TÉCNICA E EXTENSÃO RURAL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8" office:value-type="string" calcext:value-type="string">
            <text:p>AA.117.1.001197/14-4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CONCEICAO DE MARIA SILVA NEGREIR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2-25" calcext:value-type="date">
            <text:p>25/02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8" office:value-type="string" calcext:value-type="string">
            <text:p>AA.117.1.000235/15-60</text:p>
          </table:table-cell>
          <table:table-cell table:style-name="ce12"/>
          <table:table-cell table:style-name="ce18" office:value-type="string" calcext:value-type="string">
            <text:p>FUNDAC – FUNDACAO CULTURAL DO PIAUI</text:p>
          </table:table-cell>
          <table:table-cell table:style-name="ce12"/>
          <table:table-cell table:style-name="ce25" office:value-type="string" calcext:value-type="string">
            <text:p>FUNDACAO CULTURAL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6" calcext:value-type="date">
            <text:p>26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8" office:value-type="string" calcext:value-type="string">
            <text:p>AA.117.1.000383/15-35</text:p>
          </table:table-cell>
          <table:table-cell table:style-name="ce12"/>
          <table:table-cell table:style-name="ce18" office:value-type="string" calcext:value-type="string">
            <text:p>ADH – AGENCIA DE DESENVOLVIMENTO HABITACIONAL </text:p>
          </table:table-cell>
          <table:table-cell table:style-name="ce12"/>
          <table:table-cell table:style-name="ce25" office:value-type="string" calcext:value-type="string">
            <text:p>FRANCISCO ALVARENG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2-26" calcext:value-type="date">
            <text:p>26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8" office:value-type="string" calcext:value-type="string">
            <text:p>AA.117.1.000192/15-40</text:p>
          </table:table-cell>
          <table:table-cell table:style-name="ce12"/>
          <table:table-cell table:style-name="ce18" office:value-type="string" calcext:value-type="string">
            <text:p>FUNDESP – FUNDACAO DO ESPORTES DO PIAUI</text:p>
          </table:table-cell>
          <table:table-cell table:style-name="ce12"/>
          <table:table-cell table:style-name="ce25" office:value-type="string" calcext:value-type="string">
            <text:p>FUNDACAO DOS ESPORTES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8" office:value-type="string" calcext:value-type="string">
            <text:p>AA.117.1.000372/15-23</text:p>
          </table:table-cell>
          <table:table-cell table:style-name="ce12"/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12"/>
          <table:table-cell table:style-name="ce25" office:value-type="string" calcext:value-type="string">
            <text:p>FUNDACAO RADIO E TELEVISAO EDUCATIVA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8" office:value-type="string" calcext:value-type="string">
            <text:p>AA.117.1.001197/14-4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NATALIA E SILVA DE ALMENDRA FREITA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2-26" calcext:value-type="date">
            <text:p>26/02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8" office:value-type="string" calcext:value-type="string">
            <text:p>AA.117.1.000160/15-28</text:p>
          </table:table-cell>
          <table:table-cell table:style-name="ce12"/>
          <table:table-cell table:style-name="ce18" office:value-type="string" calcext:value-type="string">
            <text:p>SEFAZ – SECRETARIA DE ESTADO DA FAZENDA DO PIAUI</text:p>
          </table:table-cell>
          <table:table-cell table:style-name="ce12"/>
          <table:table-cell table:style-name="ce25" office:value-type="string" calcext:value-type="string">
            <text:p>MARIA DAS MERCES LEAL DA COSTA PADU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02" calcext:value-type="date">
            <text:p>0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8" office:value-type="string" calcext:value-type="string">
            <text:p>AA.117.1.000317/15-72</text:p>
          </table:table-cell>
          <table:table-cell table:style-name="ce12"/>
          <table:table-cell table:style-name="ce18" office:value-type="string" calcext:value-type="string">
            <text:p>JUCEPI – JUNTA COMERCIAL DO ESTADO DO PIAUI</text:p>
          </table:table-cell>
          <table:table-cell table:style-name="ce12"/>
          <table:table-cell table:style-name="ce25" office:value-type="string" calcext:value-type="string">
            <text:p>JUNTA COMERCIAL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7" calcext:value-type="date">
            <text:p>27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8" office:value-type="string" calcext:value-type="string">
            <text:p>AA.117.1.000362/15-24</text:p>
          </table:table-cell>
          <table:table-cell table:style-name="ce12"/>
          <table:table-cell table:style-name="ce18" office:value-type="string" calcext:value-type="string">
            <text:p>UESPI – FUNDACAO UNIVERSIDADE ESTADUAL DO PIAUI</text:p>
          </table:table-cell>
          <table:table-cell table:style-name="ce12"/>
          <table:table-cell table:style-name="ce25" office:value-type="string" calcext:value-type="string">
            <text:p>FUNDACAO UNIVERDIDADE ESTADUAL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05" calcext:value-type="date">
            <text:p>05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8" office:value-type="string" calcext:value-type="string">
            <text:p>AA.117.1.000363/15-37</text:p>
          </table:table-cell>
          <table:table-cell table:style-name="ce12"/>
          <table:table-cell table:style-name="ce18" office:value-type="string" calcext:value-type="string">
            <text:p>UESPI – UNIVERSIDADE ESTADUAL DO PIAUI</text:p>
          </table:table-cell>
          <table:table-cell table:style-name="ce12"/>
          <table:table-cell table:style-name="ce25" office:value-type="string" calcext:value-type="string">
            <text:p>LEONARDO BATISTA ASSUNCA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03" calcext:value-type="date">
            <text:p>0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8" office:value-type="string" calcext:value-type="string">
            <text:p>AA.117.1.000363/15-37</text:p>
          </table:table-cell>
          <table:table-cell table:style-name="ce12"/>
          <table:table-cell table:style-name="ce18" office:value-type="string" calcext:value-type="string">
            <text:p>UESPI – UNIVERSIDADE ESTADUAL DO PIAUI</text:p>
          </table:table-cell>
          <table:table-cell table:style-name="ce12"/>
          <table:table-cell table:style-name="ce25" office:value-type="string" calcext:value-type="string">
            <text:p>MANOEL VICENTE OLIV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03" calcext:value-type="date">
            <text:p>0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8" office:value-type="string" calcext:value-type="string">
            <text:p>AA.117.1.000458/15-77</text:p>
          </table:table-cell>
          <table:table-cell table:style-name="ce12"/>
          <table:table-cell table:style-name="ce18" office:value-type="string" calcext:value-type="string">
            <text:p>ADH – AGENCIA DE DESENVOLVIMENTO HABITACIONAL </text:p>
          </table:table-cell>
          <table:table-cell table:style-name="ce12"/>
          <table:table-cell table:style-name="ce25" office:value-type="string" calcext:value-type="string">
            <text:p>AGENCIA DE DESENVOLVIMENTO HABITACIONAL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8" office:value-type="string" calcext:value-type="string">
            <text:p>AA.117.1.000127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JARDESON ROCHA DIA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8" office:value-type="string" calcext:value-type="string">
            <text:p>AA.117.1.000558/15-00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PLINIO CLERTON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8" office:value-type="string" calcext:value-type="string">
            <text:p>AA.117.1.000465/15-48</text:p>
          </table:table-cell>
          <table:table-cell table:style-name="ce12"/>
          <table:table-cell table:style-name="ce18" office:value-type="string" calcext:value-type="string">
            <text:p>CODROGAS – COORDENADORIA DE ENFRENTAMENTO AS DROGAS</text:p>
          </table:table-cell>
          <table:table-cell table:style-name="ce12"/>
          <table:table-cell table:style-name="ce25" office:value-type="string" calcext:value-type="string">
            <text:p>COORDENADORIA DE ENFRENTAMENTO AS DROGA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8" office:value-type="string" calcext:value-type="string">
            <text:p>AA.117.1.000457/15-64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MARCOS ANTONIO CELESTINO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1" calcext:value-type="date">
            <text:p>11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8" office:value-type="string" calcext:value-type="string">
            <text:p>AA.117.1.000457/15-64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JOSE LIMA COUTIN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1" calcext:value-type="date">
            <text:p>11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8" office:value-type="string" calcext:value-type="string">
            <text:p>AA.117.1.000490/15-04</text:p>
          </table:table-cell>
          <table:table-cell table:style-name="ce12"/>
          <table:table-cell table:style-name="ce18" office:value-type="string" calcext:value-type="string">
            <text:p>COJUV – COORDENADORIA DA JUVENTUDE DO ESTADO DO PIAUI</text:p>
          </table:table-cell>
          <table:table-cell table:style-name="ce12"/>
          <table:table-cell table:style-name="ce25" office:value-type="string" calcext:value-type="string">
            <text:p>COORDENADORIA DA JUVENTUDE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1" calcext:value-type="date">
            <text:p>11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8" office:value-type="string" calcext:value-type="string">
            <text:p>AA.117.1.000538/15-64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VALTER CID MENDES DANTA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8" office:value-type="string" calcext:value-type="string">
            <text:p>AA.117.1.000504/15-26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CARLOS HENRIQUE MENDES DA ROC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8" office:value-type="string" calcext:value-type="string">
            <text:p>AA.117.1.000559/15-75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FERNANDO EULALIO NUN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8" office:value-type="string" calcext:value-type="string">
            <text:p>AA.117.1.000099/15-14</text:p>
          </table:table-cell>
          <table:table-cell table:style-name="ce12"/>
          <table:table-cell table:style-name="ce18" office:value-type="string" calcext:value-type="string">
            <text:p>ADAPI – AGENCIA DE DEFESA AGROPECUARIO DO PIAUI</text:p>
          </table:table-cell>
          <table:table-cell table:style-name="ce12"/>
          <table:table-cell table:style-name="ce25" office:value-type="string" calcext:value-type="string">
            <text:p>AGENCIA DE DEFESA AGROPECUARIA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3" calcext:value-type="date">
            <text:p>1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8" office:value-type="string" calcext:value-type="string">
            <text:p>AA.117.1.000324/15-43</text:p>
          </table:table-cell>
          <table:table-cell table:style-name="ce12"/>
          <table:table-cell table:style-name="ce18" office:value-type="string" calcext:value-type="string">
            <text:p>DER – DEPARTAMENTO DE ESTRADAS DE RODAGEM DO PIAUI</text:p>
          </table:table-cell>
          <table:table-cell table:style-name="ce12"/>
          <table:table-cell table:style-name="ce25" office:value-type="string" calcext:value-type="string">
            <text:p>DEPARTAMENTO DE ESTRADAS DE RODAGEM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6" calcext:value-type="date">
            <text:p>16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8" office:value-type="string" calcext:value-type="string">
            <text:p>AA.117.1.000571/15-00</text:p>
          </table:table-cell>
          <table:table-cell table:style-name="ce12"/>
          <table:table-cell table:style-name="ce18" office:value-type="string" calcext:value-type="string">
            <text:p>INTERPI – INSTITUTO DE TERRAS DO PIAUI</text:p>
          </table:table-cell>
          <table:table-cell table:style-name="ce12"/>
          <table:table-cell table:style-name="ce25" office:value-type="string" calcext:value-type="string">
            <text:p>INSTITUTO DE TERRAS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7" calcext:value-type="date">
            <text:p>17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8" office:value-type="string" calcext:value-type="string">
            <text:p>AA.117.1.000575/15-32</text:p>
          </table:table-cell>
          <table:table-cell table:style-name="ce12"/>
          <table:table-cell table:style-name="ce18" office:value-type="string" calcext:value-type="string">
            <text:p>SETRANS – SECRETARIA ESTADUAL DOS TRANSPORTES</text:p>
          </table:table-cell>
          <table:table-cell table:style-name="ce12"/>
          <table:table-cell table:style-name="ce25" office:value-type="string" calcext:value-type="string">
            <text:p>SECRETARIA ESTADUAL DE TRANSPORTE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18" calcext:value-type="date">
            <text:p>18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ALOYSIO DE ABREU LIMA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0" calcext:value-type="date">
            <text:p>20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ANTENOR ALVES PEREIRA DA ROCH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3" calcext:value-type="date">
            <text:p>23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CARLOS GOMES DE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3" calcext:value-type="date">
            <text:p>23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8" office:value-type="string" calcext:value-type="string">
            <text:p>AA.117.1.000515/15-38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FONSO LIMA DA CRUZ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3" calcext:value-type="date">
            <text:p>2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FRANCISCO DAS CHAGAS MEDEIR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CARMEM BELMIRA VERAS PONTES DE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ALDEMAR MENDES DE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JOSE GUILHERME DO REGO MONTEIRO SOBRIN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JOSE WILSON HILL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5" calcext:value-type="date">
            <text:p>25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LAERCIO VINICIUS DO NASCIMEN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5" calcext:value-type="date">
            <text:p>25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EDMILSON ALVES DO NASCIMEN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5" calcext:value-type="date">
            <text:p>25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RITA DE CASSIA MIRANDA FONTEL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6" calcext:value-type="date">
            <text:p>26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LIANA REBOUCAS DE CASTRO FORT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6" calcext:value-type="date">
            <text:p>26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VIRGINIA FRANCIA VELOSO BORG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6" calcext:value-type="date">
            <text:p>26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SERGIO ROBERTO GENUINO DE OLIVEIRA BREUEL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7" calcext:value-type="date">
            <text:p>27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PATRICIA MARIA DA CRUZ ALENCA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7" calcext:value-type="date">
            <text:p>27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ARIOSVALDO RODRIGUES MONCA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27" calcext:value-type="date">
            <text:p>27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SOLANGE DE FATIMA VI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30" calcext:value-type="date">
            <text:p>30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MARIA ZORANILDES BARBOSA RIB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8" office:value-type="string" calcext:value-type="string">
            <text:p>AA.117.1.000616/15-36</text:p>
          </table:table-cell>
          <table:table-cell table:style-name="ce12"/>
          <table:table-cell table:style-name="ce18" office:value-type="string" calcext:value-type="string">
            <text:p>SDR – SECRETARIA DO DESENVOLVIMENTO RURAL</text:p>
          </table:table-cell>
          <table:table-cell table:style-name="ce12"/>
          <table:table-cell table:style-name="ce25" office:value-type="string" calcext:value-type="string">
            <text:p>SECRETARIA DO DESENVOLVIMENTO RURAL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ROSANA MARIA ARAUJO LEAL DE REZEN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VERA LUCIA MOREIRA CALAND BAS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EURIPEDES DE AGUIA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8" office:value-type="string" calcext:value-type="string">
            <text:p>AA.117.1.000366/15-65</text:p>
          </table:table-cell>
          <table:table-cell table:style-name="ce12"/>
          <table:table-cell table:style-name="ce18" office:value-type="string" calcext:value-type="string">
            <text:p>IMEPI – INSTITUTO DE METROLOGIA DO ESTADO DO PIAUI</text:p>
          </table:table-cell>
          <table:table-cell table:style-name="ce12"/>
          <table:table-cell table:style-name="ce25" office:value-type="string" calcext:value-type="string">
            <text:p>INSTITUTO DE METROLOGIA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FAZENDA DO ESTADO DO PIAUI</text:p>
          </table:table-cell>
          <table:table-cell table:style-name="ce12"/>
          <table:table-cell table:style-name="ce25" office:value-type="string" calcext:value-type="string">
            <text:p>ROMULO MEIRA LIMA FERR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8" office:value-type="string" calcext:value-type="string">
            <text:p>AA.117.1.001197/14-4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KEYLA FERREIRA DA SILVA PAILLARD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DO EGITO TAVARES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O SOCORRO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HERMILIO FRANCISCO DA SILV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09" calcext:value-type="date">
            <text:p>09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URICELIA LIMA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09" calcext:value-type="date">
            <text:p>09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DMILSON BRASIL LUSTOS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8" office:value-type="string" calcext:value-type="string">
            <text:p>AA.117.1.010777/16-3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CO MOREIRA DE SOUSA REIS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OTAVIO AUGUSTO LEARTH CUN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8" office:value-type="string" calcext:value-type="string">
            <text:p>AA.117.1.000654/15-17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FRANCISCO GUEDES DE SOUS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DALVACELI CAVALCANTI MENDES DE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URICIO ACCIOLY DALBUQUERQU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3" calcext:value-type="date">
            <text:p>13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O SOCORRO SENA CO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3" calcext:value-type="date">
            <text:p>13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RIBEIRO DE CARVALHO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OSE CHRISTINE YUI BARR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VALDENIR MARIANO PAZ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LAUDIO DE SOUSA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O ROSARIO LEAL DA COSTA ARCOVER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4" calcext:value-type="date">
            <text:p>14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HRISTIANE CARVALHO FONTENELL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4" calcext:value-type="date">
            <text:p>14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8" office:value-type="string" calcext:value-type="string">
            <text:p>AA.117.1.000557/15-5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ODISLEY SOARES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AINT CLAIR DE HOLANDA CAVALCANTE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6" calcext:value-type="date">
            <text:p>16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UIZ FERRAZ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6" calcext:value-type="date">
            <text:p>16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NOEL RAIMUNDO DA COSTA VAL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20" calcext:value-type="date">
            <text:p>2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TONIO GILSON CORREIA LIMA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27" calcext:value-type="date">
            <text:p>27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IARA DA SILVA XAVIE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27" calcext:value-type="date">
            <text:p>27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EVERO MARIA EULALIO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28" calcext:value-type="date">
            <text:p>2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ELIAS CURY LUSTOSA DE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8" office:value-type="string" calcext:value-type="string">
            <text:p>AA.117.1.001197/14-4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PATRCIA FERREIRA MONTE FEITO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4-30" calcext:value-type="date">
            <text:p>3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8" office:value-type="string" calcext:value-type="string">
            <text:p>AA.117.1.001197/14-4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OBERTO GONCALVES DE FREITAS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14" calcext:value-type="date">
            <text:p>14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8" office:value-type="string" calcext:value-type="string">
            <text:p>AA.117.1.000721/15-87</text:p>
          </table:table-cell>
          <table:table-cell table:style-name="ce12"/>
          <table:table-cell table:style-name="ce18" office:value-type="string" calcext:value-type="string">
            <text:p>COORD ESTADUAL DE POLITICAS PUBLIC PARA AS MULHERES</text:p>
          </table:table-cell>
          <table:table-cell table:style-name="ce12"/>
          <table:table-cell table:style-name="ce25" office:value-type="string" calcext:value-type="string">
            <text:p>COORD ESTADUAL DE POLITICAS PUBLICAS PARA AS MULHERE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5-15" calcext:value-type="date">
            <text:p>15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8" office:value-type="string" calcext:value-type="string">
            <text:p>AA.117.1.000654/15-47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FRANCISCO GUEDES DE SOUS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19" calcext:value-type="date">
            <text:p>19/05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9" office:value-type="string" calcext:value-type="string">
            <text:p>AA.117.1.000862/15-81</text:p>
          </table:table-cell>
          <table:table-cell table:style-name="ce12"/>
          <table:table-cell table:style-name="ce19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6" office:value-type="string" calcext:value-type="string">
            <text:p>RITA DE CASSIA MIRANDA FONTELES</text:p>
          </table:table-cell>
          <table:table-cell table:style-name="ce26" office:value-type="string" calcext:value-type="string">
            <text:p>PF-A3</text:p>
          </table:table-cell>
          <table:table-cell table:style-name="ce32" office:value-type="date" office:date-value="2015-05-19" calcext:value-type="date">
            <text:p>19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8" office:value-type="string" calcext:value-type="string">
            <text:p>AA.117.1.000789/15-53</text:p>
          </table:table-cell>
          <table:table-cell table:style-name="ce12"/>
          <table:table-cell table:style-name="ce18" office:value-type="string" calcext:value-type="string">
            <text:p>SEMAR – SECRETARIA DO MEIO AMBIENTE E RECURSOS HIDRICOS</text:p>
          </table:table-cell>
          <table:table-cell table:style-name="ce12"/>
          <table:table-cell table:style-name="ce25" office:value-type="string" calcext:value-type="string">
            <text:p>SECRETARIA DO MEIO AMBIENTE E RECURSOS HIDIRICO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5-21" calcext:value-type="date">
            <text:p>21/05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8" office:value-type="string" calcext:value-type="string">
            <text:p>AA.117.1.000938/15-26</text:p>
          </table:table-cell>
          <table:table-cell table:style-name="ce12"/>
          <table:table-cell table:style-name="ce18" office:value-type="string" calcext:value-type="string">
            <text:p>JUCEPI – JUNTA COMERCIAL DO ESTADO</text:p>
          </table:table-cell>
          <table:table-cell table:style-name="ce12"/>
          <table:table-cell table:style-name="ce25" office:value-type="string" calcext:value-type="string">
            <text:p>JUNTA COMERCIAL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5-29" calcext:value-type="date">
            <text:p>29/05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8" office:value-type="string" calcext:value-type="string">
            <text:p>AA.117.1.000862/15-81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ORLANDO BARBOSA PAZ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28" calcext:value-type="date">
            <text:p>28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8" office:value-type="string" calcext:value-type="string">
            <text:p>AA.117.1.000976/15-07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DARCY SIQUEIRA ALBUQUERQUE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6-03" calcext:value-type="date">
            <text:p>03/06/2015</text:p>
          </table:table-cell>
          <table:table-cell table:style-name="ce37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8" office:value-type="string" calcext:value-type="string">
            <text:p>AA.117.1.000975/15-81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6-03" calcext:value-type="date">
            <text:p>03/06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8" office:value-type="string" calcext:value-type="string">
            <text:p>AA.117.1.000416/15-55</text:p>
          </table:table-cell>
          <table:table-cell table:style-name="ce12"/>
          <table:table-cell table:style-name="ce18" office:value-type="string" calcext:value-type="string">
            <text:p>CIDADES – SECRETARIA DAS CIDADES</text:p>
          </table:table-cell>
          <table:table-cell table:style-name="ce12"/>
          <table:table-cell table:style-name="ce25" office:value-type="string" calcext:value-type="string">
            <text:p>SECRETARIA DAS CIDADE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6-22" calcext:value-type="date">
            <text:p>22/06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8" office:value-type="string" calcext:value-type="string">
            <text:p>CI-CRSI 30/2015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GENCIA DE TECNOLOGIA DA INFORMACAO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6-11" calcext:value-type="date">
            <text:p>11/06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8" office:value-type="string" calcext:value-type="string">
            <text:p>CI-CRSI 30/2015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GENCIA DE TECNOLOGIA DA INFORMACAO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6-11" calcext:value-type="date">
            <text:p>11/06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8" office:value-type="string" calcext:value-type="string">
            <text:p>AA.117.1.000645/15-20</text:p>
          </table:table-cell>
          <table:table-cell table:style-name="ce12"/>
          <table:table-cell table:style-name="ce18" office:value-type="string" calcext:value-type="string">
            <text:p>SEDUC – SECRETARIA DE EDUCAÇÃO DO PIAUI</text:p>
          </table:table-cell>
          <table:table-cell table:style-name="ce12"/>
          <table:table-cell table:style-name="ce25" office:value-type="string" calcext:value-type="string">
            <text:p>SECRETARIA DE EDUCACAO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6-24" calcext:value-type="date">
            <text:p>24/06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LEMENTE COUTO PARENTES FORT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26" calcext:value-type="date">
            <text:p>26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ESUS DO REGO MONTEIRO SOBRAL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7-02" calcext:value-type="date">
            <text:p>02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8" office:value-type="string" calcext:value-type="string">
            <text:p>AA.117.1.000851/15-04</text:p>
          </table:table-cell>
          <table:table-cell table:style-name="ce12"/>
          <table:table-cell table:style-name="ce18" office:value-type="string" calcext:value-type="string">
            <text:p>SEINFRA – SECRETARIA DA INFRAESTRUTURA</text:p>
          </table:table-cell>
          <table:table-cell table:style-name="ce12"/>
          <table:table-cell table:style-name="ce25" office:value-type="string" calcext:value-type="string">
            <text:p>SECRETARIA DA INFRAESTRUTUR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8" office:value-type="string" calcext:value-type="string">
            <text:p>AA.117.1.001179/15-93</text:p>
          </table:table-cell>
          <table:table-cell table:style-name="ce12"/>
          <table:table-cell table:style-name="ce18" office:value-type="string" calcext:value-type="string">
            <text:p>ALEPI – ASSEMBLEIA LEGISLATIVA DO PIAUI</text:p>
          </table:table-cell>
          <table:table-cell table:style-name="ce12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8" office:value-type="string" calcext:value-type="string">
            <text:p>AA.117.1.000819/15-45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8" office:value-type="string" calcext:value-type="string">
            <text:p>AA.117.1.001225/15-42</text:p>
          </table:table-cell>
          <table:table-cell table:style-name="ce12"/>
          <table:table-cell table:style-name="ce18" office:value-type="string" calcext:value-type="string">
            <text:p>EMGERPI – EMPRESA DE GESTAO DE RECURSOS DO ESTADO DO PIAUI</text:p>
          </table:table-cell>
          <table:table-cell table:style-name="ce12"/>
          <table:table-cell table:style-name="ce25" office:value-type="string" calcext:value-type="string">
            <text:p>GILCELENNY CARVALHO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7-15" calcext:value-type="date">
            <text:p>15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8" office:value-type="string" calcext:value-type="string">
            <text:p>AA.117.1.001225/15-42</text:p>
          </table:table-cell>
          <table:table-cell table:style-name="ce12"/>
          <table:table-cell table:style-name="ce18" office:value-type="string" calcext:value-type="string">
            <text:p>EMGERPI – EMPRESA DE GESTAO DE RECURSOS DO ESTADO DO PIAUI</text:p>
          </table:table-cell>
          <table:table-cell table:style-name="ce12"/>
          <table:table-cell table:style-name="ce25" office:value-type="string" calcext:value-type="string">
            <text:p>MARIA HELENA FORTES DE OLIVEIRA PASS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7-15" calcext:value-type="date">
            <text:p>15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8" office:value-type="string" calcext:value-type="string">
            <text:p>AA.117.1.001270/15-07</text:p>
          </table:table-cell>
          <table:table-cell table:style-name="ce12"/>
          <table:table-cell table:style-name="ce18" office:value-type="string" calcext:value-type="string">
            <text:p>SECULT – SECRETARIA DA CULTURA</text:p>
          </table:table-cell>
          <table:table-cell table:style-name="ce12"/>
          <table:table-cell table:style-name="ce25" office:value-type="string" calcext:value-type="string">
            <text:p>SECRETARIA DA CULTUR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7-23" calcext:value-type="date">
            <text:p>23/07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8" office:value-type="string" calcext:value-type="string">
            <text:p>AA.117.1.000667/15-44</text:p>
          </table:table-cell>
          <table:table-cell table:style-name="ce12"/>
          <table:table-cell table:style-name="ce18" office:value-type="string" calcext:value-type="string">
            <text:p>SEID – SECRETARIA ESTADUAL PARA INCLUSAO DA PESSOA COM DEFICIENCIA</text:p>
          </table:table-cell>
          <table:table-cell table:style-name="ce12"/>
          <table:table-cell table:style-name="ce25" office:value-type="string" calcext:value-type="string">
            <text:p>SECRETARIA ESTADUAL PARA INCLUSAO DA PESSSOA COM DEFICIENCI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7-30" calcext:value-type="date">
            <text:p>30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8" office:value-type="string" calcext:value-type="string">
            <text:p>AA.117.1.000711/15-88</text:p>
          </table:table-cell>
          <table:table-cell table:style-name="ce12"/>
          <table:table-cell table:style-name="ce18" office:value-type="string" calcext:value-type="string">
            <text:p>CCOM – COORDENADORIA DE COMUNICACAO SOCIAL</text:p>
          </table:table-cell>
          <table:table-cell table:style-name="ce12"/>
          <table:table-cell table:style-name="ce25" office:value-type="string" calcext:value-type="string">
            <text:p>COORDENADORIA DE COMUNICAÇÃO SOCIAL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7-31" calcext:value-type="date">
            <text:p>31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8" office:value-type="string" calcext:value-type="string">
            <text:p>AA.117.1.001234/15-39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LUIZ GONZAGA SOARES VIAN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8-05" calcext:value-type="date">
            <text:p>05/08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8" office:value-type="string" calcext:value-type="string">
            <text:p>AA.117.1.001222/15-1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J-A1</text:p>
          </table:table-cell>
          <table:table-cell table:style-name="ce31" office:value-type="date" office:date-value="2015-08-13" calcext:value-type="date">
            <text:p>13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8" office:value-type="string" calcext:value-type="string">
            <text:p>AA.117.1.001348/15-6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08-13" calcext:value-type="date">
            <text:p>13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8" office:value-type="string" calcext:value-type="string">
            <text:p>AA.117.1.000583/15-16</text:p>
          </table:table-cell>
          <table:table-cell table:style-name="ce12"/>
          <table:table-cell table:style-name="ce18" office:value-type="string" calcext:value-type="string">
            <text:p>DEFESA CIVIL – SECRETARIA DE ESTADO DA DEFESA CIVIL</text:p>
          </table:table-cell>
          <table:table-cell table:style-name="ce12"/>
          <table:table-cell table:style-name="ce25" office:value-type="string" calcext:value-type="string">
            <text:p>SECRETARIA ESTADUAL DE DEFESA CIVIL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8-19" calcext:value-type="date">
            <text:p>19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8" office:value-type="string" calcext:value-type="string">
            <text:p>CI GIS Nº 001/15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WESLLEY OLIVEIRA MACHADO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8-24" calcext:value-type="date">
            <text:p>24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8" office:value-type="string" calcext:value-type="string">
            <text:p>AA.117.1.001342/15-08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FLAVIO COELHO DE ALBUQUERQU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8-26" calcext:value-type="date">
            <text:p>26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8" office:value-type="string" calcext:value-type="string">
            <text:p>AA.117.1.001342/15-08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KILDERE RONNE DE CARVALHO SOUZ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8-26" calcext:value-type="date">
            <text:p>26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8" office:value-type="string" calcext:value-type="string">
            <text:p>AA.117.1.001315/15-39</text:p>
          </table:table-cell>
          <table:table-cell table:style-name="ce12"/>
          <table:table-cell table:style-name="ce18" office:value-type="string" calcext:value-type="string">
            <text:p>IASP – INSTITUTO DE ASSIST E PREVID DO ESTADO DO PIAUI</text:p>
          </table:table-cell>
          <table:table-cell table:style-name="ce12"/>
          <table:table-cell table:style-name="ce25" office:value-type="string" calcext:value-type="string">
            <text:p>DANIELE AMORIM AIT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8-27" calcext:value-type="date">
            <text:p>27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8" office:value-type="string" calcext:value-type="string">
            <text:p>CI-DTID-086/15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DAVID AMARAL AVELIN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8-27" calcext:value-type="date">
            <text:p>27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8" office:value-type="string" calcext:value-type="string">
            <text:p>AA.117.1.001417/15-4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NORMA BRANDAO DE LAVENERE MACHADO DANTA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01" calcext:value-type="date">
            <text:p>01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8" office:value-type="string" calcext:value-type="string">
            <text:p>AA.117.1.001312/15-00</text:p>
          </table:table-cell>
          <table:table-cell table:style-name="ce12"/>
          <table:table-cell table:style-name="ce18" office:value-type="string" calcext:value-type="string">
            <text:p>SETRE – SECRETARIA DO TRABALHO E EMPREENDEDORISMO</text:p>
          </table:table-cell>
          <table:table-cell table:style-name="ce12"/>
          <table:table-cell table:style-name="ce25" office:value-type="string" calcext:value-type="string">
            <text:p>GESSIVALDO ISAIAS DE CARVALHO SILV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8" office:value-type="string" calcext:value-type="string">
            <text:p>CI-CRSI 61/2015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CARLOS AUGUSTO RIBEIRO DA SILVA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8" office:value-type="string" calcext:value-type="string">
            <text:p>CI-CRSI 61/2015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NDRE HENRY IBIAPINA E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8" office:value-type="string" calcext:value-type="string">
            <text:p>AA.117.1.001430/15-89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VALTEMBERG DE BRITO FIRMEZ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8" office:value-type="string" calcext:value-type="string">
            <text:p>AA.117.1.001413/15-09</text:p>
          </table:table-cell>
          <table:table-cell table:style-name="ce12"/>
          <table:table-cell table:style-name="ce18" office:value-type="string" calcext:value-type="string">
            <text:p>SEGOV – PIAUI SECRETARIA DE GOVERNO</text:p>
          </table:table-cell>
          <table:table-cell table:style-name="ce12"/>
          <table:table-cell table:style-name="ce25" office:value-type="string" calcext:value-type="string">
            <text:p>MARIA DO SOCORRO VI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03" calcext:value-type="date">
            <text:p>03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8" office:value-type="string" calcext:value-type="string">
            <text:p>AA.117.1.001370/15-90</text:p>
          </table:table-cell>
          <table:table-cell table:style-name="ce12"/>
          <table:table-cell table:style-name="ce18" office:value-type="string" calcext:value-type="string">
            <text:p>INSTITUTO DE TERRAS DO PIAUI – INTERPI</text:p>
          </table:table-cell>
          <table:table-cell table:style-name="ce12"/>
          <table:table-cell table:style-name="ce25" office:value-type="string" calcext:value-type="string">
            <text:p>JOSE OSMAR ALVE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9-25" calcext:value-type="date">
            <text:p>25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8" office:value-type="string" calcext:value-type="string">
            <text:p>AA.117.1.001496/15-3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UDA TUPINAMBA RODRIGUES CALAND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24" calcext:value-type="date">
            <text:p>24/09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 (APENAS O SR. RUDÁ COMPARECEU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8" office:value-type="string" calcext:value-type="string">
            <text:p>AA.117.1.001503/15-08</text:p>
          </table:table-cell>
          <table:table-cell table:style-name="ce12"/>
          <table:table-cell table:style-name="ce18" office:value-type="string" calcext:value-type="string">
            <text:p>CDSOL – COODENADORIAA DE DESELVOLVIMENTO SOCIAL E LAZER</text:p>
          </table:table-cell>
          <table:table-cell table:style-name="ce12"/>
          <table:table-cell table:style-name="ce25" office:value-type="string" calcext:value-type="string">
            <text:p>SIMONE PEREIRA DE FARIAS ARAUJO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9-21" calcext:value-type="date">
            <text:p>21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8" office:value-type="string" calcext:value-type="string">
            <text:p>AA.117.1.001628/15-32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MARCOS MARTINS DE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30" calcext:value-type="date">
            <text:p>30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8" office:value-type="string" calcext:value-type="string">
            <text:p>AA.117.1.001524/15-06</text:p>
          </table:table-cell>
          <table:table-cell table:style-name="ce12"/>
          <table:table-cell table:style-name="ce18" office:value-type="string" calcext:value-type="string">
            <text:p>COORDENADORIA DE FOMENTO A IRRIGACAO</text:p>
          </table:table-cell>
          <table:table-cell table:style-name="ce12"/>
          <table:table-cell table:style-name="ce25" office:value-type="string" calcext:value-type="string">
            <text:p>BENEDITO DE CARVALHO S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9-29" calcext:value-type="date">
            <text:p>29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8" office:value-type="string" calcext:value-type="string">
            <text:p>AA.117.1.000079/15-16</text:p>
          </table:table-cell>
          <table:table-cell table:style-name="ce12"/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12"/>
          <table:table-cell table:style-name="ce25" office:value-type="string" calcext:value-type="string">
            <text:p>FUND CENTRO DE PESQUISAS ECONOMICAS E SOCIAIS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8" office:value-type="string" calcext:value-type="string">
            <text:p>AA.117.1.001122/15-29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CARLOS HENRIQUE MENDES DA ROC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9-26" calcext:value-type="date">
            <text:p>26/09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8"/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CLAUDIA ELITA NOGUEIRA MARQUES ALV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10-09" calcext:value-type="date">
            <text:p>09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8" office:value-type="string" calcext:value-type="string">
            <text:p>AA.117.1.001658/15-30</text:p>
          </table:table-cell>
          <table:table-cell table:style-name="ce12"/>
          <table:table-cell table:style-name="ce18" office:value-type="string" calcext:value-type="string">
            <text:p>ALEPI – ASSEMBLEIA LEGISLATIVA DO ESTADO DO PIAUI</text:p>
          </table:table-cell>
          <table:table-cell table:style-name="ce12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10-05" calcext:value-type="date">
            <text:p>05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8" office:value-type="string" calcext:value-type="string">
            <text:p>AA.117.1.001629/15-45</text:p>
          </table:table-cell>
          <table:table-cell table:style-name="ce12"/>
          <table:table-cell table:style-name="ce18" office:value-type="string" calcext:value-type="string">
            <text:p>INSTITUTO DE AGUA E ESGOTOS DO ESTADO DO PIAUI</text:p>
          </table:table-cell>
          <table:table-cell table:style-name="ce12"/>
          <table:table-cell table:style-name="ce25" office:value-type="string" calcext:value-type="string">
            <text:p>INSTITUTO DE AGUAS E ESGOTOS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10-27" calcext:value-type="date">
            <text:p>27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8" office:value-type="string" calcext:value-type="string">
            <text:p>AA.117.1.001635/15-03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SHEILA DE ANDRADE FERR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10-23" calcext:value-type="date">
            <text:p>23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8" office:value-type="string" calcext:value-type="string">
            <text:p>AA.117.1.001348/15-6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ECRETARIA DE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11-05" calcext:value-type="date">
            <text:p>05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8" office:value-type="string" calcext:value-type="string">
            <text:p>AA.117.1.001817/15-01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UELY FREITAS REZEN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11-12" calcext:value-type="date">
            <text:p>12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8" office:value-type="string" calcext:value-type="string">
            <text:p>AA.117.1.001827/15-0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OMANTO DELBA MOREIRA ROSAD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11-18" calcext:value-type="date">
            <text:p>18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8"/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JAMES CLEYTON RIBEIRO DO NASCIMENTO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5-11-20" calcext:value-type="date">
            <text:p>20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8" office:value-type="string" calcext:value-type="string">
            <text:p>AA.117.1.001457/15-46</text:p>
          </table:table-cell>
          <table:table-cell table:style-name="ce12"/>
          <table:table-cell table:style-name="ce18" office:value-type="string" calcext:value-type="string">
            <text:p>COODENADORIA DE FOMENTO AO SANEAMENTO RURAL</text:p>
          </table:table-cell>
          <table:table-cell table:style-name="ce12"/>
          <table:table-cell table:style-name="ce25" office:value-type="string" calcext:value-type="string">
            <text:p>GILBERTO GOMES DE MEDEIRO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11-26" calcext:value-type="date">
            <text:p>26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8" office:value-type="string" calcext:value-type="string">
            <text:p>AA.117.1.001857/15-08</text:p>
          </table:table-cell>
          <table:table-cell table:style-name="ce12"/>
          <table:table-cell table:style-name="ce18" office:value-type="string" calcext:value-type="string">
            <text:p>SEDET – SECRETARIA DE DESENVOLVIMENTO ECONOMICO E TECNOLOGICO</text:p>
          </table:table-cell>
          <table:table-cell table:style-name="ce12"/>
          <table:table-cell table:style-name="ce25" office:value-type="string" calcext:value-type="string">
            <text:p>JOSE ICEMAR LAVOR NER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12-01" calcext:value-type="date">
            <text:p>01/1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8" office:value-type="string" calcext:value-type="string">
            <text:p>AA.117.1.001942/15-50</text:p>
          </table:table-cell>
          <table:table-cell table:style-name="ce12"/>
          <table:table-cell table:style-name="ce18" office:value-type="string" calcext:value-type="string">
            <text:p>SETUR – SECRETARIA DO TURISMO DO ESTADO DO PIAUI</text:p>
          </table:table-cell>
          <table:table-cell table:style-name="ce12"/>
          <table:table-cell table:style-name="ce25" office:value-type="string" calcext:value-type="string">
            <text:p>FLAVIO RODRIGUES NOGUEIRA JUNIOR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12-15" calcext:value-type="date">
            <text:p>15/1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8" office:value-type="string" calcext:value-type="string">
            <text:p>AA.117.1.001948/15-07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MARCIA DA COSTA SAN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1-11" calcext:value-type="date">
            <text:p>11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8" office:value-type="string" calcext:value-type="string">
            <text:p>AA.117.1.000001/17-7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HARLES DEGAULLE RIBEIRO BATI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1-05" calcext:value-type="date">
            <text:p>05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8" office:value-type="string" calcext:value-type="string">
            <text:p>OF N 0087.2016</text:p>
          </table:table-cell>
          <table:table-cell table:style-name="ce12"/>
          <table:table-cell table:style-name="ce18" office:value-type="string" calcext:value-type="string">
            <text:p>UESPI – FUNDACAO UNIVERSIDADE ESTADUAL DO PIAUI</text:p>
          </table:table-cell>
          <table:table-cell table:style-name="ce12"/>
          <table:table-cell table:style-name="ce25" office:value-type="string" calcext:value-type="string">
            <text:p>MARIVALDO DE OLIVEIRA MEND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1-27" calcext:value-type="date">
            <text:p>27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8" office:value-type="string" calcext:value-type="string">
            <text:p>AA.117.1.000150/16-5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J-A1</text:p>
          </table:table-cell>
          <table:table-cell table:style-name="ce31" office:value-type="date" office:date-value="2016-01-28" calcext:value-type="date">
            <text:p>28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8" office:value-type="string" calcext:value-type="string">
            <text:p>AL-P-03</text:p>
          </table:table-cell>
          <table:table-cell table:style-name="ce12"/>
          <table:table-cell table:style-name="ce18" office:value-type="string" calcext:value-type="string">
            <text:p>ALEPI – ASSEMBLEIA LEGISLATIVA DO ESTADO DO PIAUI</text:p>
          </table:table-cell>
          <table:table-cell table:style-name="ce12"/>
          <table:table-cell table:style-name="ce25" office:value-type="string" calcext:value-type="string">
            <text:p>GUILHERME CAVALCANTE DE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1-29" calcext:value-type="date">
            <text:p>29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8" office:value-type="string" calcext:value-type="string">
            <text:p>AA.117.1.000203/16-77</text:p>
          </table:table-cell>
          <table:table-cell table:style-name="ce12"/>
          <table:table-cell table:style-name="ce18" office:value-type="string" calcext:value-type="string">
            <text:p>SECSEG <text:s/>– SECRETARIA DE SEGURANÇA PUBLICA</text:p>
          </table:table-cell>
          <table:table-cell table:style-name="ce12"/>
          <table:table-cell table:style-name="ce25" office:value-type="string" calcext:value-type="string">
            <text:p>FABIO ABREU COST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2-18" calcext:value-type="date">
            <text:p>18/0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8" office:value-type="string" calcext:value-type="string">
            <text:p>AA.117.1.000305/16-88</text:p>
          </table:table-cell>
          <table:table-cell table:style-name="ce12"/>
          <table:table-cell table:style-name="ce18" office:value-type="string" calcext:value-type="string">
            <text:p>SEMINPER – SECRETARIA DE MINERACAO PETROLE E ENERGIAS RENOVAVEIS</text:p>
          </table:table-cell>
          <table:table-cell table:style-name="ce12"/>
          <table:table-cell table:style-name="ce25" office:value-type="string" calcext:value-type="string">
            <text:p>LUIZ COELHO DA LUZ FILHO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2-24" calcext:value-type="date">
            <text:p>24/0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8" office:value-type="string" calcext:value-type="string">
            <text:p>AA.117.1.000161/16-80</text:p>
          </table:table-cell>
          <table:table-cell table:style-name="ce12"/>
          <table:table-cell table:style-name="ce18" office:value-type="string" calcext:value-type="string">
            <text:p>ALEPI – ASSEMBLEIA LEGISLATIVA DO ESTADO DO PIAUI</text:p>
          </table:table-cell>
          <table:table-cell table:style-name="ce12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1-18" calcext:value-type="date">
            <text:p>18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8" office:value-type="string" calcext:value-type="string">
            <text:p>AA.117.1.000101/16-66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NUNO KAUE DOS SANTOS BERNARDES BEZERR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3-04" calcext:value-type="date">
            <text:p>0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8" office:value-type="string" calcext:value-type="string">
            <text:p>AA.117.1.000117/16-11</text:p>
          </table:table-cell>
          <table:table-cell table:style-name="ce12"/>
          <table:table-cell table:style-name="ce18" office:value-type="string" calcext:value-type="string">
            <text:p>JUCEPI – JUNTA COMERCIAL DO ESTADO</text:p>
          </table:table-cell>
          <table:table-cell table:style-name="ce12"/>
          <table:table-cell table:style-name="ce25" office:value-type="string" calcext:value-type="string">
            <text:p>MARIA AUZENIR PORTO DA COSTA</text:p>
          </table:table-cell>
          <table:table-cell table:style-name="ce25" office:value-type="string" calcext:value-type="string">
            <text:p>PJ-A1</text:p>
          </table:table-cell>
          <table:table-cell table:style-name="ce31" office:value-type="date" office:date-value="2016-03-11" calcext:value-type="date">
            <text:p>11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BRUNO CARVALHO DE PAUL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4" calcext:value-type="date">
            <text:p>1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TONIO LUIZ DE OLIVEIRA JUNIOR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3-14" calcext:value-type="date">
            <text:p>1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BRUNO HENRIQUE COMASET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4" calcext:value-type="date">
            <text:p>1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GUSTAVO TAVARES MONTEIRO DE ALVARENG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5" calcext:value-type="date">
            <text:p>15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O FELIPHE DA LUZ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5" calcext:value-type="date">
            <text:p>15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ODOLFO RODRIGUES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8" office:value-type="string" calcext:value-type="string">
            <text:p>AA.17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AURO MARCELLO TRIANI GONZAG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8" office:value-type="string" calcext:value-type="string">
            <text:p>AA.117.1.000373/16-66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IGO XIMENES RODRIGU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8" office:value-type="string" calcext:value-type="string">
            <text:p>AA.117.1.000373/16-66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WAGNER DA SILVA BORG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EDBERTO EUCLIDES ARAUJO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8" office:value-type="string" calcext:value-type="string">
            <text:p>AA.117.1.000373/16-66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HUMBERTO PEREIRA DA SILVA GUED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ILIAN BAYER DO AMARAL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UIZ EDUARDO RIEGEL GOMES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CELO JANNOTTI BUEN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UIZ GONZAFA QUEIROZ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8" office:value-type="string" calcext:value-type="string">
            <text:p>AA.117.1.000345/16-8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8" office:value-type="string" calcext:value-type="string">
            <text:p>AA.117.1.000345/16-8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8" office:value-type="string" calcext:value-type="string">
            <text:p>AA.117.1.000345/16-8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8" office:value-type="string" calcext:value-type="string">
            <text:p>AA.117.1.000345/16-8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8" office:value-type="string" calcext:value-type="string">
            <text:p>AA.117.1.000417/16-98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8" office:value-type="string" calcext:value-type="string">
            <text:p>AA.117.1.000361/16-41</text:p>
          </table:table-cell>
          <table:table-cell table:style-name="ce12"/>
          <table:table-cell table:style-name="ce18" office:value-type="string" calcext:value-type="string">
            <text:p>FUNDO DE MODERNIZACAO E APARELHAMENTO DA DEFENSORIA</text:p>
          </table:table-cell>
          <table:table-cell table:style-name="ce12"/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NORIVAL PEREIRA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8" office:value-type="string" calcext:value-type="string">
            <text:p>AA.117.1.000350/16-3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OBERT RIOS MAGALHAES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THEUS CORTES CARDOSO DE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ARDO DANTAS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WESLEI SANTANA SAN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21" calcext:value-type="date">
            <text:p>21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O ATAIDE CO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01" calcext:value-type="date">
            <text:p>01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8" office:value-type="string" calcext:value-type="string">
            <text:p>AA.117.1.000476/16-8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TADEU XAVIER DE ALMEI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4-07" calcext:value-type="date">
            <text:p>07/04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8" office:value-type="string" calcext:value-type="string">
            <text:p>AA.117.1.000476/16-8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CAETANO MELLO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4-12" calcext:value-type="date">
            <text:p>12/04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8" office:value-type="string" calcext:value-type="string">
            <text:p>AA.117.1.000476/16-8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ARDO ALBERTO CAMPOS DE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4-15" calcext:value-type="date">
            <text:p>15/04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8" office:value-type="string" calcext:value-type="string">
            <text:p>CI – CRSI 31/2016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5-03" calcext:value-type="date">
            <text:p>03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8" office:value-type="string" calcext:value-type="string">
            <text:p>CI – CRSI 30/2016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5-04" calcext:value-type="date">
            <text:p>04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8" office:value-type="string" calcext:value-type="string">
            <text:p>AA.117.1.000668/16-8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IMUNDO NETO DE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05" calcext:value-type="date">
            <text:p>05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TASSIO HERBERT BITU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8" office:value-type="string" calcext:value-type="string">
            <text:p>AA.117.1.000570/19-19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DREA DE JESUS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0" calcext:value-type="date">
            <text:p>10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8" office:value-type="string" calcext:value-type="string">
            <text:p>AA.117.1.000668/16-8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ABRICIO DE OLIVEIR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0" calcext:value-type="date">
            <text:p>10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8" office:value-type="string" calcext:value-type="string">
            <text:p>AA.117.1.001537/15-3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ELCI MARIA DA ROCHA MARTIN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2" calcext:value-type="date">
            <text:p>12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8" office:value-type="string" calcext:value-type="string">
            <text:p>AA.117.1.001537/15-3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HAROLD DE AREA MA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6" calcext:value-type="date">
            <text:p>16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8" office:value-type="string" calcext:value-type="string">
            <text:p>AA.117.1.000114/16-93</text:p>
          </table:table-cell>
          <table:table-cell table:style-name="ce12"/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25" office:value-type="string" calcext:value-type="string">
            <text:p>FRANCISCO JOSE ALVES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8" office:value-type="string" calcext:value-type="string">
            <text:p>AA.117.1.000678/16-86</text:p>
          </table:table-cell>
          <table:table-cell table:style-name="ce12"/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25" office:value-type="string" calcext:value-type="string">
            <text:p>FRANCISCO JOSE ALVES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8" office:value-type="string" calcext:value-type="string">
            <text:p>AA.117.1.000678/16-86</text:p>
          </table:table-cell>
          <table:table-cell table:style-name="ce12"/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25" office:value-type="string" calcext:value-type="string">
            <text:p>FRANCISCO JOSE ALVES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8" office:value-type="string" calcext:value-type="string">
            <text:p>AA.117.1.000373/16-66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TANLEY ALVES DE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8" office:value-type="string" calcext:value-type="string">
            <text:p>AA.117.1.000779/16-87</text:p>
          </table:table-cell>
          <table:table-cell table:style-name="ce12"/>
          <table:table-cell table:style-name="ce18" office:value-type="string" calcext:value-type="string">
            <text:p>JUCEPI – JUNTA COMERCIAL DO ESTADO</text:p>
          </table:table-cell>
          <table:table-cell table:style-name="ce12"/>
          <table:table-cell table:style-name="ce25" office:value-type="string" calcext:value-type="string">
            <text:p>MARIA ALZENIR PORTO DA COSTA</text:p>
          </table:table-cell>
          <table:table-cell table:style-name="ce25" office:value-type="string" calcext:value-type="string">
            <text:p>PJ-A1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8" office:value-type="string" calcext:value-type="string">
            <text:p>AA.117.1.000778/16-71</text:p>
          </table:table-cell>
          <table:table-cell table:style-name="ce12"/>
          <table:table-cell table:style-name="ce18" office:value-type="string" calcext:value-type="string">
            <text:p>JUCEPI – JUNTA COMERCIAL DO ESTADO</text:p>
          </table:table-cell>
          <table:table-cell table:style-name="ce12"/>
          <table:table-cell table:style-name="ce25" office:value-type="string" calcext:value-type="string">
            <text:p>MARIA ALZENIR PORTO DA COSTA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5-11" calcext:value-type="date">
            <text:p>11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8" office:value-type="string" calcext:value-type="string">
            <text:p>AA.117.1.001537/15-3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OSA MARIA DA COSTA E SILVA MIRAN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18" calcext:value-type="date">
            <text:p>18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8" office:value-type="string" calcext:value-type="string">
            <text:p>AA.117.1.000788/16-7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PHILIPPE SAL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5-24" calcext:value-type="date">
            <text:p>24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8" office:value-type="string" calcext:value-type="string">
            <text:p>AA.117.1.000882/16-7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OTAVIA ROCHA RAM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6-08" calcext:value-type="date">
            <text:p>08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8" office:value-type="string" calcext:value-type="string">
            <text:p>AA.117.1.000882/16-7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DRE SOBRAL FRANC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6-08" calcext:value-type="date">
            <text:p>08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AA.117.1.000806/16-7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ARDO REZENDE DE DEUS BARBO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09" calcext:value-type="date">
            <text:p>09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8" office:value-type="string" calcext:value-type="string">
            <text:p>CI – CRSI 35/2016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6-13" calcext:value-type="date">
            <text:p>13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8" office:value-type="string" calcext:value-type="string">
            <text:p>CI – CRSI 35/2016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6-13" calcext:value-type="date">
            <text:p>13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8" office:value-type="string" calcext:value-type="string">
            <text:p>DAVID</text:p>
          </table:table-cell>
          <table:table-cell table:style-name="ce12"/>
          <table:table-cell table:style-name="ce18" office:value-type="string" calcext:value-type="string">
            <text:p>FUNDO INTEGRADO DE BENS DIREITOS E ATIVOS FI BDA</text:p>
          </table:table-cell>
          <table:table-cell table:style-name="ce12"/>
          <table:table-cell table:style-name="ce25" office:value-type="string" calcext:value-type="string">
            <text:p>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6-20" calcext:value-type="date">
            <text:p>20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8" office:value-type="string" calcext:value-type="string">
            <text:p>DAVID</text:p>
          </table:table-cell>
          <table:table-cell table:style-name="ce12"/>
          <table:table-cell table:style-name="ce18" office:value-type="string" calcext:value-type="string">
            <text:p>FUNDO DE PREVIDENCIA SOCIAL DO ESTADO DO PIAUI</text:p>
          </table:table-cell>
          <table:table-cell table:style-name="ce12"/>
          <table:table-cell table:style-name="ce25" office:value-type="string" calcext:value-type="string">
            <text:p>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6-20" calcext:value-type="date">
            <text:p>20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8" office:value-type="string" calcext:value-type="string">
            <text:p>AA.117.1.000986/16-3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HARADJA MICHELLINY DE FIGUEIREDO FREITAS FREITAG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6-21" calcext:value-type="date">
            <text:p>21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8" office:value-type="string" calcext:value-type="string">
            <text:p>AA.117.1.010001/16-49</text:p>
          </table:table-cell>
          <table:table-cell table:style-name="ce12"/>
          <table:table-cell table:style-name="ce18" office:value-type="string" calcext:value-type="string">
            <text:p>CDSOL – COODENADORIAA DE DESELVOLVIMENTO SOCIAL E LAZER</text:p>
          </table:table-cell>
          <table:table-cell table:style-name="ce12"/>
          <table:table-cell table:style-name="ce25" office:value-type="string" calcext:value-type="string">
            <text:p>SIMONE PEREIRA DE FARIAS ARAUJO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07-06" calcext:value-type="date">
            <text:p>06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8" office:value-type="string" calcext:value-type="string">
            <text:p>AA.117.1.010064/16-7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ERIC LEONARDO PIRES DE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6-17" calcext:value-type="date">
            <text:p>17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8" office:value-type="string" calcext:value-type="string">
            <text:p>AA.117.1.000679/16-99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JOAO VICTOR VIEIRA PINH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14" calcext:value-type="date">
            <text:p>14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8" office:value-type="string" calcext:value-type="string">
            <text:p>AA.117.1.000952/16-00</text:p>
          </table:table-cell>
          <table:table-cell table:style-name="ce12"/>
          <table:table-cell table:style-name="ce18" office:value-type="string" calcext:value-type="string">
            <text:p>EMGERPI – EMPRESA DE GESTAO DE RECURSOS DO ESTADO DO PIAUI</text:p>
          </table:table-cell>
          <table:table-cell table:style-name="ce12"/>
          <table:table-cell table:style-name="ce25" office:value-type="string" calcext:value-type="string">
            <text:p>ANDERSON REGIS VIANA DA CUN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15" calcext:value-type="date">
            <text:p>15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8" office:value-type="string" calcext:value-type="string">
            <text:p>AA.117.1.010064/16-7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15" calcext:value-type="date">
            <text:p>15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8" office:value-type="string" calcext:value-type="string">
            <text:p>AA.117.1.010064/16-7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JOAO CASTELO BRANCO DE VASCONCELOS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14" calcext:value-type="date">
            <text:p>14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AA.117.1.010067/16-02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FLORISA DAYSEE DE ASSUNCAO LACER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20" calcext:value-type="date">
            <text:p>20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8" office:value-type="string" calcext:value-type="string">
            <text:p>AA.117.1.010132/16-4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LIA MEDEIROS DO CARMO IV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26" calcext:value-type="date">
            <text:p>26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8" office:value-type="string" calcext:value-type="string">
            <text:p>AA.117.1.010181/16-37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JOAO BATISTA DO LAGO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8-05" calcext:value-type="date">
            <text:p>05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8" office:value-type="string" calcext:value-type="string">
            <text:p>AA.117.1.010116/16-8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J-A1</text:p>
          </table:table-cell>
          <table:table-cell table:style-name="ce31" office:value-type="date" office:date-value="2016-08-08" calcext:value-type="date">
            <text:p>08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8" office:value-type="string" calcext:value-type="string">
            <text:p>AA.117.1.010200/16-17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CRISANTO PIMENTEL ALVES PER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8-09" calcext:value-type="date">
            <text:p>09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8" office:value-type="string" calcext:value-type="string">
            <text:p>AA.117.1.010010/16-3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DRIANA GIRIO MA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8-10" calcext:value-type="date">
            <text:p>10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8" office:value-type="string" calcext:value-type="string">
            <text:p>FALTA OFICIO</text:p>
          </table:table-cell>
          <table:table-cell table:style-name="ce12"/>
          <table:table-cell table:style-name="ce18" office:value-type="string" calcext:value-type="string">
            <text:p>INTERPI - INSTITUTO DE TERRAS DO PIAUI</text:p>
          </table:table-cell>
          <table:table-cell table:style-name="ce12"/>
          <table:table-cell table:style-name="ce25" office:value-type="string" calcext:value-type="string">
            <text:p>REGINA LOURDES CARVALHO DE ARAUJO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17" calcext:value-type="date">
            <text:p>17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8" office:value-type="string" calcext:value-type="string">
            <text:p>AA.117.1.010199/16-08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IVANOVICK FEITOSA DIAS PINH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7-20" calcext:value-type="date">
            <text:p>20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8" office:value-type="string" calcext:value-type="string">
            <text:p>AA.117.1.010238/16-96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LINNE PATRICIO DE ALMEIDA SAN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8-19" calcext:value-type="date">
            <text:p>19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8" office:value-type="string" calcext:value-type="string">
            <text:p>AA.117.1.010311/16-1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AO FORTUNATO ZANOVEL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09" calcext:value-type="date">
            <text:p>09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8" office:value-type="string" calcext:value-type="string">
            <text:p>AA.117.1.010255/16-66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ARDO REZENDE DE DEUS BARBOSA</text:p>
          </table:table-cell>
          <table:table-cell table:style-name="ce25" office:value-type="string" calcext:value-type="string">
            <text:p>PF-A1</text:p>
          </table:table-cell>
          <table:table-cell table:style-name="ce31" office:value-type="date" office:date-value="2016-08-30" calcext:value-type="date">
            <text:p>30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8" office:value-type="string" calcext:value-type="string">
            <text:p>AA.117.1.010280/16-1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HARLES DEGAULLE RIBEIRO BATI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8-30" calcext:value-type="date">
            <text:p>30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8" office:value-type="string" calcext:value-type="string">
            <text:p>AA.117.1.010292/16-34</text:p>
          </table:table-cell>
          <table:table-cell table:style-name="ce12"/>
          <table:table-cell table:style-name="ce18" office:value-type="string" calcext:value-type="string">
            <text:p>TCE – TRIBUNAL DE CONTAS DO ESTADO DO PIAUI</text:p>
          </table:table-cell>
          <table:table-cell table:style-name="ce12"/>
          <table:table-cell table:style-name="ce25" office:value-type="string" calcext:value-type="string">
            <text:p>LUCIANO NUNES SANTOS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09-13" calcext:value-type="date">
            <text:p>13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AUGUSTO BATISTA LUSTOS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06" calcext:value-type="date">
            <text:p>0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8" office:value-type="string" calcext:value-type="string">
            <text:p>AA.117.1.010374/16-47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OGERIO NEWTON DE CARVALHO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22" calcext:value-type="date">
            <text:p>22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8" office:value-type="string" calcext:value-type="string">
            <text:p>AA.117.1.010363/16-3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TONIO GILSON CORREIA LIMA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23" calcext:value-type="date">
            <text:p>23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8" office:value-type="string" calcext:value-type="string">
            <text:p>AA.117.1.010321/16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IVALDO ARAGAO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26" calcext:value-type="date">
            <text:p>2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8" office:value-type="string" calcext:value-type="string">
            <text:p>AA.117.1.010321/16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A KARINA DO REGO LOPES SOAR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26" calcext:value-type="date">
            <text:p>2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8" office:value-type="string" calcext:value-type="string">
            <text:p>AA.117.1.010321/16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MANDA BRITO FONSECA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09-26" calcext:value-type="date">
            <text:p>2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8" office:value-type="string" calcext:value-type="string">
            <text:p>AA.117.1.010326/16-6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O SOCORRO ADAD DE ALENCAR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05" calcext:value-type="date">
            <text:p>05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EJANE CAVALCANTE BOT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06" calcext:value-type="date">
            <text:p>06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IRA DE SOUSA PIMENTEL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06" calcext:value-type="date">
            <text:p>06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8" office:value-type="string" calcext:value-type="string">
            <text:p>AA.117.1.010311/16-1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ANUARIO DA PONTE LOP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07" calcext:value-type="date">
            <text:p>07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8" office:value-type="string" calcext:value-type="string">
            <text:p>AA.117.1.000893/16-11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LUCIMEIRE SOUSA DOS ANJ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10" calcext:value-type="date">
            <text:p>10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PAULO ROBERTO DE HOLANDA MONT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26" calcext:value-type="date">
            <text:p>26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8" office:value-type="string" calcext:value-type="string">
            <text:p>AA.117.1.010396/16-1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ULISSES BRASIL LUSTO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25" calcext:value-type="date">
            <text:p>25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8" office:value-type="string" calcext:value-type="string">
            <text:p>AA.117.1.010471/16-0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ICARDO MOURA MARIN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21" calcext:value-type="date">
            <text:p>21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8" office:value-type="string" calcext:value-type="string">
            <text:p>AA.117.1.010304/16-4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AS GRACAS MORAES MOREIRA RAMOS</text:p>
          </table:table-cell>
          <table:table-cell table:style-name="ce25" office:value-type="string" calcext:value-type="string">
            <text:p>PF-A1</text:p>
          </table:table-cell>
          <table:table-cell table:style-name="ce31" office:value-type="date" office:date-value="2016-10-17" calcext:value-type="date">
            <text:p>17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8" office:value-type="string" calcext:value-type="string">
            <text:p>AA.117.1.010454/16-3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ILVANA RIBEIRO DE HOLANDA BARBO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0-11" calcext:value-type="date">
            <text:p>11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8" office:value-type="string" calcext:value-type="string">
            <text:p>AA.117.1.010530/16-90</text:p>
          </table:table-cell>
          <table:table-cell table:style-name="ce12"/>
          <table:table-cell table:style-name="ce18" office:value-type="string" calcext:value-type="string">
            <text:p>GABINETE MILITAR DA GOVERNADORIA</text:p>
          </table:table-cell>
          <table:table-cell table:style-name="ce12"/>
          <table:table-cell table:style-name="ce25" office:value-type="string" calcext:value-type="string">
            <text:p>JOSE DENILSON DO REGO MARQU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04" calcext:value-type="date">
            <text:p>04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PAULO SERGIO PATRICIO DE LIM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07" calcext:value-type="date">
            <text:p>0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8" office:value-type="string" calcext:value-type="string">
            <text:p>CI.023/2016-ARATI-PI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SERGIO VINITIUS CAMPOS RAM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08" calcext:value-type="date">
            <text:p>0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8" office:value-type="string" calcext:value-type="string">
            <text:p>CI-023/2016-ARATI-PI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NILTON MARTINS SAL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08" calcext:value-type="date">
            <text:p>0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8" office:value-type="string" calcext:value-type="string">
            <text:p>CI-023/2016-ARATI-PI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IVALDO MARTINS FERREIR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08" calcext:value-type="date">
            <text:p>0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8" office:value-type="string" calcext:value-type="string">
            <text:p>AA.117.1.010573/16-15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JOAO VICTOR VIEIRA PINH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09" calcext:value-type="date">
            <text:p>09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EDUARDA CASTELO BRANCO TORR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GELA MARIA MOURA BUENOS AIRES CO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VIRGINIA DE SOUSA MACHADO CRONEMBERGE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VALDENI RODRIGUES MACEDO VILANO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VERA LUCIA LIMA CRUZI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OSVALDO LOPES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TONIO FRANCISCO FERR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LDENORA DE SOUSA MARTINS LEIT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LEUDE RIBEIRO BATI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OCRATES DE ARAUJO BAS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WALBERT PER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EBECA NOBRE MORAIS DE VASCONCEL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1" calcext:value-type="date">
            <text:p>2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ABIANA DA CAMARA FONT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A CRISTINA CAMELO FALCA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8" office:value-type="string" calcext:value-type="string">
            <text:p>AA.117.1.010573/16-15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JOAO BATISTA DE FREITAS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3" calcext:value-type="date">
            <text:p>23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EJANE NAPOLEAO LIMA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3" calcext:value-type="date">
            <text:p>23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8" office:value-type="string" calcext:value-type="string">
            <text:p>AA.117.1.000893/16-11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LORENA PORTELA TEIXEIRA HOLAN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3" calcext:value-type="date">
            <text:p>23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JOSE VELOSO MELO MIRAN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4" calcext:value-type="date">
            <text:p>24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A SILVA SALES CARNEIRO DE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5" calcext:value-type="date">
            <text:p>25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8" office:value-type="string" calcext:value-type="string">
            <text:p>AA.117.1.010672/16-0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OOVELT FIRTADO DE VASCONCELOS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8" calcext:value-type="date">
            <text:p>2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8" office:value-type="string" calcext:value-type="string">
            <text:p>AA.117.1.010352/16-23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ARCIO RUFINO DE HOLAN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8" calcext:value-type="date">
            <text:p>2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8" office:value-type="string" calcext:value-type="string">
            <text:p>AA.117.1.010667/16-23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DREA DE JESUS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28" calcext:value-type="date">
            <text:p>2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8" office:value-type="string" calcext:value-type="string">
            <text:p>AA.117.1.010406/16-5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GERIMAR DE BRITO VI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30" calcext:value-type="date">
            <text:p>3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8" office:value-type="string" calcext:value-type="string">
            <text:p>AA.117.1.010595/19-39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ERNANDO JUFAT CAVALCANTE DA FONSEC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1-30" calcext:value-type="date">
            <text:p>3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8" office:value-type="string" calcext:value-type="string">
            <text:p>AA.117.1.010643/16-03</text:p>
          </table:table-cell>
          <table:table-cell table:style-name="ce12"/>
          <table:table-cell table:style-name="ce18" office:value-type="string" calcext:value-type="string">
            <text:p>GABINETE MILITAR DA GOVERNADORIA</text:p>
          </table:table-cell>
          <table:table-cell table:style-name="ce12"/>
          <table:table-cell table:style-name="ce25" office:value-type="string" calcext:value-type="string">
            <text:p>JACIARA DE JESUS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01" calcext:value-type="date">
            <text:p>0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8" office:value-type="string" calcext:value-type="string">
            <text:p>AA.117.1.010566/16-4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EGINALDO CORREIA MOR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02" calcext:value-type="date">
            <text:p>0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CRETARIA DE ESTADO DA FAZENDA DO ESTADO DO PIAUI</text:p>
          </table:table-cell>
          <table:table-cell table:style-name="ce12"/>
          <table:table-cell table:style-name="ce25" office:value-type="string" calcext:value-type="string">
            <text:p>CLAUDIA NOGUEIRA SEAB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06" calcext:value-type="date">
            <text:p>06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8" office:value-type="string" calcext:value-type="string">
            <text:p>AA.117.1.010681/16-94</text:p>
          </table:table-cell>
          <table:table-cell table:style-name="ce12"/>
          <table:table-cell table:style-name="ce18" office:value-type="string" calcext:value-type="string">
            <text:p>UESPI – FUNDACAO UNIVERSIDADE ESTADUAL DO PIAUI</text:p>
          </table:table-cell>
          <table:table-cell table:style-name="ce12"/>
          <table:table-cell table:style-name="ce25" office:value-type="string" calcext:value-type="string">
            <text:p>NOUGA CARDOSO BATI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07" calcext:value-type="date">
            <text:p>07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GILBERTO DE HOLANDA BARBO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09" calcext:value-type="date">
            <text:p>09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8" office:value-type="string" calcext:value-type="string">
            <text:p>AA.117.1.010623/16-0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UCIMARY MACEDO VELOSO BRANDA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2" calcext:value-type="date">
            <text:p>1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ARMEM BELMIRA VERAS PONTES DE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2" calcext:value-type="date">
            <text:p>1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8" office:value-type="string" calcext:value-type="string">
            <text:p>AA.117.1.010722/16-98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CID CARLOS GONCALVES CO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3" calcext:value-type="date">
            <text:p>13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8" office:value-type="string" calcext:value-type="string">
            <text:p>AA.117.1.010722/16-98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KATIA MARIA DE MOURA VASCONCEL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3" calcext:value-type="date">
            <text:p>13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8" office:value-type="string" calcext:value-type="string">
            <text:p>AA.117.1.010722/16-98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FABIO DE HOLANDA MONT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8" office:value-type="string" calcext:value-type="string">
            <text:p>AA.117.1.010714/16-04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NUNO KAUE DOS SANTOS BERNARDES BEZERRA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8" office:value-type="string" calcext:value-type="string">
            <text:p>AA.117.1.010681/16-94</text:p>
          </table:table-cell>
          <table:table-cell table:style-name="ce12"/>
          <table:table-cell table:style-name="ce18" office:value-type="string" calcext:value-type="string">
            <text:p>UESPI – FUNDACAO UNIVERSIDADE ESTADUAL DO PIAUI</text:p>
          </table:table-cell>
          <table:table-cell table:style-name="ce12"/>
          <table:table-cell table:style-name="ce25" office:value-type="string" calcext:value-type="string">
            <text:p>JANETH SILV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3" calcext:value-type="date">
            <text:p>13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8" office:value-type="string" calcext:value-type="string">
            <text:p>AA.117.1.010716/16-20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NUNO KAUE DOS SANTOS BERNARDES BEZER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8" office:value-type="string" calcext:value-type="string">
            <text:p>AA.117.1.010641/16-98</text:p>
          </table:table-cell>
          <table:table-cell table:style-name="ce12"/>
          <table:table-cell table:style-name="ce18" office:value-type="string" calcext:value-type="string">
            <text:p>INTERPI - INSTITUTO DE TERRAS DO PIAUI</text:p>
          </table:table-cell>
          <table:table-cell table:style-name="ce12"/>
          <table:table-cell table:style-name="ce25" office:value-type="string" calcext:value-type="string">
            <text:p>REGINA LOURDES CARVALHO DE ARAUJO COST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8" office:value-type="string" calcext:value-type="string">
            <text:p>AA.117.1.010752/15-95</text:p>
          </table:table-cell>
          <table:table-cell table:style-name="ce12"/>
          <table:table-cell table:style-name="ce18" office:value-type="string" calcext:value-type="string">
            <text:p>INTERPI - INSTITUTO DE TERRAS DO PIAUI</text:p>
          </table:table-cell>
          <table:table-cell table:style-name="ce12"/>
          <table:table-cell table:style-name="ce25" office:value-type="string" calcext:value-type="string">
            <text:p>REGINA LOURDES CARVALHO DE ARAUJO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5" calcext:value-type="date">
            <text:p>15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8" office:value-type="string" calcext:value-type="string">
            <text:p>AA.117.1.000679/16-99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LUIS FERNANDO RAMOS RIBEIRO GONCALVESQ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6" calcext:value-type="date">
            <text:p>16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8" office:value-type="string" calcext:value-type="string">
            <text:p>AA.117.1.000893/16-11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JOSE CARLOS BASTOS SILV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9" calcext:value-type="date">
            <text:p>19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8" office:value-type="string" calcext:value-type="string">
            <text:p>AA.117.1.000893/16-11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MARCOS ANTONIO ALVES DE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19" calcext:value-type="date">
            <text:p>19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8" office:value-type="string" calcext:value-type="string">
            <text:p>AA.117.1.010711/16-86</text:p>
          </table:table-cell>
          <table:table-cell table:style-name="ce12"/>
          <table:table-cell table:style-name="ce18" office:value-type="string" calcext:value-type="string">
            <text:p>CEDROGAS-COORDENADORIA DE INFRENTAMENTO AS DROGAS</text:p>
          </table:table-cell>
          <table:table-cell table:style-name="ce12"/>
          <table:table-cell table:style-name="ce25" office:value-type="string" calcext:value-type="string">
            <text:p>AFONSO CESAR DE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0" calcext:value-type="date">
            <text:p>20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8" office:value-type="string" calcext:value-type="string">
            <text:p>AA.117.1.010736/16-28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NORBELINO DE CARVALHO E SILV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0" calcext:value-type="date">
            <text:p>20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8" office:value-type="string" calcext:value-type="string">
            <text:p>CI.DAF:Nº 71/2016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AVELINO MEDEIROS DA SILV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1" calcext:value-type="date">
            <text:p>2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8" office:value-type="string" calcext:value-type="string">
            <text:p>CI.DAF:Nº 71/2016</text:p>
          </table:table-cell>
          <table:table-cell table:style-name="ce12"/>
          <table:table-cell table:style-name="ce18" office:value-type="string" calcext:value-type="string">
            <text:p>ATI – AGENCIA DE TECNOLOGIA DA INFORMACAO DO ESTADO</text:p>
          </table:table-cell>
          <table:table-cell table:style-name="ce12"/>
          <table:table-cell table:style-name="ce25" office:value-type="string" calcext:value-type="string">
            <text:p>JAIRA MARIA RODRIGU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1" calcext:value-type="date">
            <text:p>2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8" office:value-type="string" calcext:value-type="string">
            <text:p>AA.117.1.010711/16-86</text:p>
          </table:table-cell>
          <table:table-cell table:style-name="ce12"/>
          <table:table-cell table:style-name="ce18" office:value-type="string" calcext:value-type="string">
            <text:p>CEDROGAS-COORDENADORIA DE INFRENTAMENTO AS DROGAS</text:p>
          </table:table-cell>
          <table:table-cell table:style-name="ce12"/>
          <table:table-cell table:style-name="ce25" office:value-type="string" calcext:value-type="string">
            <text:p>SAMIO FALCAO MEND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0" calcext:value-type="date">
            <text:p>20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8" office:value-type="string" calcext:value-type="string">
            <text:p>AA.117.1.010704/16-05</text:p>
          </table:table-cell>
          <table:table-cell table:style-name="ce12"/>
          <table:table-cell table:style-name="ce18" office:value-type="string" calcext:value-type="string">
            <text:p>IASP – INSTITUTO DE ASSIST E PREVID DO ESTADO DO PIAUI</text:p>
          </table:table-cell>
          <table:table-cell table:style-name="ce12"/>
          <table:table-cell table:style-name="ce25" office:value-type="string" calcext:value-type="string">
            <text:p>FRANCISCO DE PAULA VASCONCEL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1" calcext:value-type="date">
            <text:p>2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8" office:value-type="string" calcext:value-type="string">
            <text:p>AA.117.1.010769/16-5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DRE SOBRAL FRANC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2" calcext:value-type="date">
            <text:p>2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8" office:value-type="string" calcext:value-type="string">
            <text:p>AA.117.1.010749/16-55</text:p>
          </table:table-cell>
          <table:table-cell table:style-name="ce12"/>
          <table:table-cell table:style-name="ce18" office:value-type="string" calcext:value-type="string">
            <text:p>MDER – MATERNIDADE DONA EVANGELINA ROSA</text:p>
          </table:table-cell>
          <table:table-cell table:style-name="ce12"/>
          <table:table-cell table:style-name="ce25" office:value-type="string" calcext:value-type="string">
            <text:p>VERA LUCIA DA SILVA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7" calcext:value-type="date">
            <text:p>27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O EDSON MARQU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7" calcext:value-type="date">
            <text:p>27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8" office:value-type="string" calcext:value-type="string">
            <text:p>AA.117.1.010647/16-44</text:p>
          </table:table-cell>
          <table:table-cell table:style-name="ce12"/>
          <table:table-cell table:style-name="ce18" office:value-type="string" calcext:value-type="string">
            <text:p>INTERPI - INSTITUTO DE TERRAS DO PIAUI</text:p>
          </table:table-cell>
          <table:table-cell table:style-name="ce12"/>
          <table:table-cell table:style-name="ce25" office:value-type="string" calcext:value-type="string">
            <text:p>SONIA MARIA AMARAL ALMEI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6-12-28" calcext:value-type="date">
            <text:p>28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8" office:value-type="string" calcext:value-type="string">
            <text:p>AA.117.1.010753/16-0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GUILHERME DO REGO MONTEIRO SOBRIN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4" calcext:value-type="date">
            <text:p>04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8" office:value-type="string" calcext:value-type="string">
            <text:p>AA.117.1.010777/16-3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O MOREIRA DE SOUSA REIS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4" calcext:value-type="date">
            <text:p>04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8" office:value-type="string" calcext:value-type="string">
            <text:p>AA.117.1.000679/16-99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PAULO VICTOR ALVES MANEC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6" calcext:value-type="date">
            <text:p>06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8" office:value-type="string" calcext:value-type="string">
            <text:p>AA.117.1.010769/16-5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UIZ GONZAFA QUEIROZ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6" calcext:value-type="date">
            <text:p>06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8" office:value-type="string" calcext:value-type="string">
            <text:p>AA.117.1.010769/16-5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NORIVAL PEREIRA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6" calcext:value-type="date">
            <text:p>06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8" office:value-type="string" calcext:value-type="string">
            <text:p>AA.117.1.010713/16-04</text:p>
          </table:table-cell>
          <table:table-cell table:style-name="ce12"/>
          <table:table-cell table:style-name="ce18" office:value-type="string" calcext:value-type="string">
            <text:p>SECULT – SECRETARIA DA CULTURA</text:p>
          </table:table-cell>
          <table:table-cell table:style-name="ce12"/>
          <table:table-cell table:style-name="ce25" office:value-type="string" calcext:value-type="string">
            <text:p>ADSANDRO DE SOUSA CAMP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8" office:value-type="string" calcext:value-type="string">
            <text:p>AA.117.1.010655/16-28</text:p>
          </table:table-cell>
          <table:table-cell table:style-name="ce12"/>
          <table:table-cell table:style-name="ce18" office:value-type="string" calcext:value-type="string">
            <text:p>SECGOV – SECRETARIA DE GOVERNO</text:p>
          </table:table-cell>
          <table:table-cell table:style-name="ce12"/>
          <table:table-cell table:style-name="ce25" office:value-type="string" calcext:value-type="string">
            <text:p>SANDRA DE ALMEIDA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8" office:value-type="string" calcext:value-type="string">
            <text:p>AA.117.1.010749/16-55</text:p>
          </table:table-cell>
          <table:table-cell table:style-name="ce12"/>
          <table:table-cell table:style-name="ce18" office:value-type="string" calcext:value-type="string">
            <text:p>MDER – MATERNIDADE DONA EVANGELINA ROSA</text:p>
          </table:table-cell>
          <table:table-cell table:style-name="ce12"/>
          <table:table-cell table:style-name="ce25" office:value-type="string" calcext:value-type="string">
            <text:p>JOSE DE ARAUJO BRI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8" office:value-type="string" calcext:value-type="string">
            <text:p>AA.117.1.000035/17-00</text:p>
          </table:table-cell>
          <table:table-cell table:style-name="ce12"/>
          <table:table-cell table:style-name="ce18" office:value-type="string" calcext:value-type="string">
            <text:p>PMPI – POLICIA MILITAR DO PIAUI</text:p>
          </table:table-cell>
          <table:table-cell table:style-name="ce12"/>
          <table:table-cell table:style-name="ce25" office:value-type="string" calcext:value-type="string">
            <text:p>ROBERVALDO ROCHA DA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8" office:value-type="string" calcext:value-type="string">
            <text:p>AA.117.1.000035/17-00</text:p>
          </table:table-cell>
          <table:table-cell table:style-name="ce12"/>
          <table:table-cell table:style-name="ce18" office:value-type="string" calcext:value-type="string">
            <text:p>PMPI – POLICIA MILITAR DO PIAUI</text:p>
          </table:table-cell>
          <table:table-cell table:style-name="ce12"/>
          <table:table-cell table:style-name="ce25" office:value-type="string" calcext:value-type="string">
            <text:p>NELSON ONEDIO FEITO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8" office:value-type="string" calcext:value-type="string">
            <text:p>AA.117.1.010655/16-28</text:p>
          </table:table-cell>
          <table:table-cell table:style-name="ce12"/>
          <table:table-cell table:style-name="ce18" office:value-type="string" calcext:value-type="string">
            <text:p>SEGOV – PIAUI SECRETARIA DE GOVERNO</text:p>
          </table:table-cell>
          <table:table-cell table:style-name="ce12"/>
          <table:table-cell table:style-name="ce25" office:value-type="string" calcext:value-type="string">
            <text:p>MERLONG SOLANO NOGU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11" calcext:value-type="date">
            <text:p>11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8" office:value-type="string" calcext:value-type="string">
            <text:p>AA.117.1.000003/17-16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ILVANA MARA SILVA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10" calcext:value-type="date">
            <text:p>10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8" office:value-type="string" calcext:value-type="string">
            <text:p>AA.117.1.010718/16-45</text:p>
          </table:table-cell>
          <table:table-cell table:style-name="ce12"/>
          <table:table-cell table:style-name="ce18" office:value-type="string" calcext:value-type="string">
            <text:p>DETRAN – DEPARTAMENTO ESTADUAL DE TRANSITO DO PIAUI</text:p>
          </table:table-cell>
          <table:table-cell table:style-name="ce12"/>
          <table:table-cell table:style-name="ce25" office:value-type="string" calcext:value-type="string">
            <text:p>CRISTIANA ARAGAO MARQUES CORREIA LIM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10" calcext:value-type="date">
            <text:p>10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ILVANA MARA BORGES DE OLIV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10" calcext:value-type="date">
            <text:p>10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8" office:value-type="string" calcext:value-type="string">
            <text:p>AA.117.1.001378/11-51</text:p>
          </table:table-cell>
          <table:table-cell table:style-name="ce12"/>
          <table:table-cell table:style-name="ce18" office:value-type="string" calcext:value-type="string">
            <text:p>SESAPI – SECRETARIA DE ESTADO DA SAUDE</text:p>
          </table:table-cell>
          <table:table-cell table:style-name="ce12"/>
          <table:table-cell table:style-name="ce25" office:value-type="string" calcext:value-type="string">
            <text:p>1ª COORDENAÇÃO REGIONAL DE SAÚDE DE PARNAÍBA</text:p>
          </table:table-cell>
          <table:table-cell table:style-name="ce26" office:value-type="string" calcext:value-type="string">
            <text:p>XXXXXX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POIS A AC RFB NÃO EMITE E-CNPJ PARA FILIA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8" office:value-type="string" calcext:value-type="string">
            <text:p>AA.117.1.001518/12-68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LAVIANO DE SANTANA RIBEIRO</text:p>
          </table:table-cell>
          <table:table-cell table:style-name="ce26" office:value-type="string" calcext:value-type="string">
            <text:p>XXXXXX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8" office:value-type="string" calcext:value-type="string">
            <text:p>AA.117.1.001518/12-68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ANUARIO DA PONTE LOPES</text:p>
          </table:table-cell>
          <table:table-cell table:style-name="ce26" office:value-type="string" calcext:value-type="string">
            <text:p>XXXXXX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8" office:value-type="string" calcext:value-type="string">
            <text:p>AA.117.1.001459/12-81</text:p>
          </table:table-cell>
          <table:table-cell table:style-name="ce12"/>
          <table:table-cell table:style-name="ce18" office:value-type="string" calcext:value-type="string">
            <text:p>FAPEPI - FUNDAÇAO DE AMPARO A PESQUISA DO ESTADO DO PIAUI</text:p>
          </table:table-cell>
          <table:table-cell table:style-name="ce12"/>
          <table:table-cell table:style-name="ce25" office:value-type="string" calcext:value-type="string">
            <text:p>BARBARA OLIMPIA RAMOS DE MELO</text:p>
          </table:table-cell>
          <table:table-cell table:style-name="ce26" office:value-type="string" calcext:value-type="string">
            <text:p>XXXXXX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8" office:value-type="string" calcext:value-type="string">
            <text:p>AA.117.1.001436/12-5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LAUDIO EMANUEL DA SILVA COELHO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8" office:value-type="string" calcext:value-type="string">
            <text:p>AA.117.1.001436/12-55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JOSE DA COSTA MACHADO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8" office:value-type="string" calcext:value-type="string">
            <text:p>AA.117.1.001422/12-15</text:p>
          </table:table-cell>
          <table:table-cell table:style-name="ce12"/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25" office:value-type="string" calcext:value-type="string">
            <text:p>MARIA DAS GRACAS MACHADO SILV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8" office:value-type="string" calcext:value-type="string">
            <text:p>AA.117.1.001224/12-50</text:p>
          </table:table-cell>
          <table:table-cell table:style-name="ce12"/>
          <table:table-cell table:style-name="ce18" office:value-type="string" calcext:value-type="string">
            <text:p>GASPISA – COMPANHIA DE GAS DO PIAUI</text:p>
          </table:table-cell>
          <table:table-cell table:style-name="ce12"/>
          <table:table-cell table:style-name="ce25" office:value-type="string" calcext:value-type="string">
            <text:p>COMPANHIA DE GAS DO PIAUI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8" office:value-type="string" calcext:value-type="string">
            <text:p>AA.117.1.001188/12-02</text:p>
          </table:table-cell>
          <table:table-cell table:style-name="ce12"/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25" office:value-type="string" calcext:value-type="string">
            <text:p>IVAN DA SILVA BARBOS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8" office:value-type="string" calcext:value-type="string">
            <text:p>AA.117.1.001158/12-05</text:p>
          </table:table-cell>
          <table:table-cell table:style-name="ce12"/>
          <table:table-cell table:style-name="ce18" office:value-type="string" calcext:value-type="string">
            <text:p>TCE – TRIBUNAL DE CONTAS DO ESTADO DO PIAUI</text:p>
          </table:table-cell>
          <table:table-cell table:style-name="ce12"/>
          <table:table-cell table:style-name="ce25" office:value-type="string" calcext:value-type="string">
            <text:p>XXXXXXXXXXXXXXXXXXXXXXXXXXXXXXXXXXXXXXXXXXXXXXXXXX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COORD.CONTRATOS E CONVENIOS</text:p>
          </table:table-cell>
          <table:table-cell table:style-name="ce25" office:value-type="string" calcext:value-type="string">
            <text:p>RECEBIDO PARA INFORMAÇÃO, FOI DIRIGIDO AO DAF/ATI E COORD. CONVENIOS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8" office:value-type="string" calcext:value-type="string">
            <text:p>AA.117.1.001082/12-58</text:p>
          </table:table-cell>
          <table:table-cell table:style-name="ce12"/>
          <table:table-cell table:style-name="ce18" office:value-type="string" calcext:value-type="string">
            <text:p>LACEN – LABORATORIO CENTRAL DE SAUDE PUBLICA</text:p>
          </table:table-cell>
          <table:table-cell table:style-name="ce12"/>
          <table:table-cell table:style-name="ce25" office:value-type="string" calcext:value-type="string">
            <text:p>LABORATORIO CENTRAL DE SAUDE PUBLICA DR. COSTA ALVARENG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POIS A AC RFB NÃO EMITE E-CNPJ PARA FILIA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8" office:value-type="string" calcext:value-type="string">
            <text:p>AA.117.1.001086/12-99</text:p>
          </table:table-cell>
          <table:table-cell table:style-name="ce12"/>
          <table:table-cell table:style-name="ce18" office:value-type="string" calcext:value-type="string">
            <text:p>CEAPI – CENTRAL DE ABASTECIMENTO DO PIAUI</text:p>
          </table:table-cell>
          <table:table-cell table:style-name="ce12"/>
          <table:table-cell table:style-name="ce25" office:value-type="string" calcext:value-type="string">
            <text:p>JURACI FILHO LEITE SANTAN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8" office:value-type="string" calcext:value-type="string">
            <text:p>AA.117.1.001086/12-99</text:p>
          </table:table-cell>
          <table:table-cell table:style-name="ce12"/>
          <table:table-cell table:style-name="ce18" office:value-type="string" calcext:value-type="string">
            <text:p>CEAPI – CENTRAL DE ABASTECIMENTO DO PIAUI</text:p>
          </table:table-cell>
          <table:table-cell table:style-name="ce12"/>
          <table:table-cell table:style-name="ce25" office:value-type="string" calcext:value-type="string">
            <text:p>ERICA QUIRINO BORGES MONTEIRO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8" office:value-type="string" calcext:value-type="string">
            <text:p>AA.117.1.000888/12-56</text:p>
          </table:table-cell>
          <table:table-cell table:style-name="ce12"/>
          <table:table-cell table:style-name="ce18" office:value-type="string" calcext:value-type="string">
            <text:p>SEINFRA – SECRETARIA DA INFRAESTRUTURA</text:p>
          </table:table-cell>
          <table:table-cell table:style-name="ce12"/>
          <table:table-cell table:style-name="ce25" office:value-type="string" calcext:value-type="string">
            <text:p>CLIDENOR MARTINS BORGES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8" office:value-type="string" calcext:value-type="string">
            <text:p>AA.117.1.001376/11-36</text:p>
          </table:table-cell>
          <table:table-cell table:style-name="ce12"/>
          <table:table-cell table:style-name="ce18" office:value-type="string" calcext:value-type="string">
            <text:p>DEFESA CIVIL – SECRETARIA DE ESTADO DA DEFESA CIVIL</text:p>
          </table:table-cell>
          <table:table-cell table:style-name="ce12"/>
          <table:table-cell table:style-name="ce25" office:value-type="string" calcext:value-type="string">
            <text:p>SECRETARIA ESTADUAL DE DEFESA CIVIL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 – 01/01 (ATENDIDO ATRAVÉS DO PROTOCOLO AA.117.1.001319/11-60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8" office:value-type="string" calcext:value-type="string">
            <text:p>AA.117.1.001368/11-52</text:p>
          </table:table-cell>
          <table:table-cell table:style-name="ce12"/>
          <table:table-cell table:style-name="ce18" office:value-type="string" calcext:value-type="string">
            <text:p>CMTP – COMPANHIA METROPOLITANA DE TRANSPORTES PUBLICOS</text:p>
          </table:table-cell>
          <table:table-cell table:style-name="ce12"/>
          <table:table-cell table:style-name="ce25" office:value-type="string" calcext:value-type="string">
            <text:p>MARCOS TAVARES SILV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 – 01/02 (NÃO HOUVE O COMPARECIMENTO DOS INTERESSADOS)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8" office:value-type="string" calcext:value-type="string">
            <text:p>AA.117.1.000233/17-07</text:p>
          </table:table-cell>
          <table:table-cell table:style-name="ce12"/>
          <table:table-cell table:style-name="ce18" office:value-type="string" calcext:value-type="string">
            <text:p>OITAVA COORDENACAO REGIONAL DE SAUDE</text:p>
          </table:table-cell>
          <table:table-cell table:style-name="ce12"/>
          <table:table-cell table:style-name="ce25" office:value-type="string" calcext:value-type="string">
            <text:p>JOAO MANOEL SAT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0" calcext:value-type="date">
            <text:p>20/03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8" office:value-type="string" calcext:value-type="string">
            <text:p>AA.117.1.000233/17-07</text:p>
          </table:table-cell>
          <table:table-cell table:style-name="ce12"/>
          <table:table-cell table:style-name="ce18" office:value-type="string" calcext:value-type="string">
            <text:p>OITAVA COORDENACAO REGIONAL DE SAUDE</text:p>
          </table:table-cell>
          <table:table-cell table:style-name="ce12"/>
          <table:table-cell table:style-name="ce25" office:value-type="string" calcext:value-type="string">
            <text:p>KLEBER VI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0" calcext:value-type="date">
            <text:p>20/03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LAN DINIZ DOS REI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LEXANDRE AUGUSTO BARRETO MEDRAD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1" calcext:value-type="date">
            <text:p>21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NA MARIA DE MELO AVELA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1" calcext:value-type="date">
            <text:p>21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GABRIELLA ALVARES CHAV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0" calcext:value-type="date">
            <text:p>20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LUCAS REZENDE DA SILVA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ANDRO SINISCALCHI MARTIN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1" calcext:value-type="date">
            <text:p>21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ARDO CARDOSO PIR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8" office:value-type="string" calcext:value-type="string">
            <text:p>AA.117.1.000494/17-92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OBERTO SANTUCH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8" office:value-type="string" calcext:value-type="string">
            <text:p>AA.117.1.000415/12-62</text:p>
          </table:table-cell>
          <table:table-cell table:style-name="ce12"/>
          <table:table-cell table:style-name="ce18" office:value-type="string" calcext:value-type="string">
            <text:p>IAPEP – INSTITUTO DE ASSIST E PREVID DO ESTADO DO PIAUI</text:p>
          </table:table-cell>
          <table:table-cell table:style-name="ce12"/>
          <table:table-cell table:style-name="ce25" office:value-type="string" calcext:value-type="string">
            <text:p>INSTITUTO DE ASSISTENCIA E PREVIDENCIA DO ESTADO DO PIAUI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– A AR ATI-PI NÃO EMITE CERTIFICADO DIGITAL PARA FILIAL.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8" office:value-type="string" calcext:value-type="string">
            <text:p>AA.117.1.000415/12-62</text:p>
          </table:table-cell>
          <table:table-cell table:style-name="ce12"/>
          <table:table-cell table:style-name="ce18" office:value-type="string" calcext:value-type="string">
            <text:p>IAPEP – INSTITUTO DE ASSIST E PREVID DO ESTADO DO PIAUI</text:p>
          </table:table-cell>
          <table:table-cell table:style-name="ce12"/>
          <table:table-cell table:style-name="ce25" office:value-type="string" calcext:value-type="string">
            <text:p>ALBERTO ELIAS HIDD NETO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8" office:value-type="string" calcext:value-type="string">
            <text:p>AA.117.1.000415/12-62</text:p>
          </table:table-cell>
          <table:table-cell table:style-name="ce12"/>
          <table:table-cell table:style-name="ce18" office:value-type="string" calcext:value-type="string">
            <text:p>IAPEP – INSTITUTO DE ASSIST E PREVID DO ESTADO DO PIAUI</text:p>
          </table:table-cell>
          <table:table-cell table:style-name="ce12"/>
          <table:table-cell table:style-name="ce25" office:value-type="string" calcext:value-type="string">
            <text:p>THAYS OLIVEIRA PAIV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8" office:value-type="string" calcext:value-type="string">
            <text:p>AA.117.1.001017/12-00</text:p>
          </table:table-cell>
          <table:table-cell table:style-name="ce12"/>
          <table:table-cell table:style-name="ce18" office:value-type="string" calcext:value-type="string">
            <text:p>CMTP – COMPANHIA METROPOLITANA DE TRANSPORTES PUBLICOS</text:p>
          </table:table-cell>
          <table:table-cell table:style-name="ce12"/>
          <table:table-cell table:style-name="ce25" office:value-type="string" calcext:value-type="string">
            <text:p>MARCOS TAVARES SILV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8" office:value-type="string" calcext:value-type="string">
            <text:p>AA.117.1.001017/12-00</text:p>
          </table:table-cell>
          <table:table-cell table:style-name="ce12"/>
          <table:table-cell table:style-name="ce18" office:value-type="string" calcext:value-type="string">
            <text:p>CMTP – COMPANHIA METROPOLITANA DE TRANSPORTES PUBLICOS</text:p>
          </table:table-cell>
          <table:table-cell table:style-name="ce12"/>
          <table:table-cell table:style-name="ce25" office:value-type="string" calcext:value-type="string">
            <text:p>JOSE MARIA GOMES BEZERRA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8" office:value-type="string" calcext:value-type="string">
            <text:p>AA.117.1.001084/11-43</text:p>
          </table:table-cell>
          <table:table-cell table:style-name="ce12"/>
          <table:table-cell table:style-name="ce18" office:value-type="string" calcext:value-type="string">
            <text:p>SEGOV – PIAUI SECRETARIA DE GOVERNO</text:p>
          </table:table-cell>
          <table:table-cell table:style-name="ce12"/>
          <table:table-cell table:style-name="ce25" office:value-type="string" calcext:value-type="string">
            <text:p>XXXXXXXXXXXXXXXXXXXXXXXXXXXXXXXXXXXXXXXXXXXXXXXXXX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INFORMATIVO, NÃO FOI SOLICITADO NENHUM CERTIFICADO ESPECIFICAMENTE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8" office:value-type="string" calcext:value-type="string">
            <text:p>AA.117.1.000551/17-53</text:p>
          </table:table-cell>
          <table:table-cell table:style-name="ce12"/>
          <table:table-cell table:style-name="ce18" office:value-type="string" calcext:value-type="string">
            <text:p>SANEAMENTO RURAL – COORDENADORIA DE FOMENTO AO SANEAMENTO RURAL</text:p>
          </table:table-cell>
          <table:table-cell table:style-name="ce12"/>
          <table:table-cell table:style-name="ce25" office:value-type="string" calcext:value-type="string">
            <text:p>GILBERTO DE HOLANDA BARBOS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8" office:value-type="string" calcext:value-type="string">
            <text:p>AA.117.1.000551/17-53</text:p>
          </table:table-cell>
          <table:table-cell table:style-name="ce12"/>
          <table:table-cell table:style-name="ce18" office:value-type="string" calcext:value-type="string">
            <text:p>SANEAMENTO RURAL – COORDENADORIA DE FOMENTO AO SANEAMENTO RURAL</text:p>
          </table:table-cell>
          <table:table-cell table:style-name="ce12"/>
          <table:table-cell table:style-name="ce25" office:value-type="string" calcext:value-type="string">
            <text:p>FRANCISCO DAS CHAGAS RODRIGUE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8" office:value-type="string" calcext:value-type="string">
            <text:p>AA.117.1.000131/17-93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MAURICIO GOMES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31" calcext:value-type="date">
            <text:p>31/03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8" office:value-type="string" calcext:value-type="string">
            <text:p>AA.117.1.010356/16-6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JEIKO LEAL MELO HOHMANN BRIT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31" calcext:value-type="date">
            <text:p>31/03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8" office:value-type="string" calcext:value-type="string">
            <text:p>AA.117.1.001343/15-10</text:p>
          </table:table-cell>
          <table:table-cell table:style-name="ce12"/>
          <table:table-cell table:style-name="ce18" office:value-type="string" calcext:value-type="string">
            <text:p>VG – VICE-GOVERNADORIA DO ESTADO DO PIAUI</text:p>
          </table:table-cell>
          <table:table-cell table:style-name="ce12"/>
          <table:table-cell table:style-name="ce25" office:value-type="string" calcext:value-type="string">
            <text:p>MARGARETE DE CASTRO COELHO</text:p>
          </table:table-cell>
          <table:table-cell table:style-name="ce25" office:value-type="string" calcext:value-type="string">
            <text:p>XXXXXX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8" office:value-type="string" calcext:value-type="string">
            <text:p>AA.117.1.001312/15-00</text:p>
          </table:table-cell>
          <table:table-cell table:style-name="ce12"/>
          <table:table-cell table:style-name="ce18" office:value-type="string" calcext:value-type="string">
            <text:p>SETRE – SECRETARIA DO TRABALHO E EMPREENDEDORISMO</text:p>
          </table:table-cell>
          <table:table-cell table:style-name="ce12"/>
          <table:table-cell table:style-name="ce25" office:value-type="string" calcext:value-type="string">
            <text:p>REVOGAR-2014062413361669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NÃO REVOGADO POR ESTARMOS SEM ACESSO AO SISTEMA ANTIG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8" office:value-type="string" calcext:value-type="string">
            <text:p>AA.117.1.000172/17-05</text:p>
          </table:table-cell>
          <table:table-cell table:style-name="ce12"/>
          <table:table-cell table:style-name="ce18" office:value-type="string" calcext:value-type="string">
            <text:p>VG – VICE-GOVERNADORIA DO ESTADO DO PIAUI</text:p>
          </table:table-cell>
          <table:table-cell table:style-name="ce12"/>
          <table:table-cell table:style-name="ce25" office:value-type="string" calcext:value-type="string">
            <text:p>MARGARETE DE CASTRO CO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2-01" calcext:value-type="date">
            <text:p>01/02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8" office:value-type="string" calcext:value-type="string">
            <text:p>AA.117.1.001306/15-42</text:p>
          </table:table-cell>
          <table:table-cell table:style-name="ce12"/>
          <table:table-cell table:style-name="ce18" office:value-type="string" calcext:value-type="string">
            <text:p>KARNAK – PALACIO DE KARNAK</text:p>
          </table:table-cell>
          <table:table-cell table:style-name="ce12"/>
          <table:table-cell table:style-name="ce25" office:value-type="string" calcext:value-type="string">
            <text:p>GOVERNO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O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ANTONIO RODRIGUES DE SOUSA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25" calcext:value-type="date">
            <text:p>2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REJANE TAVARES DA SILV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ANAIDE LOPES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DOMINGAS MENDES VIEIRA LE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FRANCIMAR LIMA DA COST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8" office:value-type="string" calcext:value-type="string">
            <text:p>AA.117.1.000851/15-70</text:p>
          </table:table-cell>
          <table:table-cell table:style-name="ce12"/>
          <table:table-cell table:style-name="ce18" office:value-type="string" calcext:value-type="string">
            <text:p>SEINFRA – SECRETARIA DA INFRAESTRUTURA</text:p>
          </table:table-cell>
          <table:table-cell table:style-name="ce12"/>
          <table:table-cell table:style-name="ce25" office:value-type="string" calcext:value-type="string">
            <text:p>SECRETARIA DA INFRAESTRUTUR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8" office:value-type="string" calcext:value-type="string">
            <text:p>AA.117.1.000775/15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AO FORTUNATO ZANOVEL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06" calcext:value-type="date">
            <text:p>06/05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8" office:value-type="string" calcext:value-type="string">
            <text:p>AA.117.1.000775/15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SERGIO PACHECO CASTELO BRANC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06" calcext:value-type="date">
            <text:p>06/05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8" office:value-type="string" calcext:value-type="string">
            <text:p>AA.117.1.000775/15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O ATAIDE COE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5-05-05" calcext:value-type="date">
            <text:p>05/05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8" office:value-type="string" calcext:value-type="string">
            <text:p>AA.117.1.010777/16-3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TA DE CASSIA MIRANDA FONTEL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8" office:value-type="string" calcext:value-type="string">
            <text:p>AA.117.1.010753/16-0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WELLINGTON DO REGO MONTEIRO SOBRAL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1-12" calcext:value-type="date">
            <text:p>12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RISTIDES PEREIRA DOS SAN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ARLOS WAGNER PEREIRA DANTA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LOVIS DE ABREU XIMEN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FRANCISCO MOREIRA DE SOUSA REIS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GILBERTO DE OLIVEIR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HELIO RODRIGUES DA CRUZ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CAETANO MELLO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JOSE TADEU XAVIER DE ALMEID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KARLA MARIA MAGALHAES NASCIMEN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E FATIMA ALENCA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O SOCORRO MARTINS DA ROC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NATERCIA MACEDO BAS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AIMUNDO AUGUSTO LIMA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RICARDO ALBERTO CAMPOS DE ANDRAD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SILVANA MARA SILVA MEL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VERONICA ALMEIDA DE DEU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WELLINGTON DO REGO MONTEIRO SOBRAL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LOYSIO DE ABREU LIMA NE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CECILIO BATISTA DOS SANT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NORBELINO DE CARVALHO E SILVA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THELMA DO NASCIMENTO LIMA FURTAD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8" office:value-type="string" calcext:value-type="string">
            <text:p>AA.117.1.000648/17-09</text:p>
          </table:table-cell>
          <table:table-cell table:style-name="ce12"/>
          <table:table-cell table:style-name="ce18" office:value-type="string" calcext:value-type="string">
            <text:p>COORDENADORIA DO PROGRAMA DE TECNOLOGIA E INOVACAO</text:p>
          </table:table-cell>
          <table:table-cell table:style-name="ce12"/>
          <table:table-cell table:style-name="ce25" office:value-type="string" calcext:value-type="string">
            <text:p>COORDENADORIA DO PROGRAMA DE TECNOLOGIA E INOVACAO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FALTA DOMÍNIO PARA CRIAÇÃO DE E-MAI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8" office:value-type="string" calcext:value-type="string">
            <text:p>AA.117.1.000648/17-09</text:p>
          </table:table-cell>
          <table:table-cell table:style-name="ce12"/>
          <table:table-cell table:style-name="ce18" office:value-type="string" calcext:value-type="string">
            <text:p>COORDENADORIA DO PROGRAMA DE TECNOLOGIA E INOVACAO</text:p>
          </table:table-cell>
          <table:table-cell table:style-name="ce12"/>
          <table:table-cell table:style-name="ce25" office:value-type="string" calcext:value-type="string">
            <text:p>AVELAR DE CASTRO FERREIR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FALTA DOMÍNIO PARA CRIAÇÃO DE E-MAI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8" office:value-type="string" calcext:value-type="string">
            <text:p>AA.117.1.000685/15-27</text:p>
          </table:table-cell>
          <table:table-cell table:style-name="ce12"/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12"/>
          <table:table-cell table:style-name="ce25" office:value-type="string" calcext:value-type="string">
            <text:p>SECRETARIA DE ADMINISTRAÇÃO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– NAO FOI EMITIDO E-CNPJ A3 POIS A AC RFB NAO EMITE E-CNPJ PARA FILIAL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8" office:value-type="string" calcext:value-type="string">
            <text:p>AA.117.1.000607/15-40</text:p>
          </table:table-cell>
          <table:table-cell table:style-name="ce12"/>
          <table:table-cell table:style-name="ce18" office:value-type="string" calcext:value-type="string">
            <text:p>DETRAN – DEPARTAMENTO ESTADUAL DE TRANSITO DO PIAUI</text:p>
          </table:table-cell>
          <table:table-cell table:style-name="ce12"/>
          <table:table-cell table:style-name="ce25" office:value-type="string" calcext:value-type="string">
            <text:p>JOSE RIBAMAR COELHO JUNIOR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8" office:value-type="string" calcext:value-type="string">
            <text:p>AA.117.1.000607/15-40</text:p>
          </table:table-cell>
          <table:table-cell table:style-name="ce12"/>
          <table:table-cell table:style-name="ce18" office:value-type="string" calcext:value-type="string">
            <text:p>DETRAN – DEPARTAMENTO ESTADUAL DE TRANSITO DO PIAUI</text:p>
          </table:table-cell>
          <table:table-cell table:style-name="ce12"/>
          <table:table-cell table:style-name="ce25" office:value-type="string" calcext:value-type="string">
            <text:p>CRISTIANA ARAGAO MARQU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8" office:value-type="string" calcext:value-type="string">
            <text:p>AA.117.1.000711/15-88</text:p>
          </table:table-cell>
          <table:table-cell table:style-name="ce12"/>
          <table:table-cell table:style-name="ce18" office:value-type="string" calcext:value-type="string">
            <text:p>CCOM – COORDENADORIA DE COMUNICACAO SOCIAL</text:p>
          </table:table-cell>
          <table:table-cell table:style-name="ce12"/>
          <table:table-cell table:style-name="ce25" office:value-type="string" calcext:value-type="string">
            <text:p>ROSANA MARIA PEREIRA D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8" office:value-type="string" calcext:value-type="string">
            <text:p>AA.117.1.000616/15-36</text:p>
          </table:table-cell>
          <table:table-cell table:style-name="ce12"/>
          <table:table-cell table:style-name="ce18" office:value-type="string" calcext:value-type="string">
            <text:p>SDR – SECRETARIA DE DESENVOLVIMENTO RURAL</text:p>
          </table:table-cell>
          <table:table-cell table:style-name="ce12"/>
          <table:table-cell table:style-name="ce25" office:value-type="string" calcext:value-type="string">
            <text:p>REVOGAR-201406241259130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NÃO REVOGADO POR ESTARMOS SEM ACESSO AO SISTEMA ANTIG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8" office:value-type="string" calcext:value-type="string">
            <text:p>AA.117.1.000667/15-44</text:p>
          </table:table-cell>
          <table:table-cell table:style-name="ce12"/>
          <table:table-cell table:style-name="ce18" office:value-type="string" calcext:value-type="string">
            <text:p>SEID – SECRETARIA ESTADUAL PARA INCLUSAO DA PESSOA COM DEFICENCIA</text:p>
          </table:table-cell>
          <table:table-cell table:style-name="ce12"/>
          <table:table-cell table:style-name="ce25" office:value-type="string" calcext:value-type="string">
            <text:p>FUNDO ESTADUAL DE DEFESA DOS DIREITOS DA PESSOA COM DEFICIENCI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8" office:value-type="string" calcext:value-type="string">
            <text:p>AA.117.1.000645/15-20</text:p>
          </table:table-cell>
          <table:table-cell table:style-name="ce12"/>
          <table:table-cell table:style-name="ce18" office:value-type="string" calcext:value-type="string">
            <text:p>SEDUC – SECRETARIA DE EDUCAÇÃO DO PIAUI</text:p>
          </table:table-cell>
          <table:table-cell table:style-name="ce12"/>
          <table:table-cell table:style-name="ce25" office:value-type="string" calcext:value-type="string">
            <text:p>REVOGAR-2014052612560417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NÃO REVOGADO POR ESTARMOS SEM ACESSO AO SISTEMA ANTIG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8" office:value-type="string" calcext:value-type="string">
            <text:p>AA.117.1.000005/17-31</text:p>
          </table:table-cell>
          <table:table-cell table:style-name="ce12"/>
          <table:table-cell table:style-name="ce18" office:value-type="string" calcext:value-type="string">
            <text:p>IMEPI – INSTITUTO DE METROLOGIA DO ESTADO DO PIAUI</text:p>
          </table:table-cell>
          <table:table-cell table:style-name="ce12"/>
          <table:table-cell table:style-name="ce25" office:value-type="string" calcext:value-type="string">
            <text:p>MAYCON DANYLO ARAUJO MONTEIRO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7-01-30" calcext:value-type="date">
            <text:p>30/01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8" office:value-type="string" calcext:value-type="string">
            <text:p>AA.117.1.010321/16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EMERSON MENESES BARRO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8" office:value-type="string" calcext:value-type="string">
            <text:p>AA.117.1.010321/16-13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AGEU ROCHA BARROS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8" office:value-type="string" calcext:value-type="string">
            <text:p>AA.117.1.000691/17-45</text:p>
          </table:table-cell>
          <table:table-cell table:style-name="ce12"/>
          <table:table-cell table:style-name="ce18" office:value-type="string" calcext:value-type="string">
            <text:p>JUCEPI – JUNTA COMERCIAL DO ESTADO</text:p>
          </table:table-cell>
          <table:table-cell table:style-name="ce12"/>
          <table:table-cell table:style-name="ce25" office:value-type="string" calcext:value-type="string">
            <text:p>LUIZ GONZAGA ROSADO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06" calcext:value-type="date">
            <text:p>06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8" office:value-type="string" calcext:value-type="string">
            <text:p>AA.117.1.000002/17-03</text:p>
          </table:table-cell>
          <table:table-cell table:style-name="ce12"/>
          <table:table-cell table:style-name="ce18" office:value-type="string" calcext:value-type="string">
            <text:p>CGE – CONTROLADORIA GERAL DO ESTADO DO PIAUI</text:p>
          </table:table-cell>
          <table:table-cell table:style-name="ce12"/>
          <table:table-cell table:style-name="ce25" office:value-type="string" calcext:value-type="string">
            <text:p>CONTROLADORIA GERAL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31" office:value-type="date" office:date-value="2017-03-10" calcext:value-type="date">
            <text:p>10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8" office:value-type="string" calcext:value-type="string">
            <text:p>AA.117.1.000734/17-64</text:p>
          </table:table-cell>
          <table:table-cell table:style-name="ce12"/>
          <table:table-cell table:style-name="ce18" office:value-type="string" calcext:value-type="string">
            <text:p>COORDENADORIA DO PROGRAMA DE EDUCACAO POR MEIO DE MEDIACOES TECNOLOGICA</text:p>
          </table:table-cell>
          <table:table-cell table:style-name="ce12"/>
          <table:table-cell table:style-name="ce25" office:value-type="string" calcext:value-type="string">
            <text:p>MARIO ANGELO DE MENESES SOUS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8" office:value-type="string" calcext:value-type="string">
            <text:p>AA.117.1.000735/17-77</text:p>
          </table:table-cell>
          <table:table-cell table:style-name="ce12"/>
          <table:table-cell table:style-name="ce18" office:value-type="string" calcext:value-type="string">
            <text:p>COORDENADORIA DO PROGRAMA DE EDUCACAO POR MEIO DE MEDIACOES TECNOLOGICA</text:p>
          </table:table-cell>
          <table:table-cell table:style-name="ce12"/>
          <table:table-cell table:style-name="ce25" office:value-type="string" calcext:value-type="string">
            <text:p>COORDENADORIA DO PROGRAMA DE EDUCACAO POR MEIO DE MEDIACOES TECNOLOGICA</text:p>
          </table:table-cell>
          <table:table-cell table:style-name="ce25" office:value-type="string" calcext:value-type="string">
            <text:p>PJ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8" office:value-type="string" calcext:value-type="string">
            <text:p>AA.117.1.000146/17-36</text:p>
          </table:table-cell>
          <table:table-cell table:style-name="ce12"/>
          <table:table-cell table:style-name="ce18" office:value-type="string" calcext:value-type="string">
            <text:p>HILP – HOSPITAL INFANTIL LUCIDIO PORTELA</text:p>
          </table:table-cell>
          <table:table-cell table:style-name="ce12"/>
          <table:table-cell table:style-name="ce25" office:value-type="string" calcext:value-type="string">
            <text:p>HOSPITAL INFANTIL LUCIDIO PORTEL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INDEFERIDO – A AR ATI-PI NÃO EMITE CERTIFICADO DIGITAL PARA FILIAL.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8" office:value-type="string" calcext:value-type="string">
            <text:p>AA.117.1.000177/17-46</text:p>
          </table:table-cell>
          <table:table-cell table:style-name="ce12"/>
          <table:table-cell table:style-name="ce18" office:value-type="string" calcext:value-type="string">
            <text:p>HILP – HOSPITAL INFANTIL LUCIDIO PORTELA</text:p>
          </table:table-cell>
          <table:table-cell table:style-name="ce12"/>
          <table:table-cell table:style-name="ce25" office:value-type="string" calcext:value-type="string">
            <text:p>VINICIUS PONTES DO NASCIMENT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8" calcext:value-type="date">
            <text:p>28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8" office:value-type="string" calcext:value-type="string">
            <text:p>AA.117.1.000177/17-46</text:p>
          </table:table-cell>
          <table:table-cell table:style-name="ce12"/>
          <table:table-cell table:style-name="ce18" office:value-type="string" calcext:value-type="string">
            <text:p>HILP – HOSPITAL INFANTIL LUCIDIO PORTELA</text:p>
          </table:table-cell>
          <table:table-cell table:style-name="ce12"/>
          <table:table-cell table:style-name="ce25" office:value-type="string" calcext:value-type="string">
            <text:p>ATAELSON SOUSA DE CARVA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AGUARDANDO RETORNO DE CONTATO TELEFONICO PARA AGENDAMENT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8" office:value-type="string" calcext:value-type="string">
            <text:p>AA.117.1.000224/17-08</text:p>
          </table:table-cell>
          <table:table-cell table:style-name="ce12"/>
          <table:table-cell table:style-name="ce18" office:value-type="string" calcext:value-type="string">
            <text:p>HETNB – HOSPITAL ESTADUAL TERESINHA NUNES DE BARROS</text:p>
          </table:table-cell>
          <table:table-cell table:style-name="ce12"/>
          <table:table-cell table:style-name="ce25" office:value-type="string" calcext:value-type="string">
            <text:p>MARIA SANTANA DE SOUSA ANDRADE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3-22" calcext:value-type="date">
            <text:p>22/03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GISELA MENDES LOPE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SHEILA DE ANDRADE FERREIR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FONSO LIMA CRUZ JUNIOR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LEXANDRE CHRISTIAN DE JESUS NOLET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LVARO FRANCISCO CAVALCANTE MONTEIR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17" calcext:value-type="date">
            <text:p>17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LYNNE PATRICIO DE ALMEIDA SANTO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CAROLINA DE FREITAS TAPETY MACHAD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CRISTINA CARREIRO DE MEL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KEYLA FERREIRA DA SILVA PAILLARD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PATRICIA PAES LANDIM SALH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PAULA PASSOS MATTOS MOREIR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A TERESA RIBEIRO DA SILVEIR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ANDREA DE JESUS CARVALH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8" office:value-type="string" calcext:value-type="string">
            <text:p>AA.117.1.000364/17-02</text:p>
          </table:table-cell>
          <table:table-cell table:style-name="ce12"/>
          <table:table-cell table:style-name="ce18" office:value-type="string" calcext:value-type="string">
            <text:p>IDTNP – INSTITUTO DE DOENCAS TROPICAIS NATAN PORTELA</text:p>
          </table:table-cell>
          <table:table-cell table:style-name="ce12"/>
          <table:table-cell table:style-name="ce25" office:value-type="string" calcext:value-type="string">
            <text:p>MARIA DAS DORES ROCHA RODRIGUE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AGUARDANDO AQUISIÇÃO DE TOKEN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8" office:value-type="string" calcext:value-type="string">
            <text:p>AA.117.1.000579/17-23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FRANCISCO DE OLIVEIRA ARAUJ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18" calcext:value-type="date">
            <text:p>18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8" office:value-type="string" calcext:value-type="string">
            <text:p>AA.117.1.000579/17-23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ZILMA MARIA DE BRITO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19" calcext:value-type="date">
            <text:p>19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8" office:value-type="string" calcext:value-type="string">
            <text:p>AA.117.1.000598/17-19</text:p>
          </table:table-cell>
          <table:table-cell table:style-name="ce12"/>
          <table:table-cell table:style-name="ce18" office:value-type="string" calcext:value-type="string">
            <text:p>HEDC – HOSPITAL ESTADUAL DOMINGOS CHAVES</text:p>
          </table:table-cell>
          <table:table-cell table:style-name="ce12"/>
          <table:table-cell table:style-name="ce25" office:value-type="string" calcext:value-type="string">
            <text:p>CELENE <text:s/>MARIA MORAES FONTENELE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18" calcext:value-type="date">
            <text:p>18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JOAO CASTELO BRANCO DE VASCONCELOS NET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 office:value-type="string" calcext:value-type="string">
            <text:p>CERTIFICADO EMITIDO EM 2016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OSA MENDES VIANA FORMIG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ILENE BRANDAO LIM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AFIRMOU POSSUIR CERTIFICADO DIGITAL VAL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 office:value-type="string" calcext:value-type="string">
            <text:p>CERTIFICADO EMITIDO EM 2016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8" office:value-type="string" calcext:value-type="string">
            <text:p>AA.117.1.000399/17-4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JULIETA SAMPAIO NEVES AIRE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8" office:value-type="string" calcext:value-type="string">
            <text:p>AA.117.1.000213/17-09</text:p>
          </table:table-cell>
          <table:table-cell table:style-name="ce12"/>
          <table:table-cell table:style-name="ce18" office:value-type="string" calcext:value-type="string">
            <text:p>SEMINPER – SECRETARIA DE MINERACAO PETROLE E ENERGIAS RENOVAVEIS</text:p>
          </table:table-cell>
          <table:table-cell table:style-name="ce12"/>
          <table:table-cell table:style-name="ce25" office:value-type="string" calcext:value-type="string">
            <text:p>SECRETARIA DE MINERACAO PETROLE E ENERGIAS RENOVAVEIS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date" office:date-value="2017-02-07" calcext:value-type="date">
            <text:p>07/02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8" office:value-type="string" calcext:value-type="string">
            <text:p>AA.117.1.000284/17-02</text:p>
          </table:table-cell>
          <table:table-cell table:style-name="ce12"/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12"/>
          <table:table-cell table:style-name="ce25" table:number-columns-repeated="2"/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8" office:value-type="string" calcext:value-type="string">
            <text:p>AA.117.1.000259/17-59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PATRICIA FERREIRA MONTE FEITOSA 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8" office:value-type="string" calcext:value-type="string">
            <text:p>AA.117.1.000259/17-59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CARLA SAMARA MARTINS FERNANDE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8" office:value-type="string" calcext:value-type="string">
            <text:p>AA.117.1.000441/17-69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WENDEL DAMASCENO SOUS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8" office:value-type="string" calcext:value-type="string">
            <text:p>AA.117.1.000441/17-69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MARCELO MOITA PIEROT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8" office:value-type="string" calcext:value-type="string">
            <text:p>AA.117.1.000086/17-47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ARCIO RUFINO DE HOLAND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8" office:value-type="string" calcext:value-type="string">
            <text:p>AA.117.1.000086/17-47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FABRICIO MARCIO DE CASTRO ARAUJ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8" office:value-type="string" calcext:value-type="string">
            <text:p>AA.117.1.000376/17-1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PAULO HENRIQUE RIBEIRO ROCH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8" office:value-type="string" calcext:value-type="string">
            <text:p>AA.117.1.000104/17-1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KARLA CIBELE SILVA TELES M ANDRADE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8" office:value-type="string" calcext:value-type="string">
            <text:p>AA.117.1.000104/17-1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SARA VIEIRA MIRANDA LAGES CAVALCANTI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8" office:value-type="string" calcext:value-type="string">
            <text:p>AA.117.1.000124/17-12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CRISANTO PIMENTEL ALVES PEREIRA 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8" office:value-type="string" calcext:value-type="string">
            <text:p>AA.117.1.000124/17-12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IVANOVICK FEITOSA DIAS PINHEIR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8" office:value-type="string" calcext:value-type="string">
            <text:p>AA.117.1.000124/17-12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LUDMILLA MARIA REIS PAES LANDIM MOREIRA REG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8" office:value-type="string" calcext:value-type="string">
            <text:p>AA.117.1.000169/17-62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MARCELO MOITA PIEROT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JOAO CASTELO BRANCO DE VASCONCELOS NET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ROSA MENDES VIANA FORMIG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ILENE BRANDAO LIM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8" office:value-type="string" calcext:value-type="string">
            <text:p>AA.117.1.000400/17-50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KAROLYNE DUARTE CHAVES ELLERY BARREIR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8" office:value-type="string" calcext:value-type="string">
            <text:p>AA.117.1.000723/17-52</text:p>
          </table:table-cell>
          <table:table-cell table:style-name="ce12"/>
          <table:table-cell table:style-name="ce18" office:value-type="string" calcext:value-type="string">
            <text:p>SEPLAN – SECRETARIA DO PLANEJAMENTO</text:p>
          </table:table-cell>
          <table:table-cell table:style-name="ce12"/>
          <table:table-cell table:style-name="ce25" office:value-type="string" calcext:value-type="string">
            <text:p>CARMEM VERONICA DA S.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25" calcext:value-type="date">
            <text:p>25/04/2017</text:p>
          </table:table-cell>
          <table:table-cell table:style-name="ce38" office:value-type="string" calcext:value-type="string">
            <text:p>EM ANDMA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8" office:value-type="string" calcext:value-type="string">
            <text:p>AA.117.1.000791/17-30</text:p>
          </table:table-cell>
          <table:table-cell table:style-name="ce12"/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12"/>
          <table:table-cell table:style-name="ce25" office:value-type="string" calcext:value-type="string">
            <text:p>COORDENADORIA DO PROGRAMA DE MODERNIZAÇÃO E QUALIFICAÇAO DE EMPREENDIMENTOS PUBLICOS</text:p>
          </table:table-cell>
          <table:table-cell table:style-name="ce25" office:value-type="string" calcext:value-type="string">
            <text:p>PJ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8" office:value-type="string" calcext:value-type="string">
            <text:p>AA.117.1.000791/17-30</text:p>
          </table:table-cell>
          <table:table-cell table:style-name="ce12"/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12"/>
          <table:table-cell table:style-name="ce25" office:value-type="string" calcext:value-type="string">
            <text:p>MARCOS VINICIUS CUNHA DIA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8" office:value-type="string" calcext:value-type="string">
            <text:p>AA.117.1.000791/17-30</text:p>
          </table:table-cell>
          <table:table-cell table:style-name="ce12"/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12"/>
          <table:table-cell table:style-name="ce25" office:value-type="string" calcext:value-type="string">
            <text:p>FRANCISCO EDVAN DA SILV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8" office:value-type="string" calcext:value-type="string">
            <text:p>AA.117.1.000022/17-01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FERNANDO DO NASCIMENTO ROC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5-11" calcext:value-type="date">
            <text:p>11/05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8" office:value-type="string" calcext:value-type="string">
            <text:p>AA.117.1.000331/17-74</text:p>
          </table:table-cell>
          <table:table-cell table:style-name="ce12"/>
          <table:table-cell table:style-name="ce18" office:value-type="string" calcext:value-type="string">
            <text:p>DPG – DEFENSORIA PUBLICA DO ESTADO DO PIAUI</text:p>
          </table:table-cell>
          <table:table-cell table:style-name="ce12"/>
          <table:table-cell table:style-name="ce25" office:value-type="string" calcext:value-type="string">
            <text:p>MARIA TERESA DE ALBUQUERQUE SOARES ANTUNES CORREI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5-10" calcext:value-type="date">
            <text:p>10/05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8" office:value-type="string" calcext:value-type="string">
            <text:p>AA.117.1.000203/17-00</text:p>
          </table:table-cell>
          <table:table-cell table:style-name="ce12"/>
          <table:table-cell table:style-name="ce18" office:value-type="string" calcext:value-type="string">
            <text:p>SSP – SECRETARIA DE SEGURANCA PUBLICA</text:p>
          </table:table-cell>
          <table:table-cell table:style-name="ce12"/>
          <table:table-cell table:style-name="ce25" office:value-type="string" calcext:value-type="string">
            <text:p>RIEDEL BATISTA DOS SANTOS REINALD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2-02" calcext:value-type="date">
            <text:p>02/02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8" office:value-type="string" calcext:value-type="string">
            <text:p>AA.117.1.000229/17-51</text:p>
          </table:table-cell>
          <table:table-cell table:style-name="ce12"/>
          <table:table-cell table:style-name="ce18" office:value-type="string" calcext:value-type="string">
            <text:p>IV COORDENAÇÃO REGIONAL DE SAÚDE / SESAPI</text:p>
          </table:table-cell>
          <table:table-cell table:style-name="ce12"/>
          <table:table-cell table:style-name="ce25" office:value-type="string" calcext:value-type="string">
            <text:p>DANIELLE CRONEMBERGER FERRAZ VIDIGAL SANTO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8" office:value-type="string" calcext:value-type="string">
            <text:p>SEFAZ – SECRETARIA DE ESTADO DA FAZENDA DO ESTADO DO PIAUI</text:p>
          </table:table-cell>
          <table:table-cell table:style-name="ce12"/>
          <table:table-cell table:style-name="ce25" office:value-type="string" calcext:value-type="string">
            <text:p>MARIA DO SOCORRO MARTINS DA ROCH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5-16" calcext:value-type="date">
            <text:p>16/05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8" office:value-type="string" calcext:value-type="string">
            <text:p>AA.117.1.000103/17-01</text:p>
          </table:table-cell>
          <table:table-cell table:style-name="ce12"/>
          <table:table-cell table:style-name="ce18" office:value-type="string" calcext:value-type="string">
            <text:p>SEDEC – SECRETARIA DE ESTADO DA DEFESA CIVIL</text:p>
          </table:table-cell>
          <table:table-cell table:style-name="ce12"/>
          <table:table-cell table:style-name="ce25" office:value-type="string" calcext:value-type="string">
            <text:p>HELIO ISAIAS DA SILV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8" office:value-type="string" calcext:value-type="string">
            <text:p>AA.117.1.000103/17-01</text:p>
          </table:table-cell>
          <table:table-cell table:style-name="ce12"/>
          <table:table-cell table:style-name="ce18" office:value-type="string" calcext:value-type="string">
            <text:p>SEDEC – SECRETARIA DE ESTADO DA DEFESA CIVIL</text:p>
          </table:table-cell>
          <table:table-cell table:style-name="ce12"/>
          <table:table-cell table:style-name="ce25" office:value-type="string" calcext:value-type="string">
            <text:p>LIGIA RAQUEL DA FONSECA BATIST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8" office:value-type="string" calcext:value-type="string">
            <text:p>AA.117.1.000590/17-47</text:p>
          </table:table-cell>
          <table:table-cell table:style-name="ce12"/>
          <table:table-cell table:style-name="ce18" office:value-type="string" calcext:value-type="string">
            <text:p>CCOM – COORDENADORIA DE COMUNICACAO SOCIAL</text:p>
          </table:table-cell>
          <table:table-cell table:style-name="ce12"/>
          <table:table-cell table:style-name="ce25" office:value-type="string" calcext:value-type="string">
            <text:p>JOAO RODRIGUES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8" office:value-type="string" calcext:value-type="string">
            <text:p>AA.117.1.000590/17-47</text:p>
          </table:table-cell>
          <table:table-cell table:style-name="ce12"/>
          <table:table-cell table:style-name="ce18" office:value-type="string" calcext:value-type="string">
            <text:p>CCOM – COORDENADORIA DE COMUNICACAO SOCIAL</text:p>
          </table:table-cell>
          <table:table-cell table:style-name="ce12"/>
          <table:table-cell table:style-name="ce25" office:value-type="string" calcext:value-type="string">
            <text:p>PAULO CESAR MENESES DE SOUS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8" office:value-type="string" calcext:value-type="string">
            <text:p>AA.117.1.000175/17-20</text:p>
          </table:table-cell>
          <table:table-cell table:style-name="ce12"/>
          <table:table-cell table:style-name="ce18" office:value-type="string" calcext:value-type="string">
            <text:p>HEMOPI – CENTRO DE HEMATOLOGIA E HEMOTERAPIA DO PAIUI</text:p>
          </table:table-cell>
          <table:table-cell table:style-name="ce12"/>
          <table:table-cell table:style-name="ce25" office:value-type="string" calcext:value-type="string">
            <text:p>JURANDIR MARTINS DOS SANTOS FILHO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2-21" calcext:value-type="date">
            <text:p>21/02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8" office:value-type="string" calcext:value-type="string">
            <text:p>AA.117.1.000175/17-20</text:p>
          </table:table-cell>
          <table:table-cell table:style-name="ce12"/>
          <table:table-cell table:style-name="ce18" office:value-type="string" calcext:value-type="string">
            <text:p>HEMOPI – CENTRO DE HEMATOLOGIA E HEMOTERAPIA DO PAIUI</text:p>
          </table:table-cell>
          <table:table-cell table:style-name="ce12"/>
          <table:table-cell table:style-name="ce25" office:value-type="string" calcext:value-type="string">
            <text:p>JOSINO MARQUES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2-20" calcext:value-type="date">
            <text:p>20/02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8" office:value-type="string" calcext:value-type="string">
            <text:p>AA.117.1.000873/17-43</text:p>
          </table:table-cell>
          <table:table-cell table:style-name="ce12"/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12"/>
          <table:table-cell table:style-name="ce25" office:value-type="string" calcext:value-type="string">
            <text:p>FRANCISCA MARIA CLARA DA COST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date" office:date-value="2017-05-17" calcext:value-type="date">
            <text:p>17/05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8" office:value-type="string" calcext:value-type="string">
            <text:p>AA.117.1.000393/17-94</text:p>
          </table:table-cell>
          <table:table-cell table:style-name="ce12"/>
          <table:table-cell table:style-name="ce18" office:value-type="string" calcext:value-type="string">
            <text:p>CMTP – COMPANHIA METROPOLITANA DE TRANSPORTES PUBLICOS</text:p>
          </table:table-cell>
          <table:table-cell table:style-name="ce12"/>
          <table:table-cell table:style-name="ce25" office:value-type="string" calcext:value-type="string">
            <text:p>ANTONIO LUIZ CRONEMBERGER 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8" office:value-type="string" calcext:value-type="string">
            <text:p>AA.117.1.000393/17-94</text:p>
          </table:table-cell>
          <table:table-cell table:style-name="ce12"/>
          <table:table-cell table:style-name="ce18" office:value-type="string" calcext:value-type="string">
            <text:p>CMTP – COMPANHIA METROPOLITANA DE TRANSPORTES PUBLICOS</text:p>
          </table:table-cell>
          <table:table-cell table:style-name="ce12"/>
          <table:table-cell table:style-name="ce25" office:value-type="string" calcext:value-type="string">
            <text:p>JOSE MARIA GOMES BEZERR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8" office:value-type="string" calcext:value-type="string">
            <text:p>AA.117.1.000393/17-94</text:p>
          </table:table-cell>
          <table:table-cell table:style-name="ce12"/>
          <table:table-cell table:style-name="ce18" office:value-type="string" calcext:value-type="string">
            <text:p>CMTP – COMPANHIA METROPOLITANA DE TRANSPORTES PUBLICOS</text:p>
          </table:table-cell>
          <table:table-cell table:style-name="ce12"/>
          <table:table-cell table:style-name="ce25" office:value-type="string" calcext:value-type="string">
            <text:p>COMPANHIA METROPOLITANA DE TRANSPORTES PUBLICOS</text:p>
          </table:table-cell>
          <table:table-cell table:style-name="ce25" office:value-type="string" calcext:value-type="string">
            <text:p>PJ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8" office:value-type="string" calcext:value-type="string">
            <text:p>AA.117.1.000396/17-12</text:p>
          </table:table-cell>
          <table:table-cell table:style-name="ce12"/>
          <table:table-cell table:style-name="ce18" office:value-type="string" calcext:value-type="string">
            <text:p>14BPMPI – 14 BATALHAO POLICIA MILITAR DO PIAUI</text:p>
          </table:table-cell>
          <table:table-cell table:style-name="ce12"/>
          <table:table-cell table:style-name="ce25" office:value-type="string" calcext:value-type="string">
            <text:p>JORGE PEREIRA DOS SANTOS NET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8" office:value-type="string" calcext:value-type="string">
            <text:p>AA.117.1.000076/17-48</text:p>
          </table:table-cell>
          <table:table-cell table:style-name="ce12"/>
          <table:table-cell table:style-name="ce18" office:value-type="string" calcext:value-type="string">
            <text:p>CIPTUR – COMPANHIA INDEPENDENTE DE POLICIAMENTO TURISTICO AJUDANCIA</text:p>
          </table:table-cell>
          <table:table-cell table:style-name="ce12"/>
          <table:table-cell table:style-name="ce25" office:value-type="string" calcext:value-type="string">
            <text:p>ANTONIO PACIFICO DE CASTRO NET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8" office:value-type="string" calcext:value-type="string">
            <text:p>AA.117.1.000164/17-19</text:p>
          </table:table-cell>
          <table:table-cell table:style-name="ce12"/>
          <table:table-cell table:style-name="ce18" office:value-type="string" calcext:value-type="string">
            <text:p>7BPMPI – 07 BATALHAO DE POLICIA MILITAR DO PIAUI</text:p>
          </table:table-cell>
          <table:table-cell table:style-name="ce12"/>
          <table:table-cell table:style-name="ce25" office:value-type="string" calcext:value-type="string">
            <text:p>MARCOS ANTONIO HORTENCIO SANTOS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8" office:value-type="string" calcext:value-type="string">
            <text:p>AA.117.1.000244/17-06</text:p>
          </table:table-cell>
          <table:table-cell table:style-name="ce12"/>
          <table:table-cell table:style-name="ce18" office:value-type="string" calcext:value-type="string">
            <text:p>19BPMPI – 19 BATALHAO DE POLICIA MILITAR DO PIAUI</text:p>
          </table:table-cell>
          <table:table-cell table:style-name="ce12"/>
          <table:table-cell table:style-name="ce25" office:value-type="string" calcext:value-type="string">
            <text:p>EVANDRO GOMES DE OLIVEIR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8" office:value-type="string" calcext:value-type="string">
            <text:p>AA.117.1.000245/17-19 </text:p>
          </table:table-cell>
          <table:table-cell table:style-name="ce12"/>
          <table:table-cell table:style-name="ce18" office:value-type="string" calcext:value-type="string">
            <text:p>12BPMPI – 12 BATALHAO DE POLICIA MILITAR DO PIAUI</text:p>
          </table:table-cell>
          <table:table-cell table:style-name="ce12"/>
          <table:table-cell table:style-name="ce25" office:value-type="string" calcext:value-type="string">
            <text:p>ERISVALDO VIANA LIM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8" office:value-type="string" calcext:value-type="string">
            <text:p>AA.117.1.000248/17-47</text:p>
          </table:table-cell>
          <table:table-cell table:style-name="ce12"/>
          <table:table-cell table:style-name="ce18" office:value-type="string" calcext:value-type="string">
            <text:p>15BPMPI – 15 BATALHAO DE POLICIA MILITAR DO PIAUI</text:p>
          </table:table-cell>
          <table:table-cell table:style-name="ce12"/>
          <table:table-cell table:style-name="ce25" office:value-type="string" calcext:value-type="string">
            <text:p>ETEVALDO ALVES DA SILVA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8" office:value-type="string" calcext:value-type="string">
            <text:p>AA.117.1.000190/17-85</text:p>
          </table:table-cell>
          <table:table-cell table:style-name="ce12"/>
          <table:table-cell table:style-name="ce18" office:value-type="string" calcext:value-type="string">
            <text:p>04BPMPI – 04 BATALHAO DE POLICIA MILITAR DO PIAUI</text:p>
          </table:table-cell>
          <table:table-cell table:style-name="ce12"/>
          <table:table-cell table:style-name="ce25" office:value-type="string" calcext:value-type="string">
            <text:p>EDWALDO VIANA LIMA</text:p>
          </table:table-cell>
          <table:table-cell table:style-name="ce25" office:value-type="string" calcext:value-type="string">
            <text:p>PF-1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8" office:value-type="string" calcext:value-type="string">
            <text:p>AA.117.1.000951/17-15</text:p>
          </table:table-cell>
          <table:table-cell table:style-name="ce12"/>
          <table:table-cell table:style-name="ce18" office:value-type="string" calcext:value-type="string">
            <text:p>MP – MINISTERIO PUBLICO DO ESTADO DO PIAUI </text:p>
          </table:table-cell>
          <table:table-cell table:style-name="ce12"/>
          <table:table-cell table:style-name="ce25" office:value-type="string" calcext:value-type="string">
            <text:p>ALIPIO DE SANTANA RIBEIRO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8" office:value-type="string" calcext:value-type="string">
            <text:p>AA.117.1.000911/17-19</text:p>
          </table:table-cell>
          <table:table-cell table:style-name="ce12"/>
          <table:table-cell table:style-name="ce18" office:value-type="string" calcext:value-type="string">
            <text:p>PGE – PROCURADORIA GERAL DO ESTADO DO PIAUI</text:p>
          </table:table-cell>
          <table:table-cell table:style-name="ce12"/>
          <table:table-cell table:style-name="ce25" office:value-type="string" calcext:value-type="string">
            <text:p>LVIO CARVALHO BONFIM</text:p>
          </table:table-cell>
          <table:table-cell table:style-name="ce25" office:value-type="string" calcext:value-type="string">
            <text:p>PF-A3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8" office:value-type="string" calcext:value-type="string">
            <text:p>AA.117.1.001070/17-73</text:p>
          </table:table-cell>
          <table:table-cell table:style-name="ce12" office:value-type="string" calcext:value-type="string">
            <text:p>01488499000190</text:p>
          </table:table-cell>
          <table:table-cell table:style-name="ce18" office:value-type="string" calcext:value-type="string">
            <text:p>CONSELHO ESCOLAR DA UNIDADE ESCOLAR FIRMA SOBREIRA</text:p>
          </table:table-cell>
          <table:table-cell table:style-name="ce12" office:value-type="string" calcext:value-type="string">
            <text:p>01488499000190</text:p>
          </table:table-cell>
          <table:table-cell table:style-name="ce18" office:value-type="string" calcext:value-type="string">
            <text:p>CONSELHO ESCOLAR DA UNIDADE ESCOLAR FIRMA SOBREIRA</text:p>
          </table:table-cell>
          <table:table-cell table:style-name="ce25" office:value-type="string" calcext:value-type="string">
            <text:p>PJ-A3</text:p>
          </table:table-cell>
          <table:table-cell table:style-name="ce31" office:value-type="string" calcext:value-type="string">
            <text:p>DEVOLVIDO</text:p>
          </table:table-cell>
          <table:table-cell table:style-name="ce38" office:value-type="string" calcext:value-type="string">
            <text:p>DEVOLVIDO</text:p>
          </table:table-cell>
          <table:table-cell table:style-name="ce25" office:value-type="string" calcext:value-type="string">
            <text:p>ENCAMINHADO COM SOLICITAÇÃO À SECRETÁRIA POR ISSO FOI DEVOLV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8" office:value-type="string" calcext:value-type="string">
            <text:p>AA.117.1.001070/17-73</text:p>
          </table:table-cell>
          <table:table-cell table:style-name="ce12" office:value-type="string" calcext:value-type="string">
            <text:p>01488499000190</text:p>
          </table:table-cell>
          <table:table-cell table:style-name="ce18" office:value-type="string" calcext:value-type="string">
            <text:p>CONSELHO ESCOLAR DA UNIDADE ESCOLAR FIRMA SOBREIRA</text:p>
          </table:table-cell>
          <table:table-cell table:style-name="ce12" office:value-type="string" calcext:value-type="string">
            <text:p>34283200344</text:p>
          </table:table-cell>
          <table:table-cell table:style-name="ce25" office:value-type="string" calcext:value-type="string">
            <text:p>MARILENA MARIA TEIXEIRA SILVA</text:p>
          </table:table-cell>
          <table:table-cell table:style-name="ce25" office:value-type="string" calcext:value-type="string">
            <text:p>PF-A3</text:p>
          </table:table-cell>
          <table:table-cell table:style-name="ce31" office:value-type="string" calcext:value-type="string">
            <text:p>DEVOLVIDO</text:p>
          </table:table-cell>
          <table:table-cell table:style-name="ce38" office:value-type="string" calcext:value-type="string">
            <text:p>DEVOLVIDO</text:p>
          </table:table-cell>
          <table:table-cell table:style-name="ce25" office:value-type="string" calcext:value-type="string">
            <text:p>ENCAMINHADO COM SOLICITAÇÃO À SECRETÁRIA POR ISSO FOI DEVOLVIDO</text:p>
          </table:table-cell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8" office:value-type="string" calcext:value-type="string">
            <text:p>AA.117.1.001131/17-75</text:p>
          </table:table-cell>
          <table:table-cell table:style-name="ce12"/>
          <table:table-cell table:style-name="ce18" office:value-type="string" calcext:value-type="string">
            <text:p>MPPI – MINISTÉRIO PUBLICO DO ESTADO DO PIAUI</text:p>
          </table:table-cell>
          <table:table-cell table:style-name="ce12" office:value-type="float" office:value="74655655887" calcext:value-type="float">
            <text:p>74655655887</text:p>
          </table:table-cell>
          <table:table-cell table:style-name="ce25" office:value-type="string" calcext:value-type="string">
            <text:p>CEZARIO DE SOUZA CAVALCANTE NETO</text:p>
          </table:table-cell>
          <table:table-cell table:style-name="ce25" office:value-type="string" calcext:value-type="string">
            <text:p>PF-A1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8" office:value-type="string" calcext:value-type="string">
            <text:p>AA.117.1.001131/17-75</text:p>
          </table:table-cell>
          <table:table-cell table:style-name="ce12"/>
          <table:table-cell table:style-name="ce18" office:value-type="string" calcext:value-type="string">
            <text:p>MPPI – MINISTÉRIO PUBLICO DO ESTADO DO PIAUI</text:p>
          </table:table-cell>
          <table:table-cell table:style-name="ce12" office:value-type="float" office:value="306645190" calcext:value-type="float">
            <text:p>306645190</text:p>
          </table:table-cell>
          <table:table-cell table:style-name="ce25" office:value-type="string" calcext:value-type="string">
            <text:p>MACIEL FERREIRA LIMA</text:p>
          </table:table-cell>
          <table:table-cell table:style-name="ce25" office:value-type="string" calcext:value-type="string">
            <text:p>PF-A1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8" office:value-type="string" calcext:value-type="string">
            <text:p>AA.117.1.001079/17-58</text:p>
          </table:table-cell>
          <table:table-cell table:style-name="ce12"/>
          <table:table-cell table:style-name="ce18" office:value-type="string" calcext:value-type="string">
            <text:p>INTERPI - INSTITUTO DE TERRAS DO PIAUI</text:p>
          </table:table-cell>
          <table:table-cell table:style-name="ce12"/>
          <table:table-cell table:style-name="ce25" office:value-type="string" calcext:value-type="string">
            <text:p>INSTITUTO DE TERRAS DO PIAUI</text:p>
          </table:table-cell>
          <table:table-cell table:style-name="ce25" office:value-type="string" calcext:value-type="string">
            <text:p>PJ-A3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1" calcext:value-type="float">
            <text:p>110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5" calcext:value-type="float">
            <text:p>110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6" calcext:value-type="float">
            <text:p>1126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30" calcext:value-type="float">
            <text:p>1130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8"/>
          <table:table-cell table:style-name="ce12"/>
          <table:table-cell table:style-name="ce18"/>
          <table:table-cell table:style-name="ce12"/>
          <table:table-cell table:style-name="ce25" table:number-columns-repeated="2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11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10"/>
          <table:table-cell table:style-name="ce13"/>
          <table:table-cell table:style-name="ce20"/>
          <table:table-cell table:style-name="ce13"/>
          <table:table-cell table:style-name="ce27" table:number-columns-repeated="2"/>
          <table:table-cell table:style-name="ce33"/>
          <table:table-cell table:style-name="ce39"/>
          <table:table-cell table:style-name="ce27"/>
          <table:table-cell table:style-name="ce3" table:number-columns-repeated="1003"/>
          <table:table-cell table:number-columns-repeated="11"/>
        </table:table-row>
        <table:table-row table:style-name="ro1" table:number-rows-repeated="65199">
          <table:table-cell table:style-name="ce3"/>
          <table:table-cell table:style-name="ce11"/>
          <table:table-cell table:style-name="ce3" table:number-columns-repeated="5"/>
          <table:table-cell table:style-name="ce34"/>
          <table:table-cell table:style-name="ce3" table:number-columns-repeated="1005"/>
          <table:table-cell table:number-columns-repeated="11"/>
        </table:table-row>
        <table:table-row table:style-name="ro1" table:number-rows-repeated="9822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eral.A1:Geral.J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date-style style:name="N10107" number:language="pt" number:country="BR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08:56:45.43569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meta:editing-cycles>3</meta:editing-cycles>
    <meta:editing-duration>PT5H28M12S</meta:editing-duration>
    <meta:creation-date>2017-08-04T08:52:41.586000000</meta:creation-date>
    <dc:date>2017-08-04T16:12:36.657818000</dc:date>
    <meta:document-statistic meta:table-count="1" meta:cell-count="5971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